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2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克里米亚，占领者出售房地产</text:span>
</text:h>
      <text:p text:style-name="P4">
作者: ['АРМІЯINFORM']</text:p>
      <text:p text:style-name="P4">
时间: 2023-03-26T55:00:00-04:00</text:p>
      <text:p text:style-name="P4">
描述: 在Dani Gur Mou的背后，Rosiska在Pivostrovi Progunina Duzhina Duzh上指挥着乌克兰2022年与乌克兰的战争，今日与乌克兰的最新新闻，与乌克兰的新闻战争，今天与乌克兰的新闻战争最后一次，乌克兰和俄罗斯之间的战争将会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3/70ec95b-krym-nerukhomist-xl-800x357-1.jpg" text:style-name="Internet_20_link" text:visited-style-name="Visited_20_Internet_20_Link">
70ec95b-krym-nerukhomist-xl-800x357-1.jpg</text:a>
']</text:p>
      <text:p text:style-name="P4">
标签: ['STOPRUSSIA', 'АГРЕСІЯ РФ', 'ВТОРГНЕННЯ РФ', 'КРИМ']</text:p>
      <text:p text:style-name="P4">
类别: News</text:p>
      <!--METADATA-->
      <text:p text:style-name="P4">
<draw:frame draw:style-name="fr1" draw:name="Image2" text:anchor-type="as-char" svg:width="6.9236in" svg:height="3.089657in" draw:z-index="0">
<draw:image xlink:href="../Images/AРМІЯINFORM/2023-03-26T55-00-00-04-00/70ec95b-krym-nerukhomist-xl-800x357-1.jpg" xlink:type="simple" xlink:show="embed" xlink:actuate="onLoad" draw:mime-type="image/jpeg"/>
</draw:frame>
说明性照片</text:p>
      <text:p text:style-name="P4">
根据Gur Mou的说法，俄罗斯在半岛和占领政府的指挥官非常积极地出售房地产并将其家人从克里米亚出口。</text:p>
      <text:p text:style-name="P4">
关于它<text:a xlink:type="simple" xlink:href="https://minre.gov.ua/2023/03/25/v-krymu-okupanty-rozprodayut-neruhomist/" text:style-name="Internet_20_link" text:visited-style-name="Visited_20_Internet_20_Link">
报告</text:a>
乌克兰暂时划定领土的重返社会部。</text:p>
      <ul>
        <li>
市场上的房地产报价急剧提高已导致克里米亚房地产价格大幅下降，这是消息读到的</li>
      </ul>
      <text:p text:style-name="P4">
News Source: <text:a xlink:type="simple" xlink:href="https://armyinform.com.ua/2023/03/26/v-krymu-okupanty-rozprodayut-neruhomist/" text:style-name="Internet_20_link" text:visited-style-name="Visited_20_Internet_20_Link">
https://armyinform.com.ua/2023/03/26/v-krymu-okupanty-rozprodayut-neruhomist/</text:a>
</text:p>
      <!--NEWS-->
      <text:h text:style-name="P10" text:outline-level="1">
<text:span text:style-name="T4">
乌克兰和世界反对俄罗斯的侵略。 行动制裁</text:span>
</text:h>
      <text:p text:style-name="P4">
作者: ['АРМІЯINFORM']</text:p>
      <text:p text:style-name="P4">
时间: 2023-03-26T56:00:00-04:00</text:p>
      <text:p text:style-name="P4">
描述: 乌克兰人在他自己的公司Storinzi在Facebook上的Cindlelings服务是关于：...与乌克兰2022年战争，与乌克兰的最新新闻战争，今天的乌克兰新闻2022年上次，乌克兰和俄罗斯和俄罗斯和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3/vona-rossyia-ukrayna.jpg" text:style-name="Internet_20_link" text:visited-style-name="Visited_20_Internet_20_Link">
vona-rossyia-ukrayna.jpg</text:a>
']</text:p>
      <text:p text:style-name="P4">
标签: ['STOPRUSSIA', 'ЕКОНОМІКА РФ', 'КРАХ РОСІЙСЬКОЇ ЕКОНОМІКИ', 'СВІТ ПІДТРИМУЄ УКРАЇНУ', 'СЛУЖБА ЗОВНІШНЬОЇ РОЗВІДКИ УКРАЇНИ']</text:p>
      <text:p text:style-name="P4">
类别: News</text:p>
      <!--METADATA-->
      <text:p text:style-name="P4">
<draw:frame draw:style-name="fr1" draw:name="Image3" text:anchor-type="as-char" svg:width="6.9236in" svg:height="3.896998in" draw:z-index="0">
<draw:image xlink:href="../Images/AРМІЯINFORM/2023-03-26T56-00-00-04-00/vona-rossyia-ukrayna.jpg" xlink:type="simple" xlink:show="embed" xlink:actuate="onLoad" draw:mime-type="image/jpeg"/>
</draw:frame>
说明性照片</text:p>
      <text:p text:style-name="P4">
乌克兰在其官方Facebook页面上的外国情报服务报告：<text:span text:style-name="T4">
来源：</text:span>
 _ <text:a xlink:type="simple" xlink:href="https://www.facebook.com/SZRUkraine/posts/pfbid02Zr5EngkxSsg7Xa5wqVs6Uzy6Frjfe5VqZUMuC622JnReh8o1BVkLVoQ8hKPPDziKl" text:style-name="Internet_20_link" text:visited-style-name="Visited_20_Internet_20_Link">
外部情报服务</text:a>
_</text:p>
      <text:p text:style-name="P4">
News Source: <text:a xlink:type="simple" xlink:href="https://armyinform.com.ua/2023/03/26/ukrayina-i-svit-proty-rosijskoyi-agresiyi-13/" text:style-name="Internet_20_link" text:visited-style-name="Visited_20_Internet_20_Link">
https://armyinform.com.ua/2023/03/26/ukrayina-i-svit-proty-rosijskoyi-agresiyi-13/</text:a>
</text:p>
      <!--NEWS-->
      <text:h text:style-name="P10" text:outline-level="1">
<text:span text:style-name="T4">
在赫尔森，国民警卫队兑现了死者的记忆</text:span>
</text:h>
      <text:p text:style-name="P4">
作者: ['АРМІЯINFORM']</text:p>
      <text:p text:style-name="P4">
时间: 2023-03-26T57:00:00-04:00</text:p>
      <text:p text:style-name="P4">
描述: 雅基（Pid Hour）的赫尔森国家格瓦迪兹·维达利·斯科布拉蒂曼（Yaki）丧生...与乌克兰2022年的战争，与乌克兰的战争是今天的最新消息，《与乌克兰2022年的战争》是今天的最后一场战争，将在今天发生战争，将会发生一场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3/img_7293-1.jpg" text:style-name="Internet_20_link" text:visited-style-name="Visited_20_Internet_20_Link">
img_7293-1.jpg</text:a>
', '<text:a xlink:type="simple" xlink:href="https://armyinform.com.ua/wp-content/uploads/2023/03/img_7246-150x150.jpg" text:style-name="Internet_20_link" text:visited-style-name="Visited_20_Internet_20_Link">
img_7246-150x150.jpg</text:a>
', '<text:a xlink:type="simple" xlink:href="https://armyinform.com.ua/wp-content/uploads/2023/03/img_7234-150x150.jpg" text:style-name="Internet_20_link" text:visited-style-name="Visited_20_Internet_20_Link">
img_7234-150x150.jpg</text:a>
']</text:p>
      <text:p text:style-name="P4">
标签: []</text:p>
      <text:p text:style-name="P4">
类别: News</text:p>
      <!--METADATA-->
      <text:p text:style-name="P4">
<draw:frame draw:style-name="fr1" draw:name="Image4" text:anchor-type="as-char" svg:width="6.9236in" svg:height="4.615733in" draw:z-index="0">
<draw:image xlink:href="../Images/AРМІЯINFORM/2023-03-26T57-00-00-04-00/img_7293-1.jpg" xlink:type="simple" xlink:show="embed" xlink:actuate="onLoad" draw:mime-type="image/jpeg"/>
</draw:frame>
在赫尔森，国民警卫向执行战斗任务时死亡的兄弟们致敬。 士兵们将鲜花铺设到记忆地，移走了坟墓，并尊重了堕落的士兵 - 乌克兰的捍卫者，<text:a xlink:type="simple" xlink:href="https://ngu.gov.ua/hersonski-gvardijczi-vshanuvaly-pamyat-zagyblyh-pobratymiv/" text:style-name="Internet_20_link" text:visited-style-name="Visited_20_Internet_20_Link">
告知</text:a>
乌克兰国民警卫队的新闻服务。</text:p>
      <text:p text:style-name="P4">
尤里神父为堕落士兵的不朽灵魂服务。</text:p>
      <text:p text:style-name="P4">
所有英雄的英雄都减少了乌克兰国旗的副本。</text:p>
      <text:p text:style-name="P4">
让我们记住每个为未来国家带来最有价值的一生的战士。</text:p>
      <text:p text:style-name="P4">
<text:a xlink:type="simple" xlink:href="https://armyinform.com.ua/wp-content/uploads/2023/03/img_7246.jpg" text:style-name="Internet_20_link" text:visited-style-name="Visited_20_Internet_20_Link">
!(Images/AРМІЯINFORM/2023-03-26T57-00-00-04-00/img_7246-150x150.jpg)</text:a>
</text:p>
      <text:p text:style-name="P4">
<text:a xlink:type="simple" xlink:href="https://armyinform.com.ua/wp-content/uploads/2023/03/img_7234.jpg" text:style-name="Internet_20_link" text:visited-style-name="Visited_20_Internet_20_Link">
<draw:frame draw:style-name="fr1" draw:name="Image5" text:anchor-type="as-char" svg:width="6.9236in" svg:height="6.9236in" draw:z-index="0">
<draw:image xlink:href="../Images/AРМІЯINFORM/2023-03-26T57-00-00-04-00/img_7234-150x150.jpg" xlink:type="simple" xlink:show="embed" xlink:actuate="onLoad" draw:mime-type="image/jpeg"/>
</draw:frame>
</text:a>
英雄永恒的记忆!荣耀乌克兰!</text:p>
      <text:p text:style-name="P4">
News Source: <text:a xlink:type="simple" xlink:href="https://armyinform.com.ua/2023/03/26/u-hersoni-naczionalni-gvardijczi-vshanuvaly-pamyat-zagyblyh-pobratymiv/" text:style-name="Internet_20_link" text:visited-style-name="Visited_20_Internet_20_Link">
https://armyinform.com.ua/2023/03/26/u-hersoni-naczionalni-gvardijczi-vshanuvaly-pamyat-zagyblyh-pobratymiv/</text:a>
</text:p>
      <!--NEWS-->
      <text:h text:style-name="P10" text:outline-level="1">
<text:span text:style-name="T4">
SSSU主席会见了美国宣教委员会副主席，并讨论了合作领域</text:span>
</text:h>
      <text:p text:style-name="P4">
作者: ['АРМІЯINFORM']</text:p>
      <text:p text:style-name="P4">
时间: 2023-03-26T58:00:00-04:00</text:p>
      <text:p text:style-name="P4">
描述: Pan Krostopher SMST Zavitav到一个Podordonnny Pirozdiliv，de Yogo Tuoiomili W ...与乌克兰2022年的战争，与乌克兰与乌克兰的最新新闻，今天与乌克兰的新闻战争，今天与乌克兰的新闻最新战争，今天将在乌克兰和俄罗斯和战争之间发动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3/e37b4fa7-0a28-41a3-9c85-93bc6b4a5027.jpg" text:style-name="Internet_20_link" text:visited-style-name="Visited_20_Internet_20_Link">
e37b4fa7-0a28-41a3-9c85-93bc6b4a5027.jpg</text:a>
']</text:p>
      <text:p text:style-name="P4">
标签: ['STOPRUSSIA', 'АГРЕСІЯ РФ', 'ВТОРГНЕННЯ РФ', 'ДЕРЖПРИКОРДОНСЛУЖБА']</text:p>
      <text:p text:style-name="P4">
类别: News</text:p>
      <!--METADATA-->
      <text:p text:style-name="P4">
<draw:frame draw:style-name="fr1" draw:name="Image6" text:anchor-type="as-char" svg:width="6.9236in" svg:height="3.409873in" draw:z-index="0">
<draw:image xlink:href="../Images/AРМІЯINFORM/2023-03-26T58-00-00-04-00/e37b4fa7-0a28-41a3-9c85-93bc6b4a5027.jpg" xlink:type="simple" xlink:show="embed" xlink:actuate="onLoad" draw:mime-type="image/jpeg"/>
</draw:frame>
克里斯托弗·史密斯(Christopher Smith)先生参观了其中一个边境部队，在那里他熟悉边境捍卫者执行的职能和任务。</text:p>
      <text:p text:style-name="P4">
关于它<text:a xlink:type="simple" xlink:href="https://armyinform.com.ua/C:/Users/golov/Desktop/script%20async%20src=%22https:/telegram.org/js/telegram-widget.js" text:style-name="Internet_20_link" text:visited-style-name="Visited_20_Internet_20_Link">
报告</text:a>
国家边境服务。</text:p>
      <ul>
        <li>
乌克兰的国家边境服务是主要合作伙伴之一，他的合作总是以透明度和高级专业精神宣布。我们的共同项目取得了成功!他说。</li>
      </ul>
      <text:p text:style-name="P4">
News Source: <text:a xlink:type="simple" xlink:href="https://armyinform.com.ua/2023/03/26/golova-dpsu-zustrivsya-iz-zastupnykom-golovy-misiyi-ssha-ta-obgovoryv-napryamky-spivrobitnycztva/" text:style-name="Internet_20_link" text:visited-style-name="Visited_20_Internet_20_Link">
https://armyinform.com.ua/2023/03/26/golova-dpsu-zustrivsya-iz-zastupnykom-golovy-misiyi-ssha-ta-obgovoryv-napryamky-spivrobitnycztva/</text:a>
</text:p>
      <!--NEWS-->
      <text:h text:style-name="P10" text:outline-level="1">
<text:span text:style-name="T4">
士兵们回答了乌克兰国民警卫队的儿童会员的问题</text:span>
</text:h>
      <text:p text:style-name="P4">
作者: ['АРМІЯINFORM']</text:p>
      <text:p text:style-name="P4">
时间: 2023-03-26T59:00:00-04:00</text:p>
      <text:p text:style-name="P4">
描述: Sogodnis，26岁的桦木，乌克兰Vypovnyu国民警卫队是9岩。 Onedodod ...与乌克兰2022年的战争，与乌克兰的最新新闻战争，与乌克兰的新闻战争，2022年的最后一场战争，今天将在乌克兰和俄罗斯之间发生战争，当与乌克兰在2022年与乌克兰战争时，他们说，在不久的将来与乌克兰发动了战争</text:p>
      <text:p text:style-name="P4">
图片: ['<text:a xlink:type="simple" xlink:href="https://armyinform.com.ua/wp-content/uploads/2023/03/afb61653ae3c39bc.jpg" text:style-name="Internet_20_link" text:visited-style-name="Visited_20_Internet_20_Link">
afb61653ae3c39bc.jpg</text:a>
']</text:p>
      <text:p text:style-name="P4">
标签: ['НАЦІОНАЛЬНА ГВАРДІЯ УКРАЇНИ']</text:p>
      <text:p text:style-name="P4">
类别: News</text:p>
      <!--METADATA-->
      <text:p text:style-name="P4">
<draw:frame draw:style-name="fr1" draw:name="Image7" text:anchor-type="as-char" svg:width="6.9236in" svg:height="3.750283in" draw:z-index="0">
<draw:image xlink:href="../Images/AРМІЯINFORM/2023-03-26T59-00-00-04-00/afb61653ae3c39bc.jpg" xlink:type="simple" xlink:show="embed" xlink:actuate="onLoad" draw:mime-type="image/jpeg"/>
</draw:frame>
今天，3月26日，乌克兰国民警卫队已有9岁。在切尔尼夫特(Chernivtsi)的军事人员前夕(https://ngu.gov.ua/naczgvardijczi-vidpovily-na-pytannya-odnolitkiv-naczionalnoyi-gvardiyi-ukrayiny-video/)NSU新闻服务。</text:p>
      <text:p text:style-name="P4">
为什么守卫有绿色的形式？ 他们为什么互相打电话？ 女孩可以是军事吗？ 军队中有哪些动物，为什么？</text:p>
      <text:p text:style-name="P4">
孩子们提出了什么情绪，我们的后卫回答了什么，请看视频。</text:p>
      <text:p text:style-name="P4">
News Source: <text:a xlink:type="simple" xlink:href="https://armyinform.com.ua/2023/03/26/bijczi-vidpovily-na-pytannya-ditej-odnolitkiv-naczionalnoyi-gvardiyi-ukrayiny/" text:style-name="Internet_20_link" text:visited-style-name="Visited_20_Internet_20_Link">
https://armyinform.com.ua/2023/03/26/bijczi-vidpovily-na-pytannya-ditej-odnolitkiv-naczionalnoyi-gvardiyi-ukrayiny/</text:a>
</text:p>
      <!--NEWS-->
      <text:h text:style-name="P10" text:outline-level="1">
<text:span text:style-name="T4">
我们的炮兵击中了3个管理要点和5个敌军地区</text:span>
</text:h>
      <text:p text:style-name="P4">
作者: ['АРМІЯINFORM']</text:p>
      <text:p text:style-name="P4">
时间: 2023-03-26T60:00:00-04:00</text:p>
      <text:p text:style-name="P4">
描述: 该村庄在06.00 26桦树2023年，多布·阿维亚西亚（Dob Aviacia）捍卫11场失败...与乌克兰2022年的战争，与乌克兰与乌克兰的最新新闻战争，今天与乌克兰2022年的新闻战争，乌克兰和俄罗斯之间的战争以及何时，战争，战争，何时，战争，何时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2/10/artyleriya.jpg" text:style-name="Internet_20_link" text:visited-style-name="Visited_20_Internet_20_Link">
artyleriya.jpg</text:a>
']</text:p>
      <text:p text:style-name="P4">
标签: ['STOPRUSSIA', 'АГРЕСІЯ РФ', 'ВІЙНА', 'ВТОРГНЕННЯ РФ', 'ГШ ЗСУ', 'ХРОНІКА ОБОРОНИ']</text:p>
      <text:p text:style-name="P4">
类别: News</text:p>
      <!--METADATA-->
      <text:p text:style-name="P4">
<draw:frame draw:style-name="fr1" draw:name="Image8" text:anchor-type="as-char" svg:width="6.9236in" svg:height="3.956343in" draw:z-index="0">
<draw:image xlink:href="../Images/AРМІЯINFORM/2023-03-26T60-00-00-04-00/artyleriya.jpg" xlink:type="simple" xlink:show="embed" xlink:actuate="onLoad" draw:mime-type="image/jpeg"/>
</draw:frame>
说明性照片<text:span text:style-name="T4">
🔥俄罗斯入侵的情况</text:span>
</text:p>
      <text:p text:style-name="P4">
截至2023年3月26日06.00，国防军的航空在俄罗斯单位集中的领域造成了11个Stravars，<text:a xlink:type="simple" xlink:href="https://www.facebook.com/GeneralStaff.ua/posts/pfbid04fY6zCR3r13jxwxTvkd6pHnj2XvpFSZm2vjZAAeusmcXgiF89T23GRwxkYHNmdBTl" text:style-name="Internet_20_link" text:visited-style-name="Visited_20_Internet_20_Link">
告知</text:a>
乌克兰武装部队的总参谋部。 我们的后卫还击倒了Orlan-10和“ Superkom”的敌人无人机。</text:p>
      <text:p text:style-name="P4">
反过来，导弹和炮兵的单位被3点管理和5个地区的活力，武器和军事装备集中在敌人中。</text:p>
      <text:p text:style-name="P4">
支持武装部队!我们会赢!荣耀乌克兰!</text:p>
      <text:p text:style-name="P4">
News Source: <text:a xlink:type="simple" xlink:href="https://armyinform.com.ua/2023/03/26/nashi-artylerysty-urazyly-3-punkty-upravlinnya-ta-5-rajoniv-zoseredzhennya-syl-protyvnyka/" text:style-name="Internet_20_link" text:visited-style-name="Visited_20_Internet_20_Link">
https://armyinform.com.ua/2023/03/26/nashi-artylerysty-urazyly-3-punkty-upravlinnya-ta-5-rajoniv-zoseredzhennya-syl-protyvnyka/</text:a>
</text:p>
      <!--NEWS-->
      <text:h text:style-name="P10" text:outline-level="1">
<text:span text:style-name="T4">
白天，国防军击退了85多次俄罗斯入侵者的袭击– 武装部队的HSC</text:span>
</text:h>
      <text:p text:style-name="P4">
作者: ['АРМІЯINFORM']</text:p>
      <text:p text:style-name="P4">
时间: 2023-03-26T61:00:00-04:00</text:p>
      <text:p text:style-name="P4">
描述: 第34次导弹中风，健康的中风，是在诉讼中通过时显示的……与乌克兰2022年的战争，与乌克兰的战争是今天的最新新闻，这是与乌克兰2022年的新闻战争，今天是今天的最后一场新闻。乌克兰与俄罗斯之间会发生战争吗？当与乌克兰在2022年与乌克兰的战争何时会在不久在俄罗斯的乌克兰媒体</text:p>
      <text:p text:style-name="P4">
图片: ['<text:a xlink:type="simple" xlink:href="https://armyinform.com.ua/wp-content/uploads/2023/01/foto_8_zsu.jpg" text:style-name="Internet_20_link" text:visited-style-name="Visited_20_Internet_20_Link">
foto_8_zsu.jpg</text:a>
']</text:p>
      <text:p text:style-name="P4">
标签: ['STOPRUSSIA', 'АГРЕСІЯ РФ', 'ВІЙНА', 'ВТОРГНЕННЯ РФ', 'ГШ ЗСУ', 'ХРОНІКА ОБОРОНИ']</text:p>
      <text:p text:style-name="P4">
类别: News</text:p>
      <!--METADATA-->
      <text:p text:style-name="P4">
<draw:frame draw:style-name="fr1" draw:name="Image9" text:anchor-type="as-char" svg:width="6.9236in" svg:height="4.615733in" draw:z-index="0">
<draw:image xlink:href="../Images/AРМІЯINFORM/2023-03-26T61-00-00-04-00/foto_8_zsu.jpg" xlink:type="simple" xlink:show="embed" xlink:actuate="onLoad" draw:mime-type="image/jpeg"/>
</draw:frame>
说明性照片<text:span text:style-name="T4">
🔥俄罗斯入侵的情况</text:span>
</text:p>
      <text:p text:style-name="P4">
在最后一天，占领者造成了34架飞机和4架火箭中风，造成了70多个火箭发射器的炮击，尤其是定居点的民用基础设施。 在和平人口中受伤，<text:a xlink:type="simple" xlink:href="https://www.facebook.com/GeneralStaff.ua/posts/pfbid04fY6zCR3r13jxwxTvkd6pHnj2XvpFSZm2vjZAAeusmcXgiF89T23GRwxkYHNmdBTl" text:style-name="Internet_20_link" text:visited-style-name="Visited_20_Internet_20_Link">
告知</text:a>
乌克兰武装部队的总参谋部。</text:p>
      <text:p text:style-name="P4">
乌克兰各地火箭和航空袭击的可能性仍然很高。</text:p>
      <text:p text:style-name="P4">
敌人继续专注于纳利曼斯克，巴赫穆特，阿夫迪夫和玛丽斯基的方向的进攻行动。 他们反映了85多名入侵者对他们的攻击。</text:p>
      <text:p text:style-name="P4">
News Source: <text:a xlink:type="simple" xlink:href="https://armyinform.com.ua/2023/03/26/protyagom-doby-syly-oborony-vidbyly-ponad-85-atak-rosijskyh-zagarbnykiv-gsh-zsu/" text:style-name="Internet_20_link" text:visited-style-name="Visited_20_Internet_20_Link">
https://armyinform.com.ua/2023/03/26/protyagom-doby-syly-oborony-vidbyly-ponad-85-atak-rosijskyh-zagarbnykiv-gsh-zsu/</text:a>
</text:p>
      <!--NEWS-->
      <text:h text:style-name="P10" text:outline-level="1">
<text:span text:style-name="T4">
在Zaporozhye，占用者介绍了特殊的交通以在被占领的领土上移动</text:span>
</text:h>
      <text:p text:style-name="P4">
作者: ['АРМІЯINFORM']</text:p>
      <text:p text:style-name="P4">
时间: 2023-03-26T62:00:00-04:00</text:p>
      <text:p text:style-name="P4">
描述: Berdyansku Zaporizho Rosiska所谓的行政人员...与乌克兰2022年的战争，与乌克兰与乌克兰的最新新闻战争，今天与乌克兰2022年的新闻战争，乌克兰和俄罗斯之间的战争将在乌克兰和俄罗斯之间发动战争，何时与乌克兰的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3/okupanty.jpeg" text:style-name="Internet_20_link" text:visited-style-name="Visited_20_Internet_20_Link">
okupanty.jpeg</text:a>
']</text:p>
      <text:p text:style-name="P4">
标签: []</text:p>
      <text:p text:style-name="P4">
类别: News</text:p>
      <!--METADATA-->
      <text:p text:style-name="P4">
<draw:frame draw:style-name="fr1" draw:name="Image10" text:anchor-type="as-char" svg:width="6.9236in" svg:height="3.63489in" draw:z-index="0">
<draw:image xlink:href="../Images/AРМІЯINFORM/2023-03-26T62-00-00-04-00/okupanty.jpeg" xlink:type="simple" xlink:show="embed" xlink:actuate="onLoad" draw:mime-type="image/jpeg"/>
</draw:frame>
**🔥i</text:p>
      <text:p text:style-name="P4">
在Zaporizhzhya地区的Berdyansk，俄罗斯如此称呼“行政”的“行政”命令在4月1日之前向当地人发出命令，以获得通行证的常任司令，以搬迁Zaporizhzhya地区的临时占领，<text:a xlink:type="simple" xlink:href="https://www.facebook.com/GeneralStaff.ua/posts/pfbid04fY6zCR3r13jxwxTvkd6pHnj2XvpFSZm2vjZAAeusmcXgiF89T23GRwxkYHNmdBTl" text:style-name="Internet_20_link" text:visited-style-name="Visited_20_Internet_20_Link">
信息</text:a>
乌克兰武装部队的总参谋部。</text:p>
      <text:p text:style-name="P4">
这些通行证将分别为人和车辆发行。 这种情况是成功的过滤。</text:p>
      <text:p text:style-name="P4">
News Source: <text:a xlink:type="simple" xlink:href="https://armyinform.com.ua/2023/03/26/na-zaporizhzhi-okupanty-vvodyat-speczperepustky-dlya-peremishhennya-po-okupovanij-terytoriyi/" text:style-name="Internet_20_link" text:visited-style-name="Visited_20_Internet_20_Link">
https://armyinform.com.ua/2023/03/26/na-zaporizhzhi-okupanty-vvodyat-speczperepustky-dlya-peremishhennya-po-okupovanij-terytoriyi/</text:a>
</text:p>
      <!--NEWS-->
      <text:h text:style-name="P10" text:outline-level="1">
<text:span text:style-name="T4">
IAEA首席执行官将于下周访问Zaporozhye NPP</text:span>
</text:h>
      <text:p text:style-name="P4">
作者: ['АРМІЯINFORM']</text:p>
      <text:p text:style-name="P4">
时间: 2023-03-26T63:00:00-04:00</text:p>
      <text:p text:style-name="P4">
描述: 经济局局长拉菲尔·马里诺·格罗斯（Rafel Marino Grosy）的总董事...与乌克兰2022年的战争，与乌克兰的最新新闻战争，今天与乌克兰2022年的新闻战争，乌克兰和俄罗斯之间的战争以及与乌克兰的战争时会发生战争他们说，在2022年，是否会在不久的将来与乌克兰发生战争</text:p>
      <text:p text:style-name="P4">
图片: ['<text:a xlink:type="simple" xlink:href="https://armyinform.com.ua/wp-content/uploads/2023/03/iaeaflag11140x640.jpg" text:style-name="Internet_20_link" text:visited-style-name="Visited_20_Internet_20_Link">
iaeaflag11140x640.jpg</text:a>
']</text:p>
      <text:p text:style-name="P4">
标签: ['STOPRUSSIA', 'АГРЕСІЯ РФ', 'ВТОРГНЕННЯ РФ', 'ДОПОМОГА ПАРТНЕРІВ']</text:p>
      <text:p text:style-name="P4">
类别: News</text:p>
      <!--METADATA-->
      <text:p text:style-name="P4">
<draw:frame draw:style-name="fr1" draw:name="Image11" text:anchor-type="as-char" svg:width="6.9236in" svg:height="3.894525in" draw:z-index="0">
<draw:image xlink:href="../Images/AРМІЯINFORM/2023-03-26T63-00-00-04-00/iaeaflag11140x640.jpg" xlink:type="simple" xlink:show="embed" xlink:actuate="onLoad" draw:mime-type="image/jpeg"/>
</draw:frame>
国际原子能局拉斐尔·马里诺格罗西(Raphael Marinogrossi)的首席执行官将于下周访问Zaporizhzhya核电站。</text:p>
      <text:p text:style-name="P4">
关于这个<text:a xlink:type="simple" xlink:href="https://www.iaea.org/newscenter/pressreleases/iaea-director-general-grossi-travels-to-zaporizhzhya-nuclear-power-plant-next-week" text:style-name="Internet_20_link" text:visited-style-name="Visited_20_Internet_20_Link">
被引用</text:a>
在网站上。</text:p>
      <text:p text:style-name="P4">
正如所指出的那样，格罗西想亲自评估纳兹核安全的情况，并强调在对抗时间对抗车站的迫切需要。</text:p>
      <ul>
        <li>
我决定再次去Zaporizhhya核电站，看看9月份的情况如何发展，并与那些在这些前所未有且非常困难的条件下解释该物体的人进行交流。 作为伊朗，我决心继续尽我所能，以减少乌克兰悲惨战争期间核事故的风险。”格罗西说。</li>
      </ul>
      <text:p text:style-name="P4">
他强调，尽管国际原子能机构专家永久逗留了七个月，但NPP情况仍然不稳定。</text:p>
      <ul>
        <li>
核安全威胁太明显了，需要立即采取行动危害乌克兰及以后的乌克兰人类健康的潜在放射学后果的事故。 这就是为什么我继续提出保护车站的提案的原因。”他说。</li>
      </ul>
      <text:p text:style-name="P4">
News Source: <text:a xlink:type="simple" xlink:href="https://armyinform.com.ua/2023/03/26/gendyrektor-magate-vidvidaye-zaporizku-aes-nastupnogo-tyzhnya/" text:style-name="Internet_20_link" text:visited-style-name="Visited_20_Internet_20_Link">
https://armyinform.com.ua/2023/03/26/gendyrektor-magate-vidvidaye-zaporizku-aes-nastupnogo-tyzhnya/</text:a>
</text:p>
      <!--NEWS-->
      <text:h text:style-name="P10" text:outline-level="1">
<text:span text:style-name="T4">
大多数企业将转移到国家财产基金的管理领域-Denis Shmigal</text:span>
</text:h>
      <text:p text:style-name="P4">
作者: ['АРМІЯINFORM']</text:p>
      <text:p text:style-name="P4">
时间: 2023-03-26T64:00:00-04:00</text:p>
      <text:p text:style-name="P4">
描述: Ekononitz Zi Zberezni Sovereign的Uria -Tse Minimiszatsya Otkvy Respinus的战略家...与乌克兰2022年的战争，与乌克兰的最新新闻，今天与乌克兰2022年与乌克兰的新闻战争，今天，乌克兰和俄罗斯之间的战争将在乌克兰和俄罗斯之间发生战争，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3/thumb_201672_820_360_0_0_auto.jpg" text:style-name="Internet_20_link" text:visited-style-name="Visited_20_Internet_20_Link">
thumb_201672_820_360_0_0_auto.jpg</text:a>
']</text:p>
      <text:p text:style-name="P4">
标签: ['STOPRUSSIA', 'АГРЕСІЯ РФ', 'ВТОРГНЕННЯ РФ', 'ДЕНИС ШМИГАЛЬ']</text:p>
      <text:p text:style-name="P4">
类别: News</text:p>
      <!--METADATA-->
      <text:p text:style-name="P4">
<draw:frame draw:style-name="fr1" draw:name="Image12" text:anchor-type="as-char" svg:width="6.9236in" svg:height="4.610104in" draw:z-index="0">
<draw:image xlink:href="../Images/AРМІЯINFORM/2023-03-26T64-00-00-04-00/thumb_201672_820_360_0_0_auto.jpg" xlink:type="simple" xlink:show="embed" xlink:actuate="onLoad" draw:mime-type="image/jpeg"/>
</draw:frame>
政府的战略是对乌克兰战略和重要产业中国家控制的国家控制权的最小化。</text:p>
      <text:p text:style-name="P4">
“今年我们有很多计划。 我们继续私有化和恢复性私有化。 我们将大多数国家拥有的企业转移到州财产基金。 我们正在制定一项管理企业的策略，这些企业已从子派中没收。”政府负责人指出。</text:p>
      <text:p text:style-name="P4">
此外，根据丹尼斯·施密历(Denis Schmigal)的说法，国家财产基金在国家管理企业管理中实施OECD原则。</text:p>
      <text:p text:style-name="P4">
去年，私有化总共使UAH 17亿纳入州预算。 SPFU的后期管理经济效应超过50亿。</text:p>
      <text:p text:style-name="P4">
<text:span text:style-name="T4">
来源</text:span>
：<text:span text:style-name="T5">
 <text:a xlink:type="simple" xlink:href="https://www.kmu.gov.ua/news/denys-shmyhal-bilshist-derzhavnykh-pidpryiemstv-budut-peredani-u-sferu-upravlinnia-fondu-derzhmaina" text:style-name="Internet_20_link" text:visited-style-name="Visited_20_Internet_20_Link">
政府门户</text:a>
</text:span>
</text:p>
      <text:p text:style-name="P4">
News Source: <text:a xlink:type="simple" xlink:href="https://armyinform.com.ua/2023/03/26/bilshist-derzhavnyh-pidpryyemstv-budut-peredani-do-sfery-upravlinnya-fondu-derzhmajna-denys-shmygal/" text:style-name="Internet_20_link" text:visited-style-name="Visited_20_Internet_20_Link">
https://armyinform.com.ua/2023/03/26/bilshist-derzhavnyh-pidpryyemstv-budut-peredani-do-sfery-upravlinnya-fondu-derzhmajna-denys-shmygal/</text:a>
</text:p>
      <!--NEWS-->
      <text:h text:style-name="P10" text:outline-level="1">
<text:span text:style-name="T4">
另一个减去660名乘员，15个坦克和15 BBM：每天失去敌人</text:span>
</text:h>
      <text:p text:style-name="P4">
作者: ['АРМІЯINFORM']</text:p>
      <text:p text:style-name="P4">
时间: 2023-03-26T65:00:00-04:00</text:p>
      <text:p text:style-name="P4">
描述: Zagalni Boyov，将敌人于02.24.22至03/26/23 Orintovo成为：...与乌克兰2022的战争，与乌克兰的最新新闻，今天与乌克兰的新闻战争，今天与乌克兰2022年的新闻战争，乌克兰会在乌克兰之间发生战争和俄罗斯，当战争，当与乌克兰在2022年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3/vtraty_03-26-2023-scaled.jpg" text:style-name="Internet_20_link" text:visited-style-name="Visited_20_Internet_20_Link">
vtraty_03-26-2023-scaled.jpg</text:a>
']</text:p>
      <text:p text:style-name="P4">
标签: ['STOPRUSSIA', 'ВТРАТИ ВОРОГА', 'ВТРАТИ РФ']</text:p>
      <text:p text:style-name="P4">
类别: News</text:p>
      <!--METADATA-->
      <text:p text:style-name="P4">
<draw:frame draw:style-name="fr1" draw:name="Image13" text:anchor-type="as-char" svg:width="6.9236in" svg:height="6.975527in" draw:z-index="0">
<draw:image xlink:href="../Images/AРМІЯINFORM/2023-03-26T65-00-00-04-00/vtraty_03-26-2023-scaled.jpg" xlink:type="simple" xlink:show="embed" xlink:actuate="onLoad" draw:mime-type="image/jpeg"/>
</draw:frame>
敌人从24.02.22到26.03.23的总体战斗损失将分配给：</text:p>
      <text:p text:style-name="P4">
<text:span text:style-name="T4">
<text:span text:style-name="T5">
人员 -  </text:span>
* 170550(+660)淘汰的人</text:span>
<text:span text:style-name="T5">
坦克 -  </text:span>
<text:span text:style-name="T5">
 3595(+15)</text:span>
<text:span text:style-name="T4">
战斗装甲车 -  </text:span>
 6947(+15)<text:span text:style-name="T4">
<text:span text:style-name="T5">
炮兵系统 -  </text:span>
<text:span text:style-name="T5">
 2631(+8)</text:span>
 </text:span>
 rszv- <text:span text:style-name="T4">
 522(+2)</text:span>
<text:span text:style-name="T5">
防空 -  </text:span>
<text:span text:style-name="T5">
 277(+1)</text:span>
<text:span text:style-name="T4">
飞机 -  </text:span>
 305(0)<text:span text:style-name="T4">
<text:span text:style-name="T5">
直升机 -  </text:span>
* 291(0)</text:span>
<text:span text:style-name="T5">
无人机手术战术水平 -  </text:span>
<text:span text:style-name="T5">
 2216(+2)</text:span>
<text:span text:style-name="T4">
有翼的导弹 -  </text:span>
 911(0)<text:span text:style-name="T4">
<text:span text:style-name="T5">
船 /船 -  </text:span>
* 18(0)</text:span>
<text:span text:style-name="T5">
汽车设备和坦克 -  </text:span>
<text:span text:style-name="T5">
 5486(+3)</text:span>
<text:span text:style-name="T4">
特殊技术 -  </text:span>
 282(+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6.03.23。</text:p>
      <text:p text:style-name="P4">
News Source: <text:a xlink:type="simple" xlink:href="https://armyinform.com.ua/2023/03/26/shhe-minus-660-okupantiv-15-tankiv-ta-15-bbm-dobovi-vtraty-voroga/" text:style-name="Internet_20_link" text:visited-style-name="Visited_20_Internet_20_Link">
https://armyinform.com.ua/2023/03/26/shhe-minus-660-okupantiv-15-tankiv-ta-15-bbm-dobovi-vtraty-voroga/</text:a>
</text:p>
      <!--NEWS-->
      <text:h text:style-name="P10" text:outline-level="1">
<text:span text:style-name="T4">
在乌克兰的两个月内，国家秘书处记录了300多个网络攻击</text:span>
</text:h>
      <text:p text:style-name="P4">
作者: ['АРМІЯINFORM']</text:p>
      <text:p text:style-name="P4">
时间: 2023-03-26T66:00:00-04:00</text:p>
      <text:p text:style-name="P4">
描述: 同时，2023年的roku，乌里罗·罗科·罗斯·罗伦（Uriro Roko Roce Roolenne）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3/site000250.png" text:style-name="Internet_20_link" text:visited-style-name="Visited_20_Internet_20_Link">
site000250.png</text:a>
']</text:p>
      <text:p text:style-name="P4">
标签: ['ДЕРЖСПЕЦЗВ’ЯЗКУ', 'КІБЕРБЕЗПЕКА', 'КІБЕРЗЛОЧИНИ', 'ХАКЕРИ']</text:p>
      <text:p text:style-name="P4">
类别: News</text:p>
      <!--METADATA-->
      <text:p text:style-name="P4">
<draw:frame draw:style-name="fr1" draw:name="Image14" text:anchor-type="as-char" svg:width="6.9236in" svg:height="4.292632in" draw:z-index="0">
<draw:image xlink:href="../Images/AРМІЯINFORM/2023-03-26T66-00-00-04-00/site000250.png" xlink:type="simple" xlink:show="embed" xlink:actuate="onLoad" draw:mime-type="image/png"/>
</draw:frame>
在2023年1月至2023年2月，与国家秘书处合作的计算机紧急事件的政府响应团队曾在300多个网络核管工作中工作。 它几乎是去年相应时期的两倍，当时俄罗斯盛行大规模入侵，而黑客的活动异常高。</text:p>
      <text:p text:style-name="P4">
关于它<text:a xlink:type="simple" xlink:href="https://t.me/dsszzi_official/5647" text:style-name="Internet_20_link" text:visited-style-name="Visited_20_Internet_20_Link">
报告</text:a>
子宫内膜的国家秘书处。</text:p>
      <text:p text:style-name="P4">
消息写道：“在黑客的帮助下，俄罗斯正试图获取公约中可以建议的任何信息。”</text:p>
      <text:p text:style-name="P4">
<text:a xlink:type="simple" xlink:href="https://telegra.ph/file/1d07fbce81ccbefea3039.jpg" text:style-name="Internet_20_link" text:visited-style-name="Visited_20_Internet_20_Link">
</text:a>
根据专家的说法，2023年1月，网络票据的活动有所减少。 这可能与敌人的新年假期有关。 但是，Ulita黑客返回了通常的活动水平。</text:p>
      <text:p text:style-name="P4">
自今年年初以来，间谍攻击数量的增加已被强调维持不断访问组织。 即使是由俄罗斯黑客分发的中间软件也以数据收集和对设备的远程访问为主导。</text:p>
      <text:p text:style-name="P4">
“这可能是俄罗斯为长期战争做准备的迹象之一。 她试图获取任何可以偏爱公约反对我们国家的信息：从动员数据到披露西方武器后勤的秘密。”</text:p>
      <text:p text:style-name="P4">
News Source: <text:a xlink:type="simple" xlink:href="https://armyinform.com.ua/2023/03/26/za-dva-misyaczi-v-ukrayini-zafiksuvaly-ponad-300-kiberatak-derzhspeczzvyazku/" text:style-name="Internet_20_link" text:visited-style-name="Visited_20_Internet_20_Link">
https://armyinform.com.ua/2023/03/26/za-dva-misyaczi-v-ukrayini-zafiksuvaly-ponad-300-kiberatak-derzhspeczzvyazku/</text:a>
</text:p>
      <!--NEWS-->
      <text:h text:style-name="P10" text:outline-level="1">
<text:span text:style-name="T4">
罗萨米亚部队开了切尼希夫地区的边界，损坏了</text:span>
</text:h>
      <text:p text:style-name="P4">
作者: ['АРМІЯINFORM']</text:p>
      <text:p text:style-name="P4">
时间: 2023-03-26T94:00:00-04:00</text:p>
      <text:p text:style-name="P4">
描述: 对于Doba来说，俄罗斯Rosarmi Dvichi被Bengigyvsko地区庇护。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3/obstrilyaly.jpg" text:style-name="Internet_20_link" text:visited-style-name="Visited_20_Internet_20_Link">
obstrilyaly.jpg</text:a>
']</text:p>
      <text:p text:style-name="P4">
标签: ['STOPRUSSIA', 'ОБСТРІЛИ РФ', 'ОПЕРАТИВНЕ КОМАНДУВАННЯ «ПІВНІЧ»']</text:p>
      <text:p text:style-name="P4">
类别: News</text:p>
      <!--METADATA-->
      <text:p text:style-name="P4">
<draw:frame draw:style-name="fr1" draw:name="Image15" text:anchor-type="as-char" svg:width="6.9236in" svg:height="4.620443in" draw:z-index="0">
<draw:image xlink:href="../Images/AРМІЯINFORM/2023-03-26T94-00-00-04-00/obstrilyaly.jpg" xlink:type="simple" xlink:show="embed" xlink:actuate="onLoad" draw:mime-type="image/jpeg"/>
</draw:frame>
白天，罗萨米亚的部队被切尔尼希夫地区边界发射了两次。</text:p>
      <text:p text:style-name="P4">
关于它<text:a xlink:type="simple" xlink:href="https://www.facebook.com/plugins/post.php" text:style-name="Internet_20_link" text:visited-style-name="Visited_20_Internet_20_Link">
报告</text:a>
操作命令“北”。</text:p>
      <text:p text:style-name="P4">
“从14:40到3:00 pm <text:span text:style-name="T4">
 3到达</text:span>
，大概有120毫米的砂浆，没有卡尔波维奇的定居点。”</text:p>
      <text:p text:style-name="P4">
炮击损坏了私人房屋。</text:p>
      <text:p text:style-name="P4">
“从17:25到17:55，<text:span text:style-name="T4">
 8教区</text:span>
，大概有120毫米的迫击炮，是Blushn定居点的UIJ区。 没有关于平民基础设施处置当地人口中损失的信息。</text:p>
      <text:p text:style-name="P4">
News Source: <text:a xlink:type="simple" xlink:href="https://armyinform.com.ua/2023/03/26/vijska-rosarmiyi-obstrilyaly-prykordonnya-chergivshhyny-ye-rujnuvannya/" text:style-name="Internet_20_link" text:visited-style-name="Visited_20_Internet_20_Link">
https://armyinform.com.ua/2023/03/26/vijska-rosarmiyi-obstrilyaly-prykordonnya-chergivshhyny-ye-rujnuvannya/</text:a>
</text:p>
      <!--NEWS-->
      <text:h text:style-name="P10" text:outline-level="1">
<text:span text:style-name="T4">
在远离战争的精神上，在可能的情况下支持我们的战士 - 乌克兰总统</text:span>
</text:h>
      <text:p text:style-name="P4">
作者: ['АРМІЯINFORM']</text:p>
      <text:p text:style-name="P4">
时间: 2023-03-27T39:00:00-04:00</text:p>
      <text:p text:style-name="P4">
描述: 乌克兰总统沃罗迪米尔·泽伦斯基（Volodymyr Zelensky）在维吉尼（Visini）的第395天放弃了乌克兰人：...与乌克兰2022年的战争，与乌克兰的最新新闻，《与乌克兰的新闻战争》，《与乌克兰2022年的新闻战》，今天的战争，乌克兰和俄罗斯和俄罗斯和俄罗斯和俄罗斯和俄罗斯与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3/2e8af1ed3e9cc7cec5b04efe2638b7bf_1679863637_extra_large-e1679864754399.png" text:style-name="Internet_20_link" text:visited-style-name="Visited_20_Internet_20_Link">
2e8af1ed3e9cc7cec5b04efe2638b7bf_1679863637_extra_large-e1679864754399.png</text:a>
']</text:p>
      <text:p text:style-name="P4">
标签: ['ВІДЕОЗВЕРНЕННЯ ПРЕЗИДЕНТА УКРАЇНИ']</text:p>
      <text:p text:style-name="P4">
类别: News</text:p>
      <!--METADATA-->
      <text:p text:style-name="P4">
<draw:frame draw:style-name="fr1" draw:name="Image16" text:anchor-type="as-char" svg:width="6.9236in" svg:height="4.547453in" draw:z-index="0">
<draw:image xlink:href="../Images/AРМІЯINFORM/2023-03-27T39-00-00-04-00/2e8af1ed3e9cc7cec5b04efe2638b7bf_1679863637_extra_large-e1679864754399.png" xlink:type="simple" xlink:show="embed" xlink:actuate="onLoad" draw:mime-type="image/png"/>
</draw:frame>
乌克兰Volodymyr Zelenskyy总裁<text:a xlink:type="simple" xlink:href="https://www.president.gov.ua/news/ne-mozhna-buti-podumki-daleko-vid-vijni-pidtrimujte-nashih-b-81817" text:style-name="Internet_20_link" text:visited-style-name="Visited_20_Internet_20_Link">
应用</text:a>
战争的第395天致乌克兰人：</text:p>
      <text:p text:style-name="P4">
<text:span text:style-name="T4">
 <text:span text:style-name="T5">
我希望健康，亲爱的乌克兰人!</text:span>
 </text:span>
</text:p>
      <text:p text:style-name="P4">
今天，我们的国民警卫队庆祝自己的一天，如果我们一起感谢国民警卫队，那将是正确的。 对于国民警卫队，以及所有勇士队，他都有力击败了乌克兰。 感谢您为Donbas杀人的力量。 为Bakhmut和Avdiivka的辩护。 为了对Mariupoli“ Azovstal”的英勇保护。 在卢汉斯地区战斗。 对于基辅地区的战斗，为基辅的战斗。 他们在Zaporozhye的方向保持在南部的防御。</text:p>
      <text:p text:style-name="P4">
另外，我要感谢进攻的开始，这已经成为乌克兰防守新旅的一个例子。</text:p>
      <text:p text:style-name="P4">
在大规模战争期间，近5,000名国民警卫队获得了州奖的标志 - 它是为了参加战斗，勇敢，为了稳定，屠杀，由国民警卫队达成。 32名国民警卫队授予乌克兰英雄。</text:p>
      <text:p text:style-name="P4">
我感谢所有警卫：士兵，中士，军官，命令!感谢您帮助训练战士的国民警卫队为他们提供必要的人，并在受伤后进行治疗，并通过康复进行治疗。</text:p>
      <text:p text:style-name="P4">
乌克兰的力量是所有争夺乌克兰和帮助士兵的人的力量。 没有国民警卫队，我们的国家部队根本不可能。</text:p>
      <text:p text:style-name="P4">
今天，与军队举行了一次会议 - 一次特别的军事会议，一个特别的参与者。 他还举行了情报会议。</text:p>
      <text:p text:style-name="P4">
防御，加强我们的保护 - 包括外部威胁以及内部威胁。 我们正在准备适当的步骤。</text:p>
      <text:p text:style-name="P4">
不断，不变的最大关注 - 最前沿的情况。 残酷的战斗，他们每天需要永久动员的臭毒国家和社会，夺走了多少人的生命。</text:p>
      <text:p text:style-name="P4">
这是错误的，这是不公平的，当我们前面的战斗机有一种感觉，对于许多人来说，战争一直在后方。 对于那些距离萨尔蒂夫卡(Saltivka)的顿涅茨克(Donetsk)或尼科波尔(Nikopol)，距离苏米地区边境地区，Zaporizhzhya的人，以及从战es中进行周到的，远离乌克兰人的痛苦。亲爱的乌克兰人!尽可能地支持我们的战士。 另外，关于志愿会议，并在可能的情况下加入。</text:p>
      <text:p text:style-name="P4">
每个具有信息影响的人都参与病毒工作非常重要。 这不仅适用于记者。 这适用于任何可以传播侵略真理的人。 他们有能力提醒世界的 - 乌克兰人和乌克兰妇女，她们通过损失经历了占领……乌克兰正在为我们的人民和所有受俄罗斯暴政威胁的潮流而战。 去年应尽可能地听到世界对乌克兰的侵略。 他应该听到今年结束战争，将乌克兰从今年的俄罗斯邪恶中解放出来 - 文明世界的接受者任务。 因为文明的手段特别是保护文明。</text:p>
      <text:p text:style-name="P4">
他会见了善意的联合国儿童基金会奥兰多·布鲁姆(Orlando Bloom)和联合国儿童基金会组织团队，以处理人道主义的支持和保护儿童。 长期以来，奥兰多布鲁姆一直在朝着这个方向努力。 甚至在全面战争之前，他已经在乌克兰Nanha Donbass。 他知道，这种侵略带来了，世界应阻止它在战后吸引乌克兰的努力。</text:p>
      <text:p text:style-name="P4">
我们讨论了我们国家重建，我们的学校基础设施的问题。 狂热的帮助。 我们同意让我们的团队在几层上工作。</text:p>
      <text:p text:style-name="P4">
特别是，这是我们的孩子返回的问题，这些问题是通过为我们的孩子创建炸弹庇护所出口到俄罗斯的。 第三个是在无法研究离线秘密的领域和地区的围绕培训的技术支持。</text:p>
      <text:p text:style-name="P4">
今天，与往常一样，我将庆祝我们的士兵，他们在本周的这一天，在这一天的最后一天都取得了重大结果。</text:p>
      <text:p text:style-name="P4">
57个单独的汽车步兵旅，第5个单独的风暴旅和第93个单独的旅 - 男孩!谢谢您的力量!</text:p>
      <text:p text:style-name="P4">
第35和第36行的海军陆战队，第55炮兵旅的战斗机“ Zaporizhzhya Sich”  - 在Donetsk-Thank-Thank您是一周中最好的!</text:p>
      <text:p text:style-name="P4">
我也想今天庆祝我们的勇士，捍卫摘要和切尼希夫地区。 这也是针对试图启动跨境DRG的辩护，这是乌克兰从空袭中的依恋，也是对恐怖分子的保护。<text:span text:style-name="T4">
 <text:span text:style-name="T5">
荣耀我们所有参加战斗的士兵!</text:span>
 </text:span>
</text:p>
      <text:p text:style-name="P4">
<text:span text:style-name="T4">
 <text:span text:style-name="T5">
谢谢所有帮助防守的人!</text:span>
 </text:span>
</text:p>
      <text:p text:style-name="P4">
<text:span text:style-name="T4">
 <text:span text:style-name="T5">
永恒的记忆和尊重我们所有在乌克兰生命的士兵!</text:span>
 </text:span>
</text:p>
      <text:p text:style-name="P4">
<text:span text:style-name="T4">
 <text:span text:style-name="T5">
荣耀与乌克兰!</text:span>
 </text:span>
</text:p>
      <text:p text:style-name="P4">
News Source: <text:a xlink:type="simple" xlink:href="https://armyinform.com.ua/2023/03/27/ne-mozhna-buty-podumky-daleko-vid-vijny-pidtrymujte-nashyh-bijcziv-koly-cze-mozhlyvo-prezydent-ukrayiny/" text:style-name="Internet_20_link" text:visited-style-name="Visited_20_Internet_20_Link">
https://armyinform.com.ua/2023/03/27/ne-mozhna-buty-podumky-daleko-vid-vijny-pidtrymujte-nashyh-bijcziv-koly-cze-mozhlyvo-prezydent-ukrayiny/</text:a>
</text:p>
      <!--NEWS-->
      <text:h text:style-name="P10" text:outline-level="1">
<text:span text:style-name="T4">
宜家瑞典公司出售了其最新企业</text:span>
</text:h>
      <text:p text:style-name="P4">
作者: ['АРМІЯINFORM']</text:p>
      <text:p text:style-name="P4">
时间: 2023-03-27T40:00:00-04:00</text:p>
      <text:p text:style-name="P4">
描述: 美国是由Viyzds的Rosiysk外交官制造的，没有获得25英里的业余爱好区的许可...与乌克兰2022年的战争，与乌克兰的战争是今天的最新新闻，《与乌克兰2022年的新闻战》，今天是乌克兰2022年。 ，乌克兰与俄罗斯之间会发生战争，当2022年与乌克兰的战争是与乌克兰的战争时，是否会在不久的将来与乌克兰发生战争，他们说，与乌克兰的战争，今天，乌克兰的新闻，乌克兰人，乌克兰媒体的新闻在俄罗斯</text:p>
      <text:p text:style-name="P4">
图片: ['<text:a xlink:type="simple" xlink:href="https://armyinform.com.ua/wp-content/uploads/2022/08/82.jpg" text:style-name="Internet_20_link" text:visited-style-name="Visited_20_Internet_20_Link">
82.jpg</text:a>
']</text:p>
      <text:p text:style-name="P4">
标签: ['STOPRUSSIA', 'АГРЕСІЯ РФ', 'ВТОРГНЕННЯ РФ', 'ЕКОНОМІКА РФ', 'КРАХ РОСІЙСЬКОЇ ЕКОНОМІКИ']</text:p>
      <text:p text:style-name="P4">
类别: News</text:p>
      <!--METADATA-->
      <text:p text:style-name="P4">
<draw:frame draw:style-name="fr1" draw:name="Image17" text:anchor-type="as-char" svg:width="6.9236in" svg:height="4.809062in" draw:z-index="0">
<draw:image xlink:href="../Images/AРМІЯINFORM/2023-03-27T40-00-00-04-00/82.jpg" xlink:type="simple" xlink:show="embed" xlink:actuate="onLoad" draw:mime-type="image/jpeg"/>
</draw:frame>
美国禁止俄罗斯外交官未经允许联合国25英里的Zonnaecolo总部，这与联合国莱昂尼奇科(Leonidchenko)的俄罗斯联合会法律全民投票负责人。</text:p>
      <text:p text:style-name="P4">
瑞典公司宜家已在俄罗斯出售了最后一家企业 - 波德贝雷扎·诺夫哥罗德地区的家具工厂。 总体而言，瑞典建立在俄罗斯联合会以三个因素生产家具的情况下建立的，但是自从俄罗斯对乌克兰的全面侵略开始以来，决定完全离开俄罗斯联邦。</text:p>
      <text:p text:style-name="P4">
Gossuum Volodin的负责人提议改变当前的立法，以征服国际刑事法院在俄罗斯的活动。</text:p>
      <text:p text:style-name="P4">
俄罗斯联邦经济部已封锁了2014年推出的行政专业和公开控制“行动”的门户。 正式地，由于当局提供了俄罗斯联合会的信息，这些信息只有20-40％与他们获得统计信息，注册和国家拥有的基础相对应的说明。 在他们的基础上，企业家尤其能够调整其业务，以使对公民的服务不足。</text:p>
      <text:p text:style-name="P4">
俄罗斯联邦中央银行已禁止从“不友好”的国家出售公司的股份，直到2023年10月1日。</text:p>
      <text:p text:style-name="P4">
俄罗斯生殖健康联合会卫生部的首席专家说，超过52％的男性俄罗斯人的寿命最高可达65岁。</text:p>
      <text:p text:style-name="P4">
克里米亚的职业当局承诺，俄罗斯联邦政府将提供财政援助，以确保为半岛旅游业的雇员提供最低工资。</text:p>
      <text:p text:style-name="P4">
在俄罗斯，缺乏尸体 - 医务人员研究的尸体。 结果，尸体的价格上涨了80-120％，培训课程的事故增加了20-30％。 目前，俄罗斯公司正试图根据平行进口计划调整尸体的供应。</text:p>
      <text:p text:style-name="P4">
罗塞尔维斯基的监督发现了一种危险的疾病 - 矮烟灰 - 从白俄罗斯进口到俄罗斯的种子。 辩论了将近5吨小麦的进口，该党被送回了供应商。</text:p>
      <text:p text:style-name="P4">
<text:span text:style-name="T5">
derello：<text:a xlink:type="simple" xlink:href="https://szru.gov.ua/news-media/publications/260323-ukraina-i-svit--proty-rosiiskoi-ahresii-sanktsii-v-dii" text:style-name="Internet_20_link" text:visited-style-name="Visited_20_Internet_20_Link">
乌克兰的外国情报服务</text:a>
</text:span>
</text:p>
      <text:p text:style-name="P4">
News Source: <text:a xlink:type="simple" xlink:href="https://armyinform.com.ua/2023/03/27/shvedska-kompaniya-ikea-prodala-ostannye-svoye-pidpryyemstvo-na-rosiyi/" text:style-name="Internet_20_link" text:visited-style-name="Visited_20_Internet_20_Link">
https://armyinform.com.ua/2023/03/27/shvedska-kompaniya-ikea-prodala-ostannye-svoye-pidpryyemstvo-na-rosiyi/</text:a>
</text:p>
      <!--NEWS-->
      <text:h text:style-name="P10" text:outline-level="1">
<text:span text:style-name="T4">
在行动中，您可以获得收养咨询</text:span>
</text:h>
      <text:p text:style-name="P4">
作者: ['АРМІЯINFORM']</text:p>
      <text:p text:style-name="P4">
时间: 2023-03-27T41:00:00-04:00</text:p>
      <text:p text:style-name="P4">
描述: DIA可以申请与精美的ditini咨询。 关于TSE Doldomlya ...与乌克兰2022年的战争，与乌克兰的最新新闻，今天与乌克兰的新闻战争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1/10/diya-1.jpg" text:style-name="Internet_20_link" text:visited-style-name="Visited_20_Internet_20_Link">
diya-1.jpg</text:a>
']</text:p>
      <text:p text:style-name="P4">
标签: ['ДІЯ']</text:p>
      <text:p text:style-name="P4">
类别: News</text:p>
      <!--METADATA-->
      <text:p text:style-name="P4">
<draw:frame draw:style-name="fr1" draw:name="Image18" text:anchor-type="as-char" svg:width="6.9236in" svg:height="3.894525in" draw:z-index="0">
<draw:image xlink:href="../Images/AРМІЯINFORM/2023-03-27T41-00-00-04-00/diya-1.jpg" xlink:type="simple" xlink:show="embed" xlink:actuate="onLoad" draw:mime-type="image/jpeg"/>
</draw:frame>
说明性照片</text:p>
      <text:p text:style-name="P4">
在行动中，您可以申请收养儿童。</text:p>
      <text:p text:style-name="P4">
关于它<text:a xlink:type="simple" xlink:href="https://www.facebook.com/plugins/post.php" text:style-name="Internet_20_link" text:visited-style-name="Visited_20_Internet_20_Link">
报告</text:a>
重返社会部。</text:p>
      <text:p text:style-name="P4">
根据其结果，您将能够确保自己可以成为收​​养者以及需要成为什么。</text:p>
      <text:p text:style-name="P4">
咨询将有助于评估采用孩子的准备，了解该程序的设备并选择家庭教育的形式(监护，护理，寄养或家庭型孤儿院).</text:p>
      <text:p text:style-name="P4">
<text:span text:style-name="T4">
Як отримати послугу?</text:span>
</text:p>
      <text:p text:style-name="P4">
Зареєструйтеся або авторизуйтеся на порталі diia.gov.ua за допомогоюелектронного підпису. Заповніть онлайн-форму заяви. Підпишіть її електроннимпідписом і відправте.</text:p>
      <text:p text:style-name="P4">
News Source: <text:a xlink:type="simple" xlink:href="https://armyinform.com.ua/2023/03/27/u-diyi-mozhna-otrymaty-konsultacziyu-z-usynovlennya/" text:style-name="Internet_20_link" text:visited-style-name="Visited_20_Internet_20_Link">
https://armyinform.com.ua/2023/03/27/u-diyi-mozhna-otrymaty-konsultacziyu-z-usynovlennya/</text:a>
</text:p>
      <!--NEWS-->
      <text:h text:style-name="P10" text:outline-level="1">
<text:span text:style-name="T4">
上周推广俄罗斯媒体的假货</text:span>
</text:h>
      <text:p text:style-name="P4">
作者: ['АРМІЯINFORM']</text:p>
      <text:p text:style-name="P4">
时间: 2023-03-27T42:00:00-04:00</text:p>
      <text:p text:style-name="P4">
描述: rnbo的Wizin -Format中心plapped着主要假货，Yaki被Rosiyski剑...与乌克兰2022年的战争，与乌克兰的战争是今天的最新消息，这是与乌克兰2022年的新闻战争，这是最后一场。今天，乌克兰和俄罗斯之间的战争以及与乌克兰的战争将在不久的将来与乌克兰战争，与乌克兰与乌克兰的战争，今天的乌克兰新闻，乌克兰新闻，乌克兰新闻，俄罗斯的乌克兰媒体将在俄罗斯</text:p>
      <text:p text:style-name="P4">
图片: ['<text:a xlink:type="simple" xlink:href="https://armyinform.com.ua/wp-content/uploads/2023/03/czpd.jpeg" text:style-name="Internet_20_link" text:visited-style-name="Visited_20_Internet_20_Link">
czpd.jpeg</text:a>
']</text:p>
      <text:p text:style-name="P4">
标签: ['STOPRUSSIA', 'АГРЕСІЯ РФ', 'ВТОРГНЕННЯ РФ', 'РОСІЙСЬКІ ФЕЙКИ', 'ФЕЙКИ РФ', 'ЦПД РНБО']</text:p>
      <text:p text:style-name="P4">
类别: News</text:p>
      <!--METADATA-->
      <text:p text:style-name="P4">
<draw:frame draw:style-name="fr1" draw:name="Image19" text:anchor-type="as-char" svg:width="6.9236in" svg:height="6.9236in" draw:z-index="0">
<draw:image xlink:href="../Images/AРМІЯINFORM/2023-03-27T42-00-00-04-00/czpd.jpeg" xlink:type="simple" xlink:show="embed" xlink:actuate="onLoad" draw:mime-type="image/jpeg"/>
</draw:frame>
在NSDC中打击错误信息的中心<text:a xlink:type="simple" xlink:href="https://www.facebook.com/protydiyadezinformatsiyi.cpd/posts/pfbid02fe7Z7Xiaso5iVu4PnT3tAjryrzL7SZY7srJ7p3g78rcUwTuq11hTqnds3kmsVD5bl" text:style-name="Internet_20_link" text:visited-style-name="Visited_20_Internet_20_Link">
已发布</text:a>
上周推广俄罗斯媒体的主要假货。</text:p>
      <text:p text:style-name="P4">
主要的是：</text:p>
      <text:p text:style-name="P4">
<text:span text:style-name="T5">
武装部队从马里波尔撤退，被直接指导住宅建筑击败； </text:span>
在Zaporozhye的方向上，波兰军队的常规单位植根于扎根； <text:span text:style-name="T5">
俄罗斯与欧洲不同，具有战略合作伙伴的所有基本特征，也是中国的地缘政治盟友； </text:span>
在乌克兰，以生物创造者为幌子，创建了美国和北约军事物体； <text:span text:style-name="T5">
基辅打算对Zaporizhhya npp进行另一个挑衅，即试图完全断开它； </text:span>
俄罗斯不允许乌克兰加入北约，因此开始对其进行大规模的“操作”。</text:p>
      <text:p text:style-name="P4">
News Source: <text:a xlink:type="simple" xlink:href="https://armyinform.com.ua/2023/03/27/pidbirka-fejkiv-yaki-prosuvaly-rosijski-zmi-mynulogo-tyzhnya/" text:style-name="Internet_20_link" text:visited-style-name="Visited_20_Internet_20_Link">
https://armyinform.com.ua/2023/03/27/pidbirka-fejkiv-yaki-prosuvaly-rosijski-zmi-mynulogo-tyzhnya/</text:a>
</text:p>
      <!--NEWS-->
      <text:h text:style-name="P10" text:outline-level="1">
<text:span text:style-name="T4">
乌克兰犬科医生已经在西班牙开设了专门的培训课程</text:span>
</text:h>
      <text:p text:style-name="P4">
作者: ['АРМІЯINFORM']</text:p>
      <text:p text:style-name="P4">
时间: 2023-03-27T43:00:00-04:00</text:p>
      <text:p text:style-name="P4">
描述: Prikordontniki对Zi Glorodennaya服务服务所采用的Pershi的执行量越多...与乌克兰2022年的战争，与乌克兰与乌克兰的最新新闻，今天与乌克兰的新闻战争，乌克兰2022年最后一次与乌克兰的新闻战争，乌克兰和俄罗斯和俄罗斯和俄罗斯以及何时又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3/kord1.jpeg" text:style-name="Internet_20_link" text:visited-style-name="Visited_20_Internet_20_Link">
kord1.jpeg</text:a>
', '<text:a xlink:type="simple" xlink:href="https://armyinform.com.ua/wp-content/uploads/2023/03/kord5-150x150.jpeg" text:style-name="Internet_20_link" text:visited-style-name="Visited_20_Internet_20_Link">
kord5-150x150.jpeg</text:a>
', '<text:a xlink:type="simple" xlink:href="https://armyinform.com.ua/wp-content/uploads/2023/03/kord6-150x150.jpeg" text:style-name="Internet_20_link" text:visited-style-name="Visited_20_Internet_20_Link">
kord6-150x150.jpeg</text:a>
', '<text:a xlink:type="simple" xlink:href="https://armyinform.com.ua/wp-content/uploads/2023/03/kord4-150x150.jpeg" text:style-name="Internet_20_link" text:visited-style-name="Visited_20_Internet_20_Link">
kord4-150x150.jpeg</text:a>
', '<text:a xlink:type="simple" xlink:href="https://armyinform.com.ua/wp-content/uploads/2023/03/kord3-150x150.jpeg" text:style-name="Internet_20_link" text:visited-style-name="Visited_20_Internet_20_Link">
kord3-150x150.jpeg</text:a>
', '<text:a xlink:type="simple" xlink:href="https://armyinform.com.ua/wp-content/uploads/2023/03/kord2-150x150.jpeg" text:style-name="Internet_20_link" text:visited-style-name="Visited_20_Internet_20_Link">
kord2-150x150.jpeg</text:a>
']</text:p>
      <text:p text:style-name="P4">
标签: ['STOPRUSSIA', 'АГРЕСІЯ РФ', 'ВТОРГНЕННЯ РФ', 'ДПСУ']</text:p>
      <text:p text:style-name="P4">
类别: News</text:p>
      <!--METADATA-->
      <text:p text:style-name="P4">
<draw:frame draw:style-name="fr1" draw:name="Image20" text:anchor-type="as-char" svg:width="6.9236in" svg:height="5.1927in" draw:z-index="0">
<draw:image xlink:href="../Images/AРМІЯINFORM/2023-03-27T43-00-00-04-00/kord1.jpeg" xlink:type="simple" xlink:show="embed" xlink:actuate="onLoad" draw:mime-type="image/jpeg"/>
</draw:frame>
边防卫队已经与服务犬一起举办了第一堂课，以安装联系人，并将狗聚焦于教练上。</text:p>
      <text:p text:style-name="P4">
关于它<text:a xlink:type="simple" xlink:href="https://dpsu.gov.ua/ua/news/fahivci-kinologi-derzhprikordonsluzhbi-rozpochali-specializovaniy-kurs-pidgotovki-na-bazi-kinologichnogo-centru-civilnoi-gvardii-ispanii/" text:style-name="Internet_20_link" text:visited-style-name="Visited_20_Internet_20_Link">
报告</text:a>
乌克兰国家边境服务。</text:p>
      <text:p text:style-name="P4">
对于每位电影工程师，西班牙教练都为马里诺·泰米蒂安(Malinua Tanimetian)牧羊人的狗提供了保护。 课程包括理论和实用部分。</text:p>
      <text:p text:style-name="P4">
<text:a xlink:type="simple" xlink:href="https://armyinform.com.ua/wp-content/uploads/2023/03/kord5.jpeg" text:style-name="Internet_20_link" text:visited-style-name="Visited_20_Internet_20_Link">
!(Images/AРМІЯINFORM/2023-03-27T43-00-00-04-00/kord5-150x150.jpeg)</text:a>
</text:p>
      <text:p text:style-name="P4">
<text:a xlink:type="simple" xlink:href="https://armyinform.com.ua/wp-content/uploads/2023/03/kord6.jpeg" text:style-name="Internet_20_link" text:visited-style-name="Visited_20_Internet_20_Link">
<draw:frame draw:style-name="fr1" draw:name="Image21" text:anchor-type="as-char" svg:width="6.9236in" svg:height="6.9236in" draw:z-index="0">
<draw:image xlink:href="../Images/AРМІЯINFORM/2023-03-27T43-00-00-04-00/kord6-150x150.jpeg" xlink:type="simple" xlink:show="embed" xlink:actuate="onLoad" draw:mime-type="image/jpeg"/>
</draw:frame>
</text:a>
乌克兰犬科医生希望在学习方面取得良好的结果，因为除了良好的条件外，所有狗都具有出色的工作素质。</text:p>
      <text:p text:style-name="P4">
几天前，我们将提醒我们，六名乌克兰边境警卫和两个海关服务局的占人物剩下四个月的培训。</text:p>
      <text:p text:style-name="P4">
旨在改善国家边境警卫犬的方法和国家海关服务的欧洲标准和最佳实践的全面四个月课程，以检测武器，弹药和炸药。</text:p>
      <text:p text:style-name="P4">
<text:a xlink:type="simple" xlink:href="https://armyinform.com.ua/wp-content/uploads/2023/03/kord4.jpeg" text:style-name="Internet_20_link" text:visited-style-name="Visited_20_Internet_20_Link">
!(Images/AРМІЯINFORM/2023-03-27T43-00-00-04-00/kord4-150x150.jpeg)</text:a>
</text:p>
      <text:p text:style-name="P4">
<text:a xlink:type="simple" xlink:href="https://armyinform.com.ua/wp-content/uploads/2023/03/kord3.jpeg" text:style-name="Internet_20_link" text:visited-style-name="Visited_20_Internet_20_Link">
<draw:frame draw:style-name="fr1" draw:name="Image22" text:anchor-type="as-char" svg:width="6.9236in" svg:height="6.9236in" draw:z-index="0">
<draw:image xlink:href="../Images/AРМІЯINFORM/2023-03-27T43-00-00-04-00/kord3-150x150.jpeg" xlink:type="simple" xlink:show="embed" xlink:actuate="onLoad" draw:mime-type="image/jpeg"/>
</draw:frame>
</text:a>
</text:p>
      <text:p text:style-name="P4">
<text:a xlink:type="simple" xlink:href="https://armyinform.com.ua/wp-content/uploads/2023/03/kord2.jpeg" text:style-name="Internet_20_link" text:visited-style-name="Visited_20_Internet_20_Link">
<draw:frame draw:style-name="fr1" draw:name="Image23" text:anchor-type="as-char" svg:width="6.9236in" svg:height="6.9236in" draw:z-index="0">
<draw:image xlink:href="../Images/AРМІЯINFORM/2023-03-27T43-00-00-04-00/kord2-150x150.jpeg" xlink:type="simple" xlink:show="embed" xlink:actuate="onLoad" draw:mime-type="image/jpeg"/>
</draw:frame>
</text:a>
培训的倡议是欧安组织外静脉外项目的一部分：“饮酒，以防止和挣扎在武器，弹药和爆炸物的所有援助方面的非法流通和斗争”，对立陶宛和波兰提供了资金的支持。</text:p>
      <text:p text:style-name="P4">
News Source: <text:a xlink:type="simple" xlink:href="https://armyinform.com.ua/2023/03/27/ukrayinski-fahivczi-kinology-rozpochaly-speczializovanyj-kurs-pidgotovky-v-ispaniyi/" text:style-name="Internet_20_link" text:visited-style-name="Visited_20_Internet_20_Link">
https://armyinform.com.ua/2023/03/27/ukrayinski-fahivczi-kinology-rozpochaly-speczializovanyj-kurs-pidgotovky-v-ispaniyi/</text:a>
</text:p>
      <!--NEWS-->
      <text:h text:style-name="P10" text:outline-level="1">
<text:span text:style-name="T4">
俄罗斯人抱怨贝尔戈罗德地区的电力破坏 - 拦截gur</text:span>
</text:h>
      <text:p text:style-name="P4">
作者: ['АРМІЯINFORM']</text:p>
      <text:p text:style-name="P4">
时间: 2023-03-27T44:00:00-04:00</text:p>
      <text:p text:style-name="P4">
描述: 俄罗斯联邦的埋葬，以谈判Eleknieregi在Bєlgorodgi推迟到的情况...与乌克兰2022年的战争，与乌克兰的最新新闻，新闻，新闻，与乌克兰2022年的战争，今天将于今天与乌克兰2022年进行，将在乌克兰和俄罗斯和俄罗斯和俄罗斯和俄罗斯和俄罗斯和俄罗斯和俄罗斯和俄罗斯和俄罗斯和俄罗斯和俄罗斯和俄罗斯和俄罗斯之间发生一场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3/636654218e622.jpeg" text:style-name="Internet_20_link" text:visited-style-name="Visited_20_Internet_20_Link">
636654218e622.jpeg</text:a>
']</text:p>
      <text:p text:style-name="P4">
标签: ['ГУР МІНОБОРОНИ УКРАЇНИ', 'ГУР ПЕРЕХОПЛЕННЯ']</text:p>
      <text:p text:style-name="P4">
类别: News</text:p>
      <!--METADATA-->
      <text:p text:style-name="P4">
<draw:frame draw:style-name="fr1" draw:name="Image24" text:anchor-type="as-char" svg:width="6.9236in" svg:height="4.32725in" draw:z-index="0">
<draw:image xlink:href="../Images/AРМІЯINFORM/2023-03-27T44-00-00-04-00/636654218e622.jpeg" xlink:type="simple" xlink:show="embed" xlink:actuate="onLoad" draw:mime-type="image/jpeg"/>
</draw:frame>
俄罗斯联邦的公民讨论了乌贝尔戈罗德地区电力供应中断的情况。</text:p>
      <text:p text:style-name="P4">
关于这个<text:a xlink:type="simple" xlink:href="https://gur.gov.ua/content/u-nas-v-sosednem-sele-sperly-henerator-u-nasheho-russkoho-naroda-nycheho-ne-lezhyt-na-meste-prosto-tak.html" text:style-name="Internet_20_link" text:visited-style-name="Visited_20_Internet_20_Link">
被引用</text:a>
在谅解备忘录的下一次拦截中。</text:p>
      <text:p text:style-name="P4">
缺乏电力是由于CPP的系统性事故以及发电机盗窃案的数量已大大增加。</text:p>
      <text:p text:style-name="P4">
俄罗斯人说：“我们在一个附近的村庄里偷了一个发电机……我们的俄罗斯人民就是这样。”</text:p>
      <text:p text:style-name="P4">
News Source: <text:a xlink:type="simple" xlink:href="https://armyinform.com.ua/2023/03/27/rosiyany-skarzhatsya-na-pereboyi-elektropostachannya-u-byelgorodskij-oblasti-perehoplennya-gur/" text:style-name="Internet_20_link" text:visited-style-name="Visited_20_Internet_20_Link">
https://armyinform.com.ua/2023/03/27/rosiyany-skarzhatsya-na-pereboyi-elektropostachannya-u-byelgorodskij-oblasti-perehoplennya-gur/</text:a>
</text:p>
      <!--NEWS-->
      <text:h text:style-name="P10" text:outline-level="1">
<text:span text:style-name="T4">
国防部展示了一场乌克兰油轮和俄罗斯反坦克主义者的决斗</text:span>
</text:h>
      <text:p text:style-name="P4">
作者: ['АРМІЯINFORM']</text:p>
      <text:p text:style-name="P4">
时间: 2023-03-27T45:00:00-04:00</text:p>
      <text:p text:style-name="P4">
描述: 乌克兰的坦克在罗西斯科亚美尼亚人的dvobankists中为零...与乌克兰2022年的战争，与乌克兰的战争是今天的最新新闻，与乌克兰2022年的新闻战争是今天的最后一场，乌克兰之间的战争将是一场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2/tankist.jpg" text:style-name="Internet_20_link" text:visited-style-name="Visited_20_Internet_20_Link">
tankist.jpg</text:a>
']</text:p>
      <text:p text:style-name="P4">
标签: ['STOPRUSSIA', 'ЗНИЩЕННЯ ВОРОГА', 'ТАНКІСТИ']</text:p>
      <text:p text:style-name="P4">
类别: News</text:p>
      <!--METADATA-->
      <text:p text:style-name="P4">
<draw:frame draw:style-name="fr1" draw:name="Image25" text:anchor-type="as-char" svg:width="6.9236in" svg:height="3.893007in" draw:z-index="0">
<draw:image xlink:href="../Images/AРМІЯINFORM/2023-03-27T45-00-00-04-00/tankist.jpg" xlink:type="simple" xlink:show="embed" xlink:actuate="onLoad" draw:mime-type="image/jpeg"/>
</draw:frame>
乌克兰油轮与俄罗斯军队的反统治者的决斗同意。</text:p>
      <text:p text:style-name="P4">
关于它<text:a xlink:type="simple" xlink:href="https://t.me/ministry_of_defense_ua/7191" text:style-name="Internet_20_link" text:visited-style-name="Visited_20_Internet_20_Link">
报告</text:a>
国防部乌克兰。</text:p>
      <text:p text:style-name="P4">
«与敌人的普罗塔克斯主义者的一个单独机械旅的坦克船员的决斗。 对于后者 - 没有选择。 乌克兰将获胜!”  - 确保瓦努斯。</text:p>
      <text:p text:style-name="P4">
值得注意的是，由于决斗，俄罗斯的反国界遭受了巨大的损失。</text:p>
      <text:p text:style-name="P4">
News Source: <text:a xlink:type="simple" xlink:href="https://armyinform.com.ua/2023/03/27/u-minoborony-pokazaly-dvobij-ukrayinskyh-tankistiv-ta-rosijskyh-protytankistiv/" text:style-name="Internet_20_link" text:visited-style-name="Visited_20_Internet_20_Link">
https://armyinform.com.ua/2023/03/27/u-minoborony-pokazaly-dvobij-ukrayinskyh-tankistiv-ta-rosijskyh-protytankistiv/</text:a>
</text:p>
      <!--NEWS-->
      <text:h text:style-name="P10" text:outline-level="1">
<text:span text:style-name="T4">
在巴赫穆特（Bakhmut），边防部队消除了瓦格纳（Wagner）的牢房</text:span>
</text:h>
      <text:p text:style-name="P4">
作者: ['АРМІЯINFORM']</text:p>
      <text:p text:style-name="P4">
时间: 2023-03-27T46:00:00-04:00</text:p>
      <text:p text:style-name="P4">
描述: 在巴特维亚（Mista-Format Bakhmut Visskovo）的巴特维亚（Batvia），立刻是陆上服务……与乌克兰2022的战争，与乌克兰的战争是今天的最新消息，今天与乌克兰的新闻战2022是今天的最后一场，将是今天的最后一场新闻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a xlink:type="simple" xlink:href="https://armyinform.com.ua/wp-content/uploads/2023/03/dpsu111.jpeg" text:style-name="Internet_20_link" text:visited-style-name="Visited_20_Internet_20_Link">
dpsu111.jpeg</text:a>
']</text:p>
      <text:p text:style-name="P4">
标签: ['STOPRUSSIA', 'ВТОРГНЕННЯ РФ', 'ГШ ЗСУ', 'ДПСУ']</text:p>
      <text:p text:style-name="P4">
类别: News</text:p>
      <!--METADATA-->
      <text:p text:style-name="P4">
<draw:frame draw:style-name="fr1" draw:name="Image26" text:anchor-type="as-char" svg:width="6.9236in" svg:height="3.917604in" draw:z-index="0">
<draw:image xlink:href="../Images/AРМІЯINFORM/2023-03-27T46-00-00-04-00/dpsu111.jpeg" xlink:type="simple" xlink:show="embed" xlink:actuate="onLoad" draw:mime-type="image/jpeg"/>
</draw:frame>
在巴赫穆特(Bakhmut)的战斗中，国家边防部警卫队一起继续袭击敌人，并造成了俄罗斯占领军的最大伤亡。</text:p>
      <text:p text:style-name="P4">
关于它<text:a xlink:type="simple" xlink:href="https://dpsu.gov.ua/ua/news/%20video%20-u-bahmuti-prikordonniki-likviduvali-oseredok-vagnerivciv/" text:style-name="Internet_20_link" text:visited-style-name="Visited_20_Internet_20_Link">
报告</text:a>
乌克兰国家边境服务。</text:p>
      <text:p text:style-name="P4">
前几天，卢汉斯边境支队受到瓦格纳·佩克(Wagner Pec)袭击团体的重点监控和摧毁。 空气智能追踪了与团体的离开，发现敌人专注于车库。</text:p>
      <text:p text:style-name="P4">
立即根据收到的数据，制定了该单元的迫击炮计算。一系列迫击炮壳完全消除了入侵者的细胞。 Dpsuvagne病变的战斗人员至少摧毁了15名雇佣军。 瓦格纳(Wagner)支队部分失去了战斗能力，无法对此进行当地攻势。</text:p>
      <text:p text:style-name="P4">
News Source: <text:a xlink:type="simple" xlink:href="https://armyinform.com.ua/2023/03/27/u-bahmuti-prykordonnyky-likviduvaly-oseredok-vagnerivcziv/" text:style-name="Internet_20_link" text:visited-style-name="Visited_20_Internet_20_Link">
https://armyinform.com.ua/2023/03/27/u-bahmuti-prykordonnyky-likviduvaly-oseredok-vagnerivcziv/</text:a>
</text:p>
      <!--NEWS-->
      <text:h text:style-name="P10" text:outline-level="1">
<text:span text:style-name="T4">
乌克兰防守者每天击退60多次敌对袭击</text:span>
</text:h>
      <text:p text:style-name="P4">
作者: ['АРМІЯINFORM']</text:p>
      <text:p text:style-name="P4">
时间: 2023-03-27T47:00:00-04:00</text:p>
      <text:p text:style-name="P4">
描述: 在西伯利亚人波利斯基的沃林斯基，Slobozhanskoye扩张正在运作...与乌克兰2022年的战争，与乌克兰的战争是今天的最新消息，与乌克兰2022年的新闻战是今天的最后一场战争，将会发生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1/foto_8_zsu.jpg" text:style-name="Internet_20_link" text:visited-style-name="Visited_20_Internet_20_Link">
foto_8_zsu.jpg</text:a>
']</text:p>
      <text:p text:style-name="P4">
标签: ['STOPRUSSIA', 'АГРЕСІЯ РФ', 'ВТОРГНЕННЯ РФ', 'ГШ ЗСУ', 'ОПЕРАТИВНА ІНФОРМАЦІЯ', 'РАНКОВЕ ЗВЕДЕННЯ', 'ХРОНІКА ОБОРОНИ']</text:p>
      <text:p text:style-name="P4">
类别: News</text:p>
      <!--METADATA-->
      <text:p text:style-name="P4">
<draw:frame draw:style-name="fr1" draw:name="Image27" text:anchor-type="as-char" svg:width="6.9236in" svg:height="4.615733in" draw:z-index="0">
<draw:image xlink:href="../Images/AРМІЯINFORM/2023-03-27T47-00-00-04-00/foto_8_zsu.jpg" xlink:type="simple" xlink:show="embed" xlink:actuate="onLoad" draw:mime-type="image/jpeg"/>
</draw:frame>
说明性照片<text:span text:style-name="T4">
🔥俄罗斯入侵的情况</text:span>
</text:p>
      <text:p text:style-name="P4">
在Volyn，Polissya，Siversky和Slobozhansky的方向，没有发生重大变化的运营生产，未检测到进攻群体的形成迹象。 在白俄罗斯共和国领土上，正在进行对俄罗斯联邦武装部队部队的战斗训练措施。 敌人继续在库尔斯克和贝尔戈罗德地区的边界地区保留维克安的存在。</text:p>
      <text:p text:style-name="P4">
在Facebook上关于它<text:a xlink:type="simple" xlink:href="https://www.facebook.com/GeneralStaff.ua/posts/pfbid0GXfqUSe5LqhPj5hQkmpvg7xDSjmpkXZq1ENNwLFfYdCw84S3vL6G6AyX4tegA1abl" text:style-name="Internet_20_link" text:visited-style-name="Visited_20_Internet_20_Link">
报告</text:a>
武装部队的总人员。</text:p>
      <text:p text:style-name="P4">
“入侵者将基本努力集中在纳兹皮山，利曼，巴赫穆特，阿夫迪夫斯基和马林斯基·纳普里姆基(Marinsky Napryamki)的进攻行动上 - 我们的战士击退了60多次敌人的袭击，”证词写道。</text:p>
      <text:p text:style-name="P4">
News Source: <text:a xlink:type="simple" xlink:href="https://armyinform.com.ua/2023/03/27/ukrayinski-zahysnyky-za-dobu-vidbyly-ponad-60-vorozhyh-atak/" text:style-name="Internet_20_link" text:visited-style-name="Visited_20_Internet_20_Link">
https://armyinform.com.ua/2023/03/27/ukrayinski-zahysnyky-za-dobu-vidbyly-ponad-60-vorozhyh-atak/</text:a>
</text:p>
      <!--NEWS-->
      <text:h text:style-name="P10" text:outline-level="1">
<text:span text:style-name="T4">
在卢汉斯克地区，当地的太平间补充了约100具死亡尸体，另外140人受伤</text:span>
</text:h>
      <text:p text:style-name="P4">
作者: ['АРМІЯINFORM']</text:p>
      <text:p text:style-name="P4">
时间: 2023-03-27T48:00:00-04:00</text:p>
      <text:p text:style-name="P4">
描述: 在Mar'ani的Avdevesvskoye上，敌人的Viv遭到了攻击...与乌克兰2022年的战争，与乌克兰的最新消息，今天与乌克兰的新闻，乌克兰2022年的新闻战争，今天将在乌克兰和俄罗斯和俄罗斯以及俄罗斯以及何时进行战争与乌克兰与乌克兰的战争将是不可行</text:p>
      <text:p text:style-name="P4">
图片: ['<text:a xlink:type="simple" xlink:href="https://armyinform.com.ua/wp-content/uploads/2023/03/poraneni-okupanty.jpg" text:style-name="Internet_20_link" text:visited-style-name="Visited_20_Internet_20_Link">
poraneni-okupanty.jpg</text:a>
']</text:p>
      <text:p text:style-name="P4">
标签: ['STOPRUSSIA', 'АГРЕСІЯ РФ', 'ВТОРГНЕННЯ РФ', 'ГШ ЗСУ', 'ОПЕРАТИВНА ІНФОРМАЦІЯ', 'РАНКОВЕ ЗВЕДЕННЯ']</text:p>
      <text:p text:style-name="P4">
类别: News</text:p>
      <!--METADATA-->
      <text:p text:style-name="P4">
<draw:frame draw:style-name="fr1" draw:name="Image28" text:anchor-type="as-char" svg:width="6.9236in" svg:height="4.615733in" draw:z-index="0">
<draw:image xlink:href="../Images/AРМІЯINFORM/2023-03-27T48-00-00-04-00/poraneni-okupanty.jpg" xlink:type="simple" xlink:show="embed" xlink:actuate="onLoad" draw:mime-type="image/jpeg"/>
</draw:frame>
乌克兰的俄罗斯入侵者。 说明性照片<text:span text:style-name="T4">
🔥俄罗斯入侵的情况</text:span>
</text:p>
      <text:p text:style-name="P4">
在Avdeevsky和Marinsky的指示中，敌人朝着Novobakhmutivka，Novokalinovo，Avdiivka，Severne，Severne，Pervomaisko，Nevel，Nevel，Krasnogorivka和Marinka的定居点方向领导了失败的进攻。</text:p>
      <text:p text:style-name="P4">
在Facebook上关于它<text:a xlink:type="simple" xlink:href="https://www.facebook.com/GeneralStaff.ua/posts/pfbid0GXfqUSe5LqhPj5hQkmpvg7xDSjmpkXZq1ENNwLFfYdCw84S3vL6G6AyX4tegA1abl" text:style-name="Internet_20_link" text:visited-style-name="Visited_20_Internet_20_Link">
报告</text:a>
武装部队的总人员。</text:p>
      <text:p text:style-name="P4">
“俄罗斯占领部队继续遭受巨大的损失。 因此，在最后一天，约有100具受害者被送往中央地区医院的当地太平间。 此外，大约有140所重伤的房屋接受了治疗。</text:p>
      <text:p text:style-name="P4">
News Source: <text:a xlink:type="simple" xlink:href="https://armyinform.com.ua/2023/03/27/na-luganshhyni-misczevyj-morg-popovnyly-blyzko-100-til-zagyblyh-okupantiv-shhe-140-poraneno/" text:style-name="Internet_20_link" text:visited-style-name="Visited_20_Internet_20_Link">
https://armyinform.com.ua/2023/03/27/na-luganshhyni-misczevyj-morg-popovnyly-blyzko-100-til-zagyblyh-okupantiv-shhe-140-poraneno/</text:a>
</text:p>
      <!--NEWS-->
      <text:h text:style-name="P10" text:outline-level="1">
<text:span text:style-name="T4">
白天，我们的大炮袭击了俄罗斯的管理点和4个占用者的重点领域</text:span>
</text:h>
      <text:p text:style-name="P4">
作者: ['АРМІЯINFORM']</text:p>
      <text:p text:style-name="P4">
时间: 2023-03-27T49:00:00-04:00</text:p>
      <text:p text:style-name="P4">
描述: 在Kurkiyanskoy ta Limanskoye，Viv的敌人是欺诈...与乌克兰2022年的战争，与乌克兰的最新新闻，今天与乌克兰的新闻，乌克兰2022年最后一次战争，乌克兰和俄罗斯之间以及俄罗斯和俄罗斯之间的战争将是一场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2/11/02-artyleriya.jpg" text:style-name="Internet_20_link" text:visited-style-name="Visited_20_Internet_20_Link">
02-artyleriya.jpg</text:a>
']</text:p>
      <text:p text:style-name="P4">
标签: ['STOPRUSSIA', 'АГРЕСІЯ РФ', 'ВТОРГНЕННЯ РФ', 'ГШ ЗСУ', 'ОПЕРАТИВНА ІНФОРМАЦІЯ', 'РАНКОВЕ ЗВЕДЕННЯ', 'ХРОНІКА ОБОРОНИ']</text:p>
      <text:p text:style-name="P4">
类别: News</text:p>
      <!--METADATA-->
      <text:p text:style-name="P4">
<draw:frame draw:style-name="fr1" draw:name="Image29" text:anchor-type="as-char" svg:width="6.9236in" svg:height="3.875676in" draw:z-index="0">
<draw:image xlink:href="../Images/AРМІЯINFORM/2023-03-27T49-00-00-04-00/02-artyleriya.jpg" xlink:type="simple" xlink:show="embed" xlink:actuate="onLoad" draw:mime-type="image/jpeg"/>
</draw:frame>
说明性照片<text:span text:style-name="T4">
🔥俄罗斯入侵的情况</text:span>
</text:p>
      <text:p text:style-name="P4">
在白天的库皮斯克(Kupyansk)和利曼(Liman)的指示中，在Sinkivka，Bigorivka和Merry附近充满活力的进攻行动的敌人。</text:p>
      <text:p text:style-name="P4">
在Facebook上关于它<text:a xlink:type="simple" xlink:href="https://www.facebook.com/GeneralStaff.ua/posts/pfbid0GXfqUSe5LqhPj5hQkmpvg7xDSjmpkXZq1ENNwLFfYdCw84S3vL6G6AyX4tegA1abl" text:style-name="Internet_20_link" text:visited-style-name="Visited_20_Internet_20_Link">
报告</text:a>
武装部队的总人员。</text:p>
      <text:p text:style-name="P4">
“我们的航空上一天在入侵者集中的领域进行了3次跳动。导弹部队和炮兵的单位同时击中了1个标点符号，消息中有4个集中度。</text:p>
      <text:p text:style-name="P4">
News Source: <text:a xlink:type="simple" xlink:href="https://armyinform.com.ua/2023/03/27/nasha-artyleriya-protyagom-doby-urazyla-rosijskyj-punkt-upravlinnya-ta-4-rajony-zoseredzhennya-okupantiv/" text:style-name="Internet_20_link" text:visited-style-name="Visited_20_Internet_20_Link">
https://armyinform.com.ua/2023/03/27/nasha-artyleriya-protyagom-doby-urazyla-rosijskyj-punkt-upravlinnya-ta-4-rajony-zoseredzhennya-okupantiv/</text:a>
</text:p>
      <!--NEWS-->
      <text:h text:style-name="P10" text:outline-level="1">
<text:span text:style-name="T4">
自大规模侵略开始以来，有17.1万军人失去了俄罗斯联邦的军队</text:span>
</text:h>
      <text:p text:style-name="P4">
作者: ['АРМІЯINFORM']</text:p>
      <text:p text:style-name="P4">
时间: 2023-03-27T50:00:00-04:00</text:p>
      <text:p text:style-name="P4">
描述: Zagalni Boyov，在02.24.22至03/27/23 Orintovo成为：...与乌克兰2022的战争，与乌克兰的战争，今天与乌克兰的最新新闻，与乌克兰的新闻战争，与乌克兰的新闻战争最后一次与乌克兰的新闻战争，今天会有一场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3/vtraty_03-27-2023-scaled.jpg" text:style-name="Internet_20_link" text:visited-style-name="Visited_20_Internet_20_Link">
vtraty_03-27-2023-scaled.jpg</text:a>
']</text:p>
      <text:p text:style-name="P4">
标签: ['STOPRUSSIA', 'ВТРАТИ ВОРОГА', 'ГШ ЗСУ']</text:p>
      <text:p text:style-name="P4">
类别: News</text:p>
      <!--METADATA-->
      <text:p text:style-name="P4">
<draw:frame draw:style-name="fr1" draw:name="Image30" text:anchor-type="as-char" svg:width="6.9236in" svg:height="6.975527in" draw:z-index="0">
<draw:image xlink:href="../Images/AРМІЯINFORM/2023-03-27T50-00-00-04-00/vtraty_03-27-2023-scaled.jpg" xlink:type="simple" xlink:show="embed" xlink:actuate="onLoad" draw:mime-type="image/jpeg"/>
</draw:frame>
<text:span text:style-name="T4">
 24.02.22 </text:span>
的全部敌人的战斗损失在<text:span text:style-name="T4">
 27.03.23 </text:span>
方向：</text:p>
      <text:p text:style-name="P4">
<text:span text:style-name="T4">
<text:span text:style-name="T5">
人员 -  </text:span>
* 171160(+610)淘汰的人</text:span>
<text:span text:style-name="T5">
坦克 -  </text:span>
<text:span text:style-name="T5">
 3595(0)</text:span>
<text:span text:style-name="T4">
战斗装甲车 -  </text:span>
 6953(+6)<text:span text:style-name="T4">
<text:span text:style-name="T5">
炮兵系统 -  </text:span>
<text:span text:style-name="T5">
 2638(+7)</text:span>
 </text:span>
 rszv- <text:span text:style-name="T4">
 523(+1)</text:span>
<text:span text:style-name="T5">
防空 -  </text:span>
<text:span text:style-name="T5">
 277(0)</text:span>
<text:span text:style-name="T4">
飞机 -  </text:span>
 305(0)<text:span text:style-name="T4">
<text:span text:style-name="T5">
直升机 -  </text:span>
* 291(0)</text:span>
<text:span text:style-name="T5">
无人机手术战术水平 -  </text:span>
<text:span text:style-name="T5">
 2216(0)</text:span>
<text:span text:style-name="T4">
有翼的导弹 -  </text:span>
 911(0)<text:span text:style-name="T4">
<text:span text:style-name="T5">
船 /船 -  </text:span>
* 18(0)</text:span>
<text:span text:style-name="T5">
汽车设备和坦克 -  </text:span>
<text:span text:style-name="T5">
 5493(+7)</text:span>
<text:span text:style-name="T4">
特殊技术 -  </text:span>
 285(+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7.03.23。</text:p>
      <text:p text:style-name="P4">
News Source: <text:a xlink:type="simple" xlink:href="https://armyinform.com.ua/2023/03/27/ponad-171-tysyachu-vijskovyh-vtratyla-armiya-rf-z-pochatku-shyrokomasshtabnoyi-agresiyi/" text:style-name="Internet_20_link" text:visited-style-name="Visited_20_Internet_20_Link">
https://armyinform.com.ua/2023/03/27/ponad-171-tysyachu-vijskovyh-vtratyla-armiya-rf-z-pochatku-shyrokomasshtabnoyi-agresiyi/</text:a>
</text:p>
      <!--NEWS-->
      <text:h text:style-name="P10" text:outline-level="1">
<text:span text:style-name="T4">
北约将保护联盟国家，无论附近的核武器如何 - 立陶宛国防部长</text:span>
</text:h>
      <text:p text:style-name="P4">
作者: ['АРМІЯINFORM']</text:p>
      <text:p text:style-name="P4">
时间: 2023-03-27T51:00:00-04:00</text:p>
      <text:p text:style-name="P4">
描述: 北约的笼子不是Nadavati Nadavati Kremlin关于核核核核核核核核核核核核的宣布...与乌克兰2022年的战争，与乌克兰的战争是今天的最新消息，即与乌克兰2022年的战争是今天的最后一场，是否会有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3/nato-1.jpg" text:style-name="Internet_20_link" text:visited-style-name="Visited_20_Internet_20_Link">
nato-1.jpg</text:a>
']</text:p>
      <text:p text:style-name="P4">
标签: ['STOPRUSSIA', 'АГРЕСІЯ РФ', 'АРВІДАС АНУШАУСКАС', 'ВТОРГНЕННЯ РФ', 'МІНІСТР ОБОРОНИ ЛИТВИ']</text:p>
      <text:p text:style-name="P4">
类别: News</text:p>
      <!--METADATA-->
      <text:p text:style-name="P4">
<draw:frame draw:style-name="fr1" draw:name="Image31" text:anchor-type="as-char" svg:width="6.9236in" svg:height="3.894525in" draw:z-index="0">
<draw:image xlink:href="../Images/AРМІЯINFORM/2023-03-27T51-00-00-04-00/nato-1.jpg" xlink:type="simple" xlink:show="embed" xlink:actuate="onLoad" draw:mime-type="image/jpeg"/>
</draw:frame>
北约国家不应对克里姆林宫关于在白俄罗斯的战术核武器的陈述的重要性，因为无论是在何处造成联盟，都可以保护联盟免受核紧密的威胁。</text:p>
      <text:p text:style-name="P4">
关于它<text:a xlink:type="simple" xlink:href="https://www.facebook.com/arvydas.anusauskas/posts/5795654087210185" text:style-name="Internet_20_link" text:visited-style-name="Visited_20_Internet_20_Link">
报告</text:a>
立陶宛国防部长阿尔维达斯·阿努沙斯卡斯(Anushauskas)。</text:p>
      <text:p text:style-name="P4">
“俄罗斯正在采取新的措施，试图在乌克兰或支持乌克兰的恐吓国家的支持下引起对政客的不满。白俄罗斯的核武器的发展只证明了普京对北约对乌克兰战争后北约的实力的担忧。现在不值得。 国家防御核武器威胁，无论它是否位于我们的边界西部(Kaliningrad地区)， 东方(白俄罗斯)或北(列宁格勒地区)”， - 立陶宛国防部负责人。</text:p>
      <text:p text:style-name="P4">
据他介绍，美国也非常适度地认为普京的步骤并不是改变其任何核约束计划的独特之处。</text:p>
      <text:p text:style-name="P4">
News Source: <text:a xlink:type="simple" xlink:href="https://armyinform.com.ua/2023/03/27/nato-zahyshhatyme-krayiny-alyansu-nezalezhno-vid-nayavnosti-yadernoyi-zbroyi-nepodalik-kordoniv-ministr-oborony-lytvy/" text:style-name="Internet_20_link" text:visited-style-name="Visited_20_Internet_20_Link">
https://armyinform.com.ua/2023/03/27/nato-zahyshhatyme-krayiny-alyansu-nezalezhno-vid-nayavnosti-yadernoyi-zbroyi-nepodalik-kordoniv-ministr-oborony-lytvy/</text:a>
</text:p>
      <!--NEWS-->
      <text:h text:style-name="P10" text:outline-level="1">
<text:span text:style-name="T4">
在乌克兰沉默的时刻</text:span>
</text:h>
      <text:p text:style-name="P4">
作者: ['АРМІЯINFORM']</text:p>
      <text:p text:style-name="P4">
时间: 2023-03-27T52: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ВТОРГНЕННЯ РФ', 'ХВИЛИНА МОВЧАННЯ']</text:p>
      <text:p text:style-name="P4">
类别: News</text:p>
      <!--METADATA-->
      <text:p text:style-name="P4">
<draw:frame draw:style-name="fr1" draw:name="Image32" text:anchor-type="as-char" svg:width="6.9236in" svg:height="3.895992in" draw:z-index="0">
<draw:image xlink:href="../Images/AРМІЯINFORM/2023-03-27T52-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3/27/v-ukrayini-hvylyna-movchannya/" text:style-name="Internet_20_link" text:visited-style-name="Visited_20_Internet_20_Link">
https://armyinform.com.ua/2023/03/27/v-ukrayini-hvylyna-movchannya/</text:a>
</text:p>
      <!--NEWS-->
      <text:h text:style-name="P10" text:outline-level="1">
<text:span text:style-name="T4">
俄罗斯黑客对乌克兰地方当局的攻击数量 - 国家秘书处有所增加</text:span>
</text:h>
      <text:p text:style-name="P4">
作者: ['АРМІЯINFORM']</text:p>
      <text:p text:style-name="P4">
时间: 2023-03-27T53:00:00-04:00</text:p>
      <text:p text:style-name="P4">
描述: 对于bast tsilly Rosichic hakeriv而言，文明的侵蚀性。 pers供所有人与乌克兰2022年战争，与乌克兰的最新新闻，今天与乌克兰2022年的新闻战争，今天将在乌克兰和俄罗斯之间发生战争，当2022年与乌克兰的战争将是，将在不久的将来与乌克兰发动战争，说，与乌克兰的战争，乌克兰的新闻，乌克兰新闻，乌克兰媒体在俄罗斯</text:p>
      <text:p text:style-name="P4">
图片: ['<text:a xlink:type="simple" xlink:href="https://armyinform.com.ua/wp-content/uploads/2023/03/rosijski-hakery.jpg" text:style-name="Internet_20_link" text:visited-style-name="Visited_20_Internet_20_Link">
rosijski-hakery.jpg</text:a>
', '<text:a xlink:type="simple" xlink:href="https://armyinform.com.ua/wp-content/uploads/2023/03/336987111_736743381424510_504054754782771483_n.jpg" text:style-name="Internet_20_link" text:visited-style-name="Visited_20_Internet_20_Link">
336987111_736743381424510_504054754782771483_n.jpg</text:a>
']</text:p>
      <text:p text:style-name="P4">
标签: ['CERT-UA', 'ДЕРЖСПЕЦЗВ’ЯЗКУ', 'ХАКЕРСЬКА АТАКА']</text:p>
      <text:p text:style-name="P4">
类别: News</text:p>
      <!--METADATA-->
      <text:p text:style-name="P4">
<draw:frame draw:style-name="fr1" draw:name="Image33" text:anchor-type="as-char" svg:width="6.9236in" svg:height="4.615733in" draw:z-index="0">
<draw:image xlink:href="../Images/AРМІЯINFORM/2023-03-27T53-00-00-04-00/rosijski-hakery.jpg" xlink:type="simple" xlink:show="embed" xlink:actuate="onLoad" draw:mime-type="image/jpeg"/>
</draw:frame>
黑客。 说明性照片</text:p>
      <text:p text:style-name="P4">
民用基础设施仍然是俄罗斯黑客的主要目的。 首先，中央当局。 自今年年初以来，已经注册了重大攻击和地方政府(第二名).</text:p>
      <text:p text:style-name="P4">
Про це<text:a xlink:type="simple" xlink:href="https://www.facebook.com/dsszzi/posts/pfbid02o5bvaGg8sJHaxehnAj8jqLf7qefjzmPyrgtLWLT5JQYrJYYSK3Y4o9Qg59JMWxoml" text:style-name="Internet_20_link" text:visited-style-name="Visited_20_Internet_20_Link">
повідомляє</text:a>
乌克兰特殊传播和信息保护的国家服务。</text:p>
      <text:p text:style-name="P4">
一年前，政府响应团队对CERT-UA的专家说，安全和国防部一年前获得了第二名。</text:p>
      <text:p text:style-name="P4">
如此之高的比例不仅表明该部门对黑客来说很有趣，而且地方当局仍然不受敌人的保护，通常是由于缺乏资金和专家的解释。</text:p>
      <text:p text:style-name="P4">
回想一下，在2023年1月至2月，在国家安全服务局运营的CERT-UA政府响应团队<text:a xlink:type="simple" xlink:href="https://armyinform.com.ua/2023/03/26/za-dva-misyaczi-v-ukrayini-zafiksuvaly-ponad-300-kiberatak-derzhspeczzvyazku/" text:style-name="Internet_20_link" text:visited-style-name="Visited_20_Internet_20_Link">
解决了</text:a>
超过300个网络机构网络攻击。</text:p>
      <text:p text:style-name="P4">
<draw:frame draw:style-name="fr1" draw:name="Image34" text:anchor-type="as-char" svg:width="6.9236in" svg:height="5.1927in" draw:z-index="0">
<draw:image xlink:href="../Images/AРМІЯINFORM/2023-03-27T53-00-00-04-00/336987111_736743381424510_504054754782771483_n.jpg" xlink:type="simple" xlink:show="embed" xlink:actuate="onLoad" draw:mime-type="image/jpeg"/>
</draw:frame>
</text:p>
      <text:p text:style-name="P4">
News Source: <text:a xlink:type="simple" xlink:href="https://armyinform.com.ua/2023/03/27/zbilshylasya-kilkist-atak-hakeriv-rf-na-misczevi-organy-vlady-ukrayiny-derzhspeczzvyazku/" text:style-name="Internet_20_link" text:visited-style-name="Visited_20_Internet_20_Link">
https://armyinform.com.ua/2023/03/27/zbilshylasya-kilkist-atak-hakeriv-rf-na-misczevi-organy-vlady-ukrayiny-derzhspeczzvyazku/</text:a>
</text:p>
      <!--NEWS-->
      <text:h text:style-name="P10" text:outline-level="1">
<text:span text:style-name="T4">
波兰外交部：将俄罗斯核武器放在白俄罗斯增加了欧洲和平威胁</text:span>
</text:h>
      <text:p text:style-name="P4">
作者: ['АРМІЯINFORM']</text:p>
      <text:p text:style-name="P4">
时间: 2023-03-27T54:00:00-04:00</text:p>
      <text:p text:style-name="P4">
描述: 还有一个番红花在古尔蒂亚·罗西斯科·马基（Gurtia Rosiyskoi Machi -Machi）提示之前的番红花 - 马基（Machi）...与乌克兰2022年的战争，与乌克兰与乌克兰的最新新闻战争，今天与乌克兰的新闻战争，今天与乌克兰的新闻战争，今天上次与乌克兰2022年，乌克兰和俄罗斯之间的战争将是一场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3/polska_nato.jpg" text:style-name="Internet_20_link" text:visited-style-name="Visited_20_Internet_20_Link">
polska_nato.jpg</text:a>
']</text:p>
      <text:p text:style-name="P4">
标签: ['STOPRUSSIA', 'АГРЕСІЯ РФ', 'ВТОРГНЕННЯ РФ', 'ЛУКАШ ЯСІНА', 'МЗС ПОЛЬЩІ', 'ЯДЕРНА ЗБРОЯ']</text:p>
      <text:p text:style-name="P4">
类别: News</text:p>
      <!--METADATA-->
      <text:p text:style-name="P4">
<draw:frame draw:style-name="fr1" draw:name="Image35" text:anchor-type="as-char" svg:width="6.9236in" svg:height="3.894525in" draw:z-index="0">
<draw:image xlink:href="../Images/AРМІЯINFORM/2023-03-27T54-00-00-04-00/polska_nato.jpg" xlink:type="simple" xlink:show="embed" xlink:actuate="onLoad" draw:mime-type="image/jpeg"/>
</draw:frame>
白俄罗斯参与俄罗斯军事螺丝刀的又一步 - 这就是波兰外交部如何将弗拉基米尔·普京描述为将核武器放置在邻国领土上的意图。</text:p>
      <text:p text:style-name="P4">
“弗拉基米尔·普京(Vladimir Putin)决定在白俄罗斯(Berarus)放置臀部的战术核武器，进一步增加了与俄罗斯对乌克兰的侵略性相关的电压。 这是使白俄罗斯参与俄罗斯军事机器的步枪的又一步，”  - 在[消息]中说。(https://twitter.com/RzecznikMSZ/status/1639984614033719296)波兰外交部负责人卢卡莎·雅西娜(Lukasha Yasina)。</text:p>
      <text:p text:style-name="P4">
他强调，这样的决定还为核武器的非发育功能带来​​了风险。</text:p>
      <text:p text:style-name="P4">
卢卡什·亚西娜(Lukash Yasina)说：“俄罗斯的行动证实了波兰参与的北约遏制政策的合法性和重要性。”</text:p>
      <text:p text:style-name="P4">
News Source: <text:a xlink:type="simple" xlink:href="https://armyinform.com.ua/2023/03/27/mzs-polshhi-rozmishhennya-yadernoyi-zbroyi-rf-u-bilorusi-zbilshuye-zagrozu-myru-v-yevropi/" text:style-name="Internet_20_link" text:visited-style-name="Visited_20_Internet_20_Link">
https://armyinform.com.ua/2023/03/27/mzs-polshhi-rozmishhennya-yadernoyi-zbroyi-rf-u-bilorusi-zbilshuye-zagrozu-myru-v-yevropi/</text:a>
</text:p>
      <!--NEWS-->
      <text:h text:style-name="P10" text:outline-level="1">
<text:span text:style-name="T4">
“金”和“银”在空手道的欧洲锦标赛上赢得了我们的军队</text:span>
</text:h>
      <text:p text:style-name="P4">
作者: ['АРМІЯINFORM']</text:p>
      <text:p text:style-name="P4">
时间: 2023-03-27T55:00:00-04:00</text:p>
      <text:p text:style-name="P4">
描述: Yakhay完成了图表，沿着Misty Guadalahara（Ispaniya）经过。 U ...与乌克兰2022年的战争，与乌克兰的最新消息，今天与乌克兰的新闻战争，2022年的新闻战争，今天将在乌克兰和俄罗斯之间发动战争，当2022年与乌克兰的战争将是，他们说，在不久的将来与乌克兰发动了战争</text:p>
      <text:p text:style-name="P4">
图片: ['<text:a xlink:type="simple" xlink:href="https://armyinform.com.ua/wp-content/uploads/2023/03/337144680_1927509960931582_331020908606725433_n.jpg" text:style-name="Internet_20_link" text:visited-style-name="Visited_20_Internet_20_Link">
337144680_1927509960931582_331020908606725433_n.jpg</text:a>
', '<text:a xlink:type="simple" xlink:href="https://armyinform.com.ua/wp-content/uploads/2023/03/334907769_1052759772776161_8898257736481581307_n.jpg" text:style-name="Internet_20_link" text:visited-style-name="Visited_20_Internet_20_Link">
334907769_1052759772776161_8898257736481581307_n.jpg</text:a>
']</text:p>
      <text:p text:style-name="P4">
标签: ['АНЖЕЛІКА ТЕРЛЮГА', 'АНІТА СЕРЬОГІНА', 'АРМІЙСЬКИЙ СПОРТ', 'ЧЕМПІОНАТ ЄВРОПИ З КАРАТЕ']</text:p>
      <text:p text:style-name="P4">
类别: News</text:p>
      <!--METADATA-->
      <text:p text:style-name="P4">
<draw:frame draw:style-name="fr1" draw:name="Image36" text:anchor-type="as-char" svg:width="6.9236in" svg:height="4.144053in" draw:z-index="0">
<draw:image xlink:href="../Images/AРМІЯINFORM/2023-03-27T55-00-00-04-00/337144680_1927509960931582_331020908606725433_n.jpg" xlink:type="simple" xlink:show="embed" xlink:actuate="onLoad" draw:mime-type="image/jpeg"/>
</draw:frame>
欧洲空手道锦标赛，发生在Gvadalahara(西班牙). У змаганнях відзначились відомі українські армійки-каратисткиАнжеліка Терлюга та Аніта Серьогіна.</text:p>
      <text:p text:style-name="P4">
Так, Анжеліка Терлюга — спортсменка-інструктор 9-го спортивного клубу —виборола золоту медаль у ваговій категорії до 55 кг, перемігши у фінальнійсутичці представницю Італії (8：0).</text:p>
      <text:p text:style-name="P4">
<draw:frame draw:style-name="fr1" draw:name="Image37" text:anchor-type="as-char" svg:width="6.9236in" svg:height="3.892602in" draw:z-index="0">
<draw:image xlink:href="../Images/AРМІЯINFORM/2023-03-27T55-00-00-04-00/334907769_1052759772776161_8898257736481581307_n.jpg" xlink:type="simple" xlink:show="embed" xlink:actuate="onLoad" draw:mime-type="image/jpeg"/>
</draw:frame>
另一位乌克兰陆军安妮塔·塞里吉纳(Anita Seryogina)也是一名9主持俱乐部运动员，在体重类别中获得了一枚银牌，最高61公斤。 她以1：2的成绩让位给德国。</text:p>
      <text:p text:style-name="P4">
_准备了亚历山大·贝克尔</text:p>
      <text:p text:style-name="P4">
News Source: <text:a xlink:type="simple" xlink:href="https://armyinform.com.ua/2023/03/27/zoloto-ta-sriblo-zdobuly-nashi-armijky-na-chempionati-yevropy-z-karate/" text:style-name="Internet_20_link" text:visited-style-name="Visited_20_Internet_20_Link">
https://armyinform.com.ua/2023/03/27/zoloto-ta-sriblo-zdobuly-nashi-armijky-na-chempionati-yevropy-z-karate/</text:a>
</text:p>
      <!--NEWS-->
      <text:h text:style-name="P10" text:outline-level="1">
<text:span text:style-name="T4">
Bakhmut战斗中最激烈的阶段正在进行中-Alexander Syrsky</text:span>
</text:h>
      <text:p text:style-name="P4">
作者: ['АРМІЯINFORM']</text:p>
      <text:p text:style-name="P4">
时间: 2023-03-27T56:00:00-04:00</text:p>
      <text:p text:style-name="P4">
描述: 地面Viisk ZSU上校Oleksandr Sirskoy Vodeskoy Videskovo Vidvesdav的指挥官...与2022年与乌克兰的战争，与乌克兰的最新消息，今天与乌克兰的新闻，今天与乌克兰2022年的新闻战争，乌克兰和俄罗斯之间的战争将与乌克兰和俄罗斯之间的战争以及何时进行战争他们说，乌克兰在2022年是否会有一年的时间，在不久的将来是否会与乌克兰进行战争</text:p>
      <text:p text:style-name="P4">
图片: ['<text:a xlink:type="simple" xlink:href="https://armyinform.com.ua/wp-content/uploads/2023/03/photo_5262688260776380716_y-e1679899780843.jpg" text:style-name="Internet_20_link" text:visited-style-name="Visited_20_Internet_20_Link">
photo_5262688260776380716_y-e1679899780843.jpg</text:a>
']</text:p>
      <text:p text:style-name="P4">
标签: ['STOPRUSSIA', 'БАХМУТСЬКИЙ НАПРЯМОК', 'КОМАНДУВАЧ СУХОПУТНИХ ВІЙСЬК', 'ОЛЕКСАНДР СИРСЬКИЙ']</text:p>
      <text:p text:style-name="P4">
类别: News</text:p>
      <!--METADATA-->
      <text:p text:style-name="P4">
<draw:frame draw:style-name="fr1" draw:name="Image38" text:anchor-type="as-char" svg:width="6.9236in" svg:height="3.883149in" draw:z-index="0">
<draw:image xlink:href="../Images/AРМІЯINFORM/2023-03-27T56-00-00-04-00/photo_5262688260776380716_y-e1679899780843.jpg" xlink:type="simple" xlink:show="embed" xlink:actuate="onLoad" draw:mime-type="image/jpeg"/>
</draw:frame>
乌克兰武装部队武装部队的指挥官亚历山大·席尔斯基上校再次参观了巴赫穆特方向最炙手可热的地方。</text:p>
      <text:p text:style-name="P4">
这在[消息]中说明了(https://t.me/militarymediacenter/1545)军事媒体中心。</text:p>
      <text:p text:style-name="P4">
直接在战斗任务领域，乌克兰的捍卫者对局势进行了攻击，并采取了许多措施来解决干扰战斗任务有效履行的问题问题。</text:p>
      <text:p text:style-name="P4">
Oleksandr Syrsky还做出了许多行动决策，旨在隐藏乌克兰军队约束和反映敌人的能力。</text:p>
      <text:p text:style-name="P4">
“巴赫穆特战斗中最激烈的阶段正在进行中。 这种情况一直很复杂。战争在人力资源，武器和军事装备中造成了巨大损失，但仍在采取进攻行动。 我们的捍卫者在高英雄的条件下阻碍了敌人的入侵，并离开敌人实现他们的部队。”陆军指挥官说。</text:p>
      <text:p text:style-name="P4">
据他说，巴赫穆特的辩护是由军事必需条件来调节的，是基于该城市保护能力，竖立的轨道和装备的火灾结构的优势。</text:p>
      <text:p text:style-name="P4">
“我们的战士的勇气和英雄主义与熟练使用武器相结合，使用机动部队和手段，允许以最大的边际术语和预测来防御城市。 我们计算了所有可能的事件变体，并将充分应对当前情况。”</text:p>
      <text:p text:style-name="P4">
News Source: <text:a xlink:type="simple" xlink:href="https://armyinform.com.ua/2023/03/27/tryvaye-najbilsh-intensyvna-faza-boyiv-za-bahmut-oleksandr-syrskyj/" text:style-name="Internet_20_link" text:visited-style-name="Visited_20_Internet_20_Link">
https://armyinform.com.ua/2023/03/27/tryvaye-najbilsh-intensyvna-faza-boyiv-za-bahmut-oleksandr-syrskyj/</text:a>
</text:p>
      <!--NEWS-->
      <text:h text:style-name="P10" text:outline-level="1">
<text:span text:style-name="T4">
白天，救援人员去了一百次以消除敌人炮击的后果</text:span>
</text:h>
      <text:p text:style-name="P4">
作者: ['АРМІЯINFORM']</text:p>
      <text:p text:style-name="P4">
时间: 2023-03-27T57:00:00-04:00</text:p>
      <text:p text:style-name="P4">
描述: 借出了26棵桦树，乌克兰Zvozvichahi的持有人服务是Picodrodrzdi ...与乌克兰2022年的战争，与乌克兰的最新新闻，今天与乌克兰的新闻战争，今天与乌克兰2022年的新闻战争，乌克兰和俄罗斯和俄罗斯之间的战争将是一场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2/vanvn_0.webp" text:style-name="Internet_20_link" text:visited-style-name="Visited_20_Internet_20_Link">
vanvn_0.webp</text:a>
']</text:p>
      <text:p text:style-name="P4">
标签: ['STOPRUSSIA', 'АГРЕСІЯ РФ', 'ВІЙНА', 'ВТОРГНЕННЯ РФ', 'ДСНС УКРАЇНИ', 'НАСЛІДКИ ВОРОЖИХ ОБСТРІЛІВ']</text:p>
      <text:p text:style-name="P4">
类别: News</text:p>
      <!--METADATA-->
      <text:p text:style-name="P4">
<draw:frame draw:style-name="fr1" draw:name="Image39" text:anchor-type="as-char" svg:width="6.9236in" svg:height="3.894038in" draw:z-index="0">
<draw:image xlink:href="../ConvertedIMGs/AРМІЯINFORM/2023-03-27T57-00-00-04-00/vanvn_0.png" xlink:type="simple" xlink:show="embed" xlink:actuate="onLoad" draw:mime-type="image/png"/>
</draw:frame>
说明性照片</text:p>
      <text:p text:style-name="P4">
在3月26日<text:span text:style-name="T4">
的最后一天，</text:span>
乌克兰公务员的不确定情况的分区<text:span text:style-name="T4">
 115出发</text:span>
消除了定居点和基础设施的居民的后果。 102人提供了心理帮助。</text:p>
      <text:p text:style-name="P4">
这在[消息]中说明了(https://dsns.gov.ua/uk/news/nadzvicaini-podiyi/operativna-informaciia-dsns-shhodo-naslidkiv-vedennia-boiovix-dii-rosiiskoiu-federacijeiu-107)乌克兰的SES。</text:p>
      <text:p text:style-name="P4">
参考：自战争开始以来，已经进行了86 175次旅行，以消除后果，1421次大火已被清算，救出了3,969人，提供了207 337人。</text:p>
      <text:p text:style-name="P4">
News Source: <text:a xlink:type="simple" xlink:href="https://armyinform.com.ua/2023/03/27/za-dobu-ryatuvalnyky-ponad-sto-raziv-vyyizdyly-na-likvidacziyu-naslidkiv-vorozhyh-obstriliv-18/" text:style-name="Internet_20_link" text:visited-style-name="Visited_20_Internet_20_Link">
https://armyinform.com.ua/2023/03/27/za-dobu-ryatuvalnyky-ponad-sto-raziv-vyyizdyly-na-likvidacziyu-naslidkiv-vorozhyh-obstriliv-18/</text:a>
</text:p>
      <!--NEWS-->
      <text:h text:style-name="P10" text:outline-level="1">
<text:span text:style-name="T4">
Donetsk“ Golden Eagle”的Ecmanifier涉嫌参加恐怖组织</text:span>
</text:h>
      <text:p text:style-name="P4">
作者: ['АРМІЯINFORM']</text:p>
      <text:p text:style-name="P4">
时间: 2023-03-27T58:00:00-04:00</text:p>
      <text:p text:style-name="P4">
描述: Berkut的Coisnyom指挥官与恐怖分子的命运相处。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3/6-45.jpg" text:style-name="Internet_20_link" text:visited-style-name="Visited_20_Internet_20_Link">
6-45.jpg</text:a>
']</text:p>
      <text:p text:style-name="P4">
标签: ['БЕРКУТІВЦІ', 'ДОНЕЧЧИНА', 'ЗРАДНИК', 'ОФІС ГЕНЕРАЛЬНОГО ПРОКУРОРА УКРАЇНИ']</text:p>
      <text:p text:style-name="P4">
类别: News</text:p>
      <!--METADATA-->
      <text:p text:style-name="P4">
<draw:frame draw:style-name="fr1" draw:name="Image40" text:anchor-type="as-char" svg:width="6.9236in" svg:height="4.138059in" draw:z-index="0">
<draw:image xlink:href="../Images/AРМІЯINFORM/2023-03-27T58-00-00-04-00/6-45.jpg" xlink:type="simple" xlink:show="embed" xlink:actuate="onLoad" draw:mime-type="image/jpeg"/>
</draw:frame>
这位前伯库塔指挥官被告知涉嫌子宫组织的参与，以及抵消和妨碍武装部队的服务职责。</text:p>
      <text:p text:style-name="P4">
关于它<text:a xlink:type="simple" xlink:href="https://gp.gov.ua/ua/posts/ekskomandiru-doneckogo-berkutu-povidomleno-pro-pidozru-v-ucasti-u-teroristicnii-organizaciyi" text:style-name="Internet_20_link" text:visited-style-name="Visited_20_Internet_20_Link">
报告</text:a>
乌克兰办公室检察官。</text:p>
      <text:p text:style-name="P4">
根据调查，2014年，2014年，顿涅茨克地区警察局的州进进进一步的人进入了DNR恐怖组织的不可预见的法律 - 在占领期间，移动特殊目的“黄金”的脱离。 他占领了指挥官的职位。</text:p>
      <text:p text:style-name="P4">
专家保护者正在招募DNR部队集团的新参与者，维持顿涅茨克地区某些地区的领土临时无法控制的国家权力机构，组织和维护武装抵抗，非法反对和妨碍官员表现。</text:p>
      <text:p text:style-name="P4">
News Source: <text:a xlink:type="simple" xlink:href="https://armyinform.com.ua/2023/03/27/ekskomandyr-doneczkogo-berkutu-otrymav-pidozru-za-uchast-u-terorystychnij-organizacziyi/" text:style-name="Internet_20_link" text:visited-style-name="Visited_20_Internet_20_Link">
https://armyinform.com.ua/2023/03/27/ekskomandyr-doneczkogo-berkutu-otrymav-pidozru-za-uchast-u-terorystychnij-organizacziyi/</text:a>
</text:p>
      <!--NEWS-->
      <text:h text:style-name="P10" text:outline-level="1">
<text:span text:style-name="T4">
立陶宛将要求对俄罗斯的新制裁在白俄罗斯放置核武器</text:span>
</text:h>
      <text:p text:style-name="P4">
作者: ['АРМІЯINFORM']</text:p>
      <text:p text:style-name="P4">
时间: 2023-03-27T59:00:00-04:00</text:p>
      <text:p text:style-name="P4">
描述: 立陶宛Vimagatim Readjadzhennya Novychiye压迫俄罗斯俄罗斯核联合会的计划...与乌克兰2022年的战争，与乌克兰与乌克兰的最新新闻，今天与乌克兰2022年的新闻战争，今天，乌克兰与乌克兰之间的战争将在乌克兰和乌克兰之间发生战争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3/rashka.jpg" text:style-name="Internet_20_link" text:visited-style-name="Visited_20_Internet_20_Link">
rashka.jpg</text:a>
']</text:p>
      <text:p text:style-name="P4">
标签: ['STOPRUSSIA', 'АГРЕСІЯ РФ', 'ЕКОНОМІКА РФ', 'КРАХ РОСІЙСЬКОЇ ЕКОНОМІКИ', 'МЗС ЛИТВИ', 'ЯДЕРНА ЗБРОЯ']</text:p>
      <text:p text:style-name="P4">
类别: News</text:p>
      <!--METADATA-->
      <text:p text:style-name="P4">
<draw:frame draw:style-name="fr1" draw:name="Image41" text:anchor-type="as-char" svg:width="6.9236in" svg:height="3.894525in" draw:z-index="0">
<draw:image xlink:href="../Images/AРМІЯINFORM/2023-03-27T59-00-00-04-00/rashka.jpg" xlink:type="simple" xlink:show="embed" xlink:actuate="onLoad" draw:mime-type="image/jpeg"/>
</draw:frame>
立陶宛将要求对俄罗斯的俄罗斯核武器在白俄罗斯的计划进行新的制裁。</text:p>
      <text:p text:style-name="P4">
这在[语句]中说明了(https://www.urm.lt/default/en/news/statement-by-the-ministry-of-foreign-affairs-on-russias-intention-to-deploy-tactical-nuclear-weapons-in-belarus)立陶宛外交部。</text:p>
      <text:p text:style-name="P4">
“我们仔细监测有关俄罗斯计划在白俄罗斯施加战术核武器的说法的情况，并将其视为对两个即将到来的独裁政权威胁其邻国和欧洲大陆的另一次尝试。 这些是普京和卢卡申科在欧洲产生紧张和稳定的局势的绝望步骤，”立陶宛外交部指出。</text:p>
      <text:p text:style-name="P4">
根据该报告，部署颤音的核武器的计划进一步参与了明斯克的官方参与与乌克兰的战争，并与民主世界对抗。</text:p>
      <text:p text:style-name="P4">
“波罗的海地区的另一个风险因素是白俄罗斯，它越来越失去主权，支持和协助俄罗斯侵略，并越来越多地融入俄罗斯的军事计划中。 立陶宛将与其Yevro  - 大西洋伙伴讨论如何应对这些军事主义平面和白俄罗斯政权。 作为立陶宛回应的一部分，将需要新的制裁。”该声明总结说。</text:p>
      <text:p text:style-name="P4">
回想一下<text:a xlink:type="simple" xlink:href="https://armyinform.com.ua/2023/03/27/nato-zahyshhatyme-krayiny-alyansu-nezalezhno-vid-nayavnosti-yadernoyi-zbroyi-nepodalik-kordoniv-ministr-oborony-lytvy/" text:style-name="Internet_20_link" text:visited-style-name="Visited_20_Internet_20_Link">
知情</text:a>
立陶宛国防部长将不会保护联盟国家，而不管附近有核武器。</text:p>
      <text:p text:style-name="P4">
News Source: <text:a xlink:type="simple" xlink:href="https://armyinform.com.ua/2023/03/27/lytva-vymagatyme-zaprovadzhennya-novyh-sankczij-proty-rf-za-rozmishhennya-yadernoyi-zbroyi-v-bilorusi/" text:style-name="Internet_20_link" text:visited-style-name="Visited_20_Internet_20_Link">
https://armyinform.com.ua/2023/03/27/lytva-vymagatyme-zaprovadzhennya-novyh-sankczij-proty-rf-za-rozmishhennya-yadernoyi-zbroyi-v-bilorusi/</text:a>
</text:p>
      <!--NEWS-->
      <text:h text:style-name="P10" text:outline-level="1">
<text:span text:style-name="T4">
沿着军事梯队的路线准备火箭的FSB代理集团被处置</text:span>
</text:h>
      <text:p text:style-name="P4">
作者: ['АРМІЯINFORM']</text:p>
      <text:p text:style-name="P4">
时间: 2023-03-27T60:00:00-04:00</text:p>
      <text:p text:style-name="P4">
描述: 结果是来自哈尔基夫斯基（Kharkivsky）的大规模特别行动，顿涅茨基（Donetskiy）地区被中和...与乌克兰2022年的战争，与乌克兰的战争是今天的最新消息，今天与乌克兰2022年的新闻战是今天的最后一场新闻成为乌克兰与俄罗斯之间的战争，以及2022年与乌克兰的战争，无论是否会发生，他们会在不久的将来与乌克兰发生战争，他们说，与乌克兰的战争，今天的乌克兰新闻，乌克兰的新闻，乌克兰的新闻俄罗斯的媒体</text:p>
      <text:p text:style-name="P4">
图片: ['<text:a xlink:type="simple" xlink:href="https://armyinform.com.ua/wp-content/uploads/2023/03/7a3f7a1539d2faf4e269895e33a50be8.jpeg" text:style-name="Internet_20_link" text:visited-style-name="Visited_20_Internet_20_Link">
7a3f7a1539d2faf4e269895e33a50be8.jpeg</text:a>
']</text:p>
      <text:p text:style-name="P4">
标签: ['STOPRUSSIA', 'АГЕНТИ ФСБ', 'АГРЕСІЯ РФ', 'ВТОРГНЕННЯ РФ', 'КОНТРРОЗВІДКА СБУ', 'КОРЕГУВАЛЬНИК', 'РАКЕТНІ УДАРИ']</text:p>
      <text:p text:style-name="P4">
类别: News</text:p>
      <!--METADATA-->
      <text:p text:style-name="P4">
<draw:frame draw:style-name="fr1" draw:name="Image42" text:anchor-type="as-char" svg:width="6.9236in" svg:height="4.565939in" draw:z-index="0">
<draw:image xlink:href="../Images/AРМІЯINFORM/2023-03-27T60-00-00-04-00/7a3f7a1539d2faf4e269895e33a50be8.jpeg" xlink:type="simple" xlink:show="embed" xlink:actuate="onLoad" draw:mime-type="image/jpeg"/>
</draw:frame>
由于Kharkiv和Donetsk地区的大规模特殊操作是由当地人组成的FSB的分支代理网络。 攻击者正在为在该地区领土内的国防部队的地位收集情报。</text:p>
      <text:p text:style-name="P4">
关于它<text:a xlink:type="simple" xlink:href="https://ssu.gov.ua/novyny/sbu-zneshkodyla-ahenturnu-hrupu-fsb-yaka-hotuvala-raketni-udary-po-obiektakh-ukrzaliznytsi-i-pidbyrala-kadry-v-administratsii-okupantiv-video" text:style-name="Internet_20_link" text:visited-style-name="Visited_20_Internet_20_Link">
报告</text:a>
乌克兰的安全服务。</text:p>
      <text:p text:style-name="P4">
在敌人的“特别关注”中，有军事梯队的行动和拆除火车站的行动，这些路线卸下了武装部队的武器。 代理商还探索了乌克兰和乌克兰河畔乌克兰军队在乌克兰和dnipropetrovsk的一线地区的弹药，火灾位置，检查站和防御工事的地点。</text:p>
      <text:p text:style-name="P4">
此外，他们将战略性重要的桥梁的坐标传达给占领者。攻击者记录了Pokramatorsk，Druzhkivtsi，Konstantinovtsi和Kharkiv地区的俄罗斯导弹中风的结果以及反复发动攻击的争论。</text:p>
      <text:p text:style-name="P4">
同样在临时职业izium and Balacle期间，参与当地职业政府的人。</text:p>
      <text:p text:style-name="P4">
SBU的反情报官员分阶段记录了俄罗斯特工的犯罪行为，羞愧敌方网络的四名参与者。 他们中的一个使用乌克兰助理人代表的身份和记者的证书。</text:p>
      <text:p text:style-name="P4">
在侵略国领土上有四个。 他们正在采取复杂的措施。</text:p>
      <text:p text:style-name="P4">
根据调查，代理网络是在大规模入侵开始之前由两名FSB人员雇员组成的。 这是一位特工，以前是由俄罗斯联合会在哈尔基夫(Kharkiv)的荣誉领事招募的。该组织的其他参与者，侵略者参与了遥不可及的合作，或者在参与俄罗斯联邦的人旅行期间。 他们每个人都被授予阴谋传奇。</text:p>
      <text:p text:style-name="P4">
去年2月24日之后，FSB“激活”了其针对乌克兰的勘探和颠覆性活动的代理商。 智能向RFZLOVNIKI的转移是通过电报频道以电子图上的TageLocations档案的形式进行的。 在占领地区的情况下，叛徒“声称”进入占领行政管理管理。此外，根据调查行动中揭示的坐标，反情报是一个敌对的十字架，武器是入侵者在哈尔基夫逃脱时离开的武器。</text:p>
      <text:p text:style-name="P4">
根据收集的证据，安全部门告知州叛国罪的被拘留者，该罪犯是在戒严令中犯下的。 傲慢事件的审判是拘留。 正在进行调查，以承担所有肇事者的责任。</text:p>
      <text:p text:style-name="P4">
News Source: <text:a xlink:type="simple" xlink:href="https://armyinform.com.ua/2023/03/27/zneshkodzheno-agenturnu-grupu-fsb-yaka-gotuvala-raketni-udary-po-marshrutah-ruhu-vijskovyh-esheloniv/" text:style-name="Internet_20_link" text:visited-style-name="Visited_20_Internet_20_Link">
https://armyinform.com.ua/2023/03/27/zneshkodzheno-agenturnu-grupu-fsb-yaka-gotuvala-raketni-udary-po-marshrutah-ruhu-vijskovyh-esheloniv/</text:a>
</text:p>
      <!--NEWS-->
      <text:h text:style-name="P10" text:outline-level="1">
<text:span text:style-name="T4">
亚历克斯·丹尼洛夫（Alexei Danilov</text:span>
</text:h>
      <text:p text:style-name="P4">
作者: ['АРМІЯINFORM']</text:p>
      <text:p text:style-name="P4">
时间: 2023-03-27T61:00:00-04:00</text:p>
      <text:p text:style-name="P4">
描述: 国家贝兹佩基（Bezpeki）的秘书，捍卫乌克兰Oleksiy Danislov Vidreaguvuv，与乌克兰2022年的战争，与乌克兰的最新新闻，《与乌克兰与乌克兰2022年的新闻战争》，与乌克兰和俄罗斯的最后一场战争，何时与乌克兰和俄罗斯的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2/09/oleksij-danilov.jpg" text:style-name="Internet_20_link" text:visited-style-name="Visited_20_Internet_20_Link">
oleksij-danilov.jpg</text:a>
']</text:p>
      <text:p text:style-name="P4">
标签: ['STOPRUSSIA', 'ОЛЕКСІЙ ДАНІЛОВ', 'РНБО УКРАЇНИ', 'ЯДЕРНА ЗБРОЯ']</text:p>
      <text:p text:style-name="P4">
类别: News</text:p>
      <!--METADATA-->
      <text:p text:style-name="P4">
<draw:frame draw:style-name="fr1" draw:name="Image43" text:anchor-type="as-char" svg:width="6.9236in" svg:height="4.615733in" draw:z-index="0">
<draw:image xlink:href="../Images/AРМІЯINFORM/2023-03-27T61-00-00-04-00/oleksij-danilov.jpg" xlink:type="simple" xlink:show="embed" xlink:actuate="onLoad" draw:mime-type="image/jpeg"/>
</draw:frame>
乌克兰国家安全与国防委员会秘书Alexey Danilov <text:a xlink:type="simple" xlink:href="https://twitter.com/OleksiyDanilov/status/1639875455355441152" text:style-name="Internet_20_link" text:visited-style-name="Visited_20_Internet_20_Link">
反应</text:a>
关于克里姆林宫的主张，关于核武器白俄罗斯的安置：</text:p>
      <text:p text:style-name="P4">
“普京关于在白俄罗斯将战术核武器放置的说法(该国令人惊讶的稳定迈出了一步)，最大程度地提高了俄罗斯白俄罗斯学会的负面看法和公众拒绝的水平。 克里姆林宫将白俄罗斯带入核人质。”</text:p>
      <text:p text:style-name="P4">
回想一下，在乌克兰外交部(https://armyinform.com.ua/2023/03/26/mzs-ukrayiny-zaklykaly-bilorus-zavadyty-namiram-rf-rozmistyty-yadernu-zbroyu-na-yih-terytoriyi/)白俄罗斯阻止俄罗斯联邦将核武器放在其领土上的意图。</text:p>
      <text:p text:style-name="P4">
News Source: <text:a xlink:type="simple" xlink:href="https://armyinform.com.ua/2023/03/27/oleksij-danilov-pro-zayavu-putina-kreml-vzyav-bilorus-v-yaderni-zaruchnyky/" text:style-name="Internet_20_link" text:visited-style-name="Visited_20_Internet_20_Link">
https://armyinform.com.ua/2023/03/27/oleksij-danilov-pro-zayavu-putina-kreml-vzyav-bilorus-v-yaderni-zaruchnyky/</text:a>
</text:p>
      <!--NEWS-->
      <text:h text:style-name="P10" text:outline-level="1">
<text:span text:style-name="T4">
乌克兰定居点的73每天解雇了俄罗斯联邦的军队</text:span>
</text:h>
      <text:p text:style-name="P4">
作者: ['АРМІЯINFORM']</text:p>
      <text:p text:style-name="P4">
时间: 2023-03-27T62:00:00-04:00</text:p>
      <text:p text:style-name="P4">
描述: Rosiyski Vissyka的最后一遍，向乌克兰的Terifer 7地区发射。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3/f796d8de-7f99-4cbf-b25c-9b765e69f2c0.jpg" text:style-name="Internet_20_link" text:visited-style-name="Visited_20_Internet_20_Link">
f796d8de-7f99-4cbf-b25c-9b765e69f2c0.jpg</text:a>
']</text:p>
      <text:p text:style-name="P4">
标签: ['MILITARY MEDIA CENTER', 'STOPRUSSIA', 'АГРЕСІЯ РФ', 'ВОРОЖІ ОБСТРІЛИ', 'ВТОРГНЕННЯ РФ', 'ХАРКІВСЬКИЙ ТРИБУНАЛ']</text:p>
      <text:p text:style-name="P4">
类别: News</text:p>
      <!--METADATA-->
      <text:p text:style-name="P4">
<draw:frame draw:style-name="fr1" draw:name="Image44" text:anchor-type="as-char" svg:width="6.9236in" svg:height="4.930651in" draw:z-index="0">
<draw:image xlink:href="../Images/AРМІЯINFORM/2023-03-27T62-00-00-04-00/f796d8de-7f99-4cbf-b25c-9b765e69f2c0.jpg" xlink:type="simple" xlink:show="embed" xlink:actuate="onLoad" draw:mime-type="image/jpeg"/>
</draw:frame>
在最后一天，俄罗斯军队向乌克兰7个地区的领土开火。</text:p>
      <text:p text:style-name="P4">
关于它<text:a xlink:type="simple" xlink:href="https://t.me/militarymediacenter/1546" text:style-name="Internet_20_link" text:visited-style-name="Visited_20_Internet_20_Link">
报告</text:a>
军事媒体中心。</text:p>
      <text:p text:style-name="P4">
“总的来说，不同类型的武器(迫击炮，坦克，炮兵，RSZV，S-300 ZRC，战术航空)该消息写道：“进行了73个定居点的炮击，确认了15个基础设施对象的失败。”</text:p>
      <text:p text:style-name="P4">
根据初步信息，3人被杀，5人受伤。</text:p>
      <text:p text:style-name="P4">
News Source: <text:a xlink:type="simple" xlink:href="https://armyinform.com.ua/2023/03/27/73-naselenyh-punkty-ukrayiny-obstrilyala-armiya-rf-za-dobu/" text:style-name="Internet_20_link" text:visited-style-name="Visited_20_Internet_20_Link">
https://armyinform.com.ua/2023/03/27/73-naselenyh-punkty-ukrayiny-obstrilyala-armiya-rf-za-dobu/</text:a>
</text:p>
      <!--NEWS-->
      <text:h text:style-name="P10" text:outline-level="1">
<text:span text:style-name="T4">
每天烟火中和200多个爆炸性物体被中和</text:span>
</text:h>
      <text:p text:style-name="P4">
作者: ['АРМІЯINFORM']</text:p>
      <text:p text:style-name="P4">
时间: 2023-03-27T63:00:00-04:00</text:p>
      <text:p text:style-name="P4">
描述: 借出了26棵桦树，pirotechnici pidrozhilia的作品职位服务...与乌克兰2022年的战争，与乌克兰的最新消息，今天与乌克兰的新闻，乌克兰2022年上次与乌克兰的新闻战争，乌克兰和俄罗斯和俄罗斯之间以及俄罗斯和俄罗斯之间的战争将是一场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3/nebezpechno-miny.jpg" text:style-name="Internet_20_link" text:visited-style-name="Visited_20_Internet_20_Link">
nebezpechno-miny.jpg</text:a>
', '<text:a xlink:type="simple" xlink:href="https://armyinform.com.ua/wp-content/uploads/2023/03/337551170_1093122545423748_2313349536355283523_n.jpg" text:style-name="Internet_20_link" text:visited-style-name="Visited_20_Internet_20_Link">
337551170_1093122545423748_2313349536355283523_n.jpg</text:a>
']</text:p>
      <text:p text:style-name="P4">
标签: ['STOPRUSSIA', 'АГРЕСІЯ РФ', 'ВІЙНА', 'ВТОРГНЕННЯ РФ', 'ДСНС УКРАЇНИ', 'РОЗМІНОВУВАННЯ']</text:p>
      <text:p text:style-name="P4">
类别: News</text:p>
      <!--METADATA-->
      <text:p text:style-name="P4">
<draw:frame draw:style-name="fr1" draw:name="Image45" text:anchor-type="as-char" svg:width="6.9236in" svg:height="4.619339in" draw:z-index="0">
<draw:image xlink:href="../Images/AРМІЯINFORM/2023-03-27T63-00-00-04-00/nebezpechno-miny.jpg" xlink:type="simple" xlink:show="embed" xlink:actuate="onLoad" draw:mime-type="image/jpeg"/>
</draw:frame>
“危险地。 地雷。” 说明性照片</text:p>
      <text:p text:style-name="P4">
<text:span text:style-name="T4">
在过去的一天中，</text:span>
 <text:span text:style-name="T4">
 3月26日</text:span>
 <text:span text:style-name="T4">
 </text:span>
，<text:span text:style-name="T4">
乌克兰的烟火单位在紧急情况下</text:span>
 98次**参与了降级任务。</text:p>
      <text:p text:style-name="P4">
关于它_ <text:a xlink:type="simple" xlink:href="https://dsns.gov.ua/uk/news/nadzvicaini-podiyi/informaciia-shhodo-diialnosti-pirotexnicnix-pidrozdiliv-dsns-94" text:style-name="Internet_20_link" text:visited-style-name="Visited_20_Internet_20_Link">
报告</text:a>
_苏联乌克兰。</text:p>
      <text:p text:style-name="P4">
<text:span text:style-name="T4">
 202 </text:span>
<text:span text:style-name="T4">
爆炸性</text:span>
 <text:span text:style-name="T4">
项目发现，扣押和处置了烟火单元。(清除)该区域</text:span>
 13 Guesers **。</text:p>
      <text:p text:style-name="P4">
最常工作的烟火单元工作：在哈尔基夫地区15 910次，基辅地区-7 337，切尔尼希夫地区-4 395，顿涅茨克地区-4 355，Mykolaiv地区-3 895，Kherson地区，Kherson地区-3 653 Cherkasy地区-1 083。</text:p>
      <text:p text:style-name="P4">
背景：从乌克兰俄罗斯联合会俄罗斯联合会的大规模侵略开始，乌克兰SES的烟火单位就已经参与了<text:span text:style-name="T4">
 48 361 </text:span>
，以执行矿山任务。 处置<text:span text:style-name="T4">
 336 839熄灭项目</text:span>
，包括<text:span text:style-name="T4">
 2 199航空炸弹</text:span>
。 检查(清除)面积<text:span text:style-name="T4">
 81 319公顷</text:span>
。</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draw:frame draw:style-name="fr1" draw:name="Image46" text:anchor-type="as-char" svg:width="6.9236in" svg:height="5.804039in" draw:z-index="0">
<draw:image xlink:href="../Images/AРМІЯINFORM/2023-03-27T63-00-00-04-00/337551170_1093122545423748_2313349536355283523_n.jpg" xlink:type="simple" xlink:show="embed" xlink:actuate="onLoad" draw:mime-type="image/jpeg"/>
</draw:frame>
</text:p>
      <text:p text:style-name="P4">
News Source: <text:a xlink:type="simple" xlink:href="https://armyinform.com.ua/2023/03/27/za-dobu-pirotehniky-dsns-zneshkodyly-ponad-200-vybuhonebezpechnyh-predmetiv-9/" text:style-name="Internet_20_link" text:visited-style-name="Visited_20_Internet_20_Link">
https://armyinform.com.ua/2023/03/27/za-dobu-pirotehniky-dsns-zneshkodyly-ponad-200-vybuhonebezpechnyh-predmetiv-9/</text:a>
</text:p>
      <!--NEWS-->
      <text:h text:style-name="P10" text:outline-level="1">
<text:span text:style-name="T4">
乌克兰人已经筹集了5850万卢比的无人机 - 卡米卡德兹的情报</text:span>
</text:h>
      <text:p text:style-name="P4">
作者: ['АРМІЯINFORM']</text:p>
      <text:p text:style-name="P4">
时间: 2023-03-27T64:00:00-04:00</text:p>
      <text:p text:style-name="P4">
描述: 乌克兰Zibrali Podn 58 500 000在Droni-Kamikadze上通过United24的Hryvnias for Gur。 触发...与乌克兰2022年的战争，与乌克兰的最新新闻战争，与乌克兰的新闻战争，2022年的新闻战争，今天将在乌克兰和俄罗斯之间发生战争，当2022年与乌克兰的战争将是他们说，在不久的将来与乌克兰发动了战争</text:p>
      <text:p text:style-name="P4">
图片: ['<text:a xlink:type="simple" xlink:href="https://armyinform.com.ua/wp-content/uploads/2023/03/unnamed-1-1-scaled-1-scaled-e1679904114673.jpg" text:style-name="Internet_20_link" text:visited-style-name="Visited_20_Internet_20_Link">
unnamed-1-1-scaled-1-scaled-e1679904114673.jpg</text:a>
', '<text:a xlink:type="simple" xlink:href="https://armyinform.com.ua/wp-content/uploads/2023/03/8cebe703-183f-4964-8bfe-a914f72493d6.jpg" text:style-name="Internet_20_link" text:visited-style-name="Visited_20_Internet_20_Link">
8cebe703-183f-4964-8bfe-a914f72493d6.jpg</text:a>
']</text:p>
      <text:p text:style-name="P4">
标签: ['STOPRUSSIA', 'АГРЕСІЯ РФ', 'ВТОРГНЕННЯ РФ', 'ГУР', 'ДРОНИ-КАМІКАДЗЕ', 'МИХАЙЛО ФЕДОРОВ']</text:p>
      <text:p text:style-name="P4">
类别: News</text:p>
      <!--METADATA-->
      <text:p text:style-name="P4">
<draw:frame draw:style-name="fr1" draw:name="Image47" text:anchor-type="as-char" svg:width="6.9236in" svg:height="4.14839in" draw:z-index="0">
<draw:image xlink:href="../Images/AРМІЯINFORM/2023-03-27T64-00-00-04-00/unnamed-1-1-scaled-1-scaled-e1679904114673.jpg" xlink:type="simple" xlink:show="embed" xlink:actuate="onLoad" draw:mime-type="image/jpeg"/>
</draw:frame>
乌克兰人通过无人机-Kamikadyzedli gur筹集了58,500,000的UAH 58,500,000。 全都感谢项目“罢工”。 乌克兰石。”</text:p>
      <text:p text:style-name="P4">
根据Viceremier-Minister的创新，教育发展，Tatekhnology Mikhail Fedorov的科学<text:a xlink:type="simple" xlink:href="https://t.me/zedigital/3003" text:style-name="Internet_20_link" text:visited-style-name="Visited_20_Internet_20_Link">
Telegram</text:a>
，现在智能将收到<text:span text:style-name="T4">
超过2200 FPV无人机</text:span>
。</text:p>
      <text:p text:style-name="P4">
“购买了包装的任何人都可以做到这一点。 除了我们的捐助者和业务的胡说八道，它不断支持军队一年多。”他说。</text:p>
      <text:p text:style-name="P4">
<draw:frame draw:style-name="fr1" draw:name="Image48" text:anchor-type="as-char" svg:width="6.9236in" svg:height="6.914946in" draw:z-index="0">
<draw:image xlink:href="../Images/AРМІЯINFORM/2023-03-27T64-00-00-04-00/8cebe703-183f-4964-8bfe-a914f72493d6.jpg" xlink:type="simple" xlink:show="embed" xlink:actuate="onLoad" draw:mime-type="image/jpeg"/>
</draw:frame>
还报道了该系列的每个Hryvnia(每包500 hryvnias)它被发送到无人机-Kamikadze。</text:p>
      <text:p text:style-name="P4">
Gur Kiril Budanov负责人收获了超过800万的Hryvnias，这归功于五包盐。 感谢我们的合作伙伴和参加聚会的每个人。 在一起时很强。</text:p>
      <text:p text:style-name="P4">
News Source: <text:a xlink:type="simple" xlink:href="https://armyinform.com.ua/2023/03/27/ukrayinczi-zibraly-ponad-585-mln-gryven-na-drony-kamikadze-dlya-rozvidky/" text:style-name="Internet_20_link" text:visited-style-name="Visited_20_Internet_20_Link">
https://armyinform.com.ua/2023/03/27/ukrayinczi-zibraly-ponad-585-mln-gryven-na-drony-kamikadze-dlya-rozvidky/</text:a>
</text:p>
      <!--NEWS-->
      <text:h text:style-name="P10" text:outline-level="1">
<text:span text:style-name="T4">
武装部队的指挥官 - 武装部队授予了辩护人，后者对袭击者的袭击团体进行了英勇的反映</text:span>
</text:h>
      <text:p text:style-name="P4">
作者: ['АРМІЯINFORM']</text:p>
      <text:p text:style-name="P4">
时间: 2023-03-27T65:00:00-04:00</text:p>
      <text:p text:style-name="P4">
描述: ZSU将军Valeriy Zaluzhny Zalughorodiv“ Golden基督”在不久的将来，是否会与乌克兰进行战争，与乌克兰的战争，今天的乌克兰新闻，乌克兰新闻在俄罗斯的乌克兰新闻</text:p>
      <text:p text:style-name="P4">
图片: ['<text:a xlink:type="simple" xlink:href="https://armyinform.com.ua/wp-content/uploads/2023/03/photo_5265254069944043234_y.jpg" text:style-name="Internet_20_link" text:visited-style-name="Visited_20_Internet_20_Link">
photo_5265254069944043234_y.jpg</text:a>
']</text:p>
      <text:p text:style-name="P4">
标签: ['ВАЛЕРІЙ ЗАЛУЖНИЙ', 'НАГОРОДЖЕННЯ ВІЙСЬКОВОСЛУЖБОВЦЯ', 'РУСЛАН ЗУБАРЄВ']</text:p>
      <text:p text:style-name="P4">
类别: News</text:p>
      <!--METADATA-->
      <text:p text:style-name="P4">
<draw:frame draw:style-name="fr1" draw:name="Image49" text:anchor-type="as-char" svg:width="6.9236in" svg:height="5.1927in" draw:z-index="0">
<draw:image xlink:href="../Images/AРМІЯINFORM/2023-03-27T65-00-00-04-00/photo_5265254069944043234_y.jpg" xlink:type="simple" xlink:show="embed" xlink:actuate="onLoad" draw:mime-type="image/jpeg"/>
</draw:frame>
武装部队的指挥官瓦莱里·扎卢兹(Valery Zaluzhny)将军由高级士兵鲁斯兰·祖巴雷夫(Ruslan Zubarev)授予“金十字”，后者于2月在2月份英雄地反映了阿塔西古斯(Atacucope)，将阿塔西乌斯(Atacucope)带到了斯瓦托夫地区的乌克兰位置。</text:p>
      <text:p text:style-name="P4">
Valery Zaluzhny将军在[Telegram]中撰写了有关它的文章。(https://t.me/CinCAFU/430)“我很荣幸能从一个以伊万·西尔科·鲁斯兰·祖巴雷夫(Ivan Sirko Ruslan Zubarev)命名的单独机械旅中奖励一名高级士兵，并带有名誉徽章“金十字”(The Golden Cross)，为他贴上了当之无愧的奖励武器。 鲁斯兰反映了主要部队的进攻，在战斗中表现出了战斗和勇气。”他说。</text:p>
      <text:p text:style-name="P4">
乌克兰武装部队的指挥官 - 主持人感谢捍卫原告家园的每个人。</text:p>
      <text:p text:style-name="P4">
荣耀乌克兰的所有捍卫者!</text:p>
      <text:p text:style-name="P4">
News Source: <text:a xlink:type="simple" xlink:href="https://armyinform.com.ua/2023/03/27/golovnokomanduvach-zsu-nagorodyv-zahysnyka-yakyj-geroyichno-vidbyv-shturmovu-grupu-okupantiv/" text:style-name="Internet_20_link" text:visited-style-name="Visited_20_Internet_20_Link">
https://armyinform.com.ua/2023/03/27/golovnokomanduvach-zsu-nagorodyv-zahysnyka-yakyj-geroyichno-vidbyv-shturmovu-grupu-okupantiv/</text:a>
</text:p>
      <!--NEWS-->
      <text:h text:style-name="P10" text:outline-level="1">
<text:span text:style-name="T4">
乌克兰军队在英国完成了对Challenger 2坦克的培训</text:span>
</text:h>
      <text:p text:style-name="P4">
作者: ['АРМІЯINFORM']</text:p>
      <text:p text:style-name="P4">
时间: 2023-03-27T66:00:00-04:00</text:p>
      <text:p text:style-name="P4">
描述: 乌克兰坦克（Ukrainian Tanks）与英国人（Great British）完成了对挑战者2坦克的饥饿……与乌克兰2022年的战争，今天与乌克兰的最新新闻，今天与乌克兰2022年的新闻战争今天，乌克兰和俄罗斯和俄罗斯之间的战争是否会发生战争与乌克兰的战争将是不久的</text:p>
      <text:p text:style-name="P4">
图片: ['<text:a xlink:type="simple" xlink:href="https://armyinform.com.ua/wp-content/uploads/2023/03/281482_challenger-2-1_gettyimages_new_960x380_0.jpg" text:style-name="Internet_20_link" text:visited-style-name="Visited_20_Internet_20_Link">
281482_challenger-2-1_gettyimages_new_960x380_0.jpg</text:a>
', '<text:a xlink:type="simple" xlink:href="https://armyinform.com.ua/wp-content/uploads/2023/03/chellenger2-info2-1536x1132-1-1.jpg" text:style-name="Internet_20_link" text:visited-style-name="Visited_20_Internet_20_Link">
chellenger2-info2-1536x1132-1-1.jpg</text:a>
']</text:p>
      <text:p text:style-name="P4">
标签: ['CHALLENGER 2', 'БЕН ВОЛЛЕС', 'ВЕЛИКА БРИТАНІЯ', 'НАВЧАННЯ ВІЙСЬКОВИХ']</text:p>
      <text:p text:style-name="P4">
类别: News</text:p>
      <!--METADATA-->
      <text:p text:style-name="P4">
<draw:frame draw:style-name="fr1" draw:name="Image50" text:anchor-type="as-char" svg:width="6.9236in" svg:height="3.606042in" draw:z-index="0">
<draw:image xlink:href="../Images/AРМІЯINFORM/2023-03-27T66-00-00-04-00/281482_challenger-2-1_gettyimages_new_960x380_0.jpg" xlink:type="simple" xlink:show="embed" xlink:actuate="onLoad" draw:mime-type="image/jpeg"/>
</draw:frame>
乌克兰油轮已经完成了对英国挑战者2坦克的培训，并返回家中，继续与俄罗斯的违法行为进行斗争。</text:p>
      <text:p text:style-name="P4">
这在[消息]中说明了(https://www.gov.uk/government/news/ukrainian-tank-crews-complete-challenger-2-training-in-uk)英国法律的新闻服务。</text:p>
      <text:p text:style-name="P4">
几周以来，军事教练一直教导乌克兰私人员工如何管理坦克。</text:p>
      <text:p text:style-name="P4">
英国国防部长本·沃尔斯(Ben Volles)喜欢乌克兰坦克如何掌握坦克。</text:p>
      <text:p text:style-name="P4">
“这确实激发了观察乌克兰士兵在英国土地上乘坐挑战者2坦克旅行的乌克兰士兵的决心。 他们返回了Nabatkivshchyna的设备更好。 我们将继续为他们提供支持，并尽一切努力支持乌克兰，”本·华莱士(Ben Wallace)强调。</text:p>
      <text:p text:style-name="P4">
执行培训任务的约翰·斯通上校说，指挥官对所表现出的能力感到非常惊讶。</text:p>
      <text:p text:style-name="P4">
约翰·斯通(John Stone)说：“我们毫不怀疑我们的朋友会在未来的战斗中使用Challenger 2坦克来捍卫自己的家园。”</text:p>
      <text:p text:style-name="P4">
回想一下，培训在一月份宣布英国[将通过]之后不久就开始了(https://armyinform.com.ua/2023/01/14/rishi-sunak-pidtverdyv-rishennya-velykoyi-brytaniyi-nadaty-ukrayini-tanky-challenger-2/)乌克兰14坦克<text:a xlink:type="simple" xlink:href="https://armyinform.com.ua/2023/01/23/tank-challenger-2-brytanskyj-kremeznyj-panczyrnyk-shho-kydaye-vyklyk/" text:style-name="Internet_20_link" text:visited-style-name="Visited_20_Internet_20_Link">
挑战者2</text:a>
，以及弹药和备件。</text:p>
      <text:p text:style-name="P4">
<draw:frame draw:style-name="fr1" draw:name="Image51" text:anchor-type="as-char" svg:width="6.9236in" svg:height="5.100385in" draw:z-index="0">
<draw:image xlink:href="../Images/AРМІЯINFORM/2023-03-27T66-00-00-04-00/chellenger2-info2-1536x1132-1-1.jpg" xlink:type="simple" xlink:show="embed" xlink:actuate="onLoad" draw:mime-type="image/jpeg"/>
</draw:frame>
Challenger 2坦克标志着乌克兰武装部队的可能性的步骤变化，为其船员提供了更好的保护，并为他们提供了一些最新，更先进的射击系统。</text:p>
      <text:p text:style-name="P4">
News Source: <text:a xlink:type="simple" xlink:href="https://armyinform.com.ua/2023/03/27/ukrayinski-vijskovi-u-velykij-brytaniyi-zavershyly-navchannya-na-tankah-challenger-2/" text:style-name="Internet_20_link" text:visited-style-name="Visited_20_Internet_20_Link">
https://armyinform.com.ua/2023/03/27/ukrayinski-vijskovi-u-velykij-brytaniyi-zavershyly-navchannya-na-tankah-challenger-2/</text:a>
</text:p>
      <!--NEWS-->
      <text:h text:style-name="P10" text:outline-level="1">
<text:span text:style-name="T4">
关于斯拉夫扬斯克的炮击：乌克兰不会原谅这些死亡和伤口</text:span>
</text:h>
      <text:p text:style-name="P4">
作者: ['АРМІЯINFORM']</text:p>
      <text:p text:style-name="P4">
时间: 2023-03-27T67:00:00-04:00</text:p>
      <text:p text:style-name="P4">
描述: syogodnis，27桦树，罗斯西斯克（Rosiesk）puptepatzIsyne vissyska对Donetsko的话进行了解雇...与乌克兰2022年的战争，今天与乌克兰的最新新闻战争，乌克兰新闻2022年，今天上次与乌克兰和俄罗斯之间的战争，以及何时在俄罗斯和俄罗斯之间进行战争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3/bez-imeni-10.jpg" text:style-name="Internet_20_link" text:visited-style-name="Visited_20_Internet_20_Link">
bez-imeni-10.jpg</text:a>
']</text:p>
      <text:p text:style-name="P4">
标签: ['STOPRUSSIA', 'АГРЕСІЯ РФ', 'ВОЛОДИМИР ЗЕЛЕНСЬКИЙ', 'ВТОРГНЕННЯ РФ', "ОБСТРІЛ СЛАВ'ЯНСЬКА"]</text:p>
      <text:p text:style-name="P4">
类别: News</text:p>
      <!--METADATA-->
      <text:p text:style-name="P4">
<draw:frame draw:style-name="fr1" draw:name="Image52" text:anchor-type="as-char" svg:width="6.9236in" svg:height="4.102601in" draw:z-index="0">
<draw:image xlink:href="../Images/AРМІЯINFORM/2023-03-27T67-00-00-04-00/bez-imeni-10.jpg" xlink:type="simple" xlink:show="embed" xlink:actuate="onLoad" draw:mime-type="image/jpeg"/>
</draw:frame>
今天，3月27日，俄罗斯占领部队向斯洛维亚斯基尼克多内斯克市开火。</text:p>
      <text:p text:style-name="P4">
关于它<text:a xlink:type="simple" xlink:href="https://fb.watch/jx5DzcEnRI/" text:style-name="Internet_20_link" text:visited-style-name="Visited_20_Internet_20_Link">
写</text:a>
Facebook上乌克兰Volodymyrzelensky总裁。</text:p>
      <text:p text:style-name="P4">
“另一天始于俄罗斯恐怖主义。 侵略者国家向瓦斯利维扬斯克开火。 不幸的是，有一些严重程度的美德受害者。</text:p>
      <text:p text:style-name="P4">
Volodymyr Zelenskyy强调：“乌克兰不会宽恕我们人民的虐待，不会宽恕这些死亡和伤口。 所有俄罗斯恐怖分子都将被打破。 参与这种侵略的任何人都将负责责任。”</text:p>
      <text:p text:style-name="P4">
News Source: <text:a xlink:type="simple" xlink:href="https://armyinform.com.ua/2023/03/27/volodymyr-zelenskyj-pro-obstril-slovyanska-ukrayina-ne-probachyt-czyh-smertej-i-poranen/" text:style-name="Internet_20_link" text:visited-style-name="Visited_20_Internet_20_Link">
https://armyinform.com.ua/2023/03/27/volodymyr-zelenskyj-pro-obstril-slovyanska-ukrayina-ne-probachyt-czyh-smertej-i-poranen/</text:a>
</text:p>
      <!--NEWS-->
      <text:h text:style-name="P10" text:outline-level="1">
<text:span text:style-name="T4">
乌克兰检察长办公室：有76,000多个军事犯罪已被记录</text:span>
</text:h>
      <text:p text:style-name="P4">
作者: ['АРМІЯINFORM']</text:p>
      <text:p text:style-name="P4">
时间: 2023-03-27T68: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3/warcrime-27032023ua.jpg" text:style-name="Internet_20_link" text:visited-style-name="Visited_20_Internet_20_Link">
warcrime-27032023ua.jpg</text:a>
', '<text:a xlink:type="simple" xlink:href="https://armyinform.com.ua/wp-content/uploads/2023/03/warcrime-27032023en.jpg" text:style-name="Internet_20_link" text:visited-style-name="Visited_20_Internet_20_Link">
warcrime-2703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53" text:anchor-type="as-char" svg:width="6.9236in" svg:height="4.448413in" draw:z-index="0">
<draw:image xlink:href="../Images/AРМІЯINFORM/2023-03-27T68-00-00-04-00/warcrime-2703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3月27日</text:span>
注册：</text:p>
      <ul>
        <li>
76 588军事犯罪， * 16 874违反乌克兰国家安全的罪行。</li>
      </ul>
      <text:p text:style-name="P4">
此外，根据少年检察官的官方数据，<text:span text:style-name="T4">
 1407名因俄罗斯侵略而成为</text:span>
，包括：</text:p>
      <ul>
        <li>
465-儿童被杀， * 942-儿童因严重程度的不同程度受伤。</li>
      </ul>
      <text:p text:style-name="P4">
该部门强调，这些数字不是最终的，因为在暂时占据的有形领土上的积极战斗场所的安装中继续进行工作。</text:p>
      <text:p text:style-name="P4">
<draw:frame draw:style-name="fr1" draw:name="Image54" text:anchor-type="as-char" svg:width="6.9236in" svg:height="4.448413in" draw:z-index="0">
<draw:image xlink:href="../Images/AРМІЯINFORM/2023-03-27T68-00-00-04-00/warcrime-27032023en.jpg" xlink:type="simple" xlink:show="embed" xlink:actuate="onLoad" draw:mime-type="image/jpeg"/>
</draw:frame>
</text:p>
      <text:p text:style-name="P4">
News Source: <text:a xlink:type="simple" xlink:href="https://armyinform.com.ua/2023/03/27/ofis-genprokurora-ukrayiny-zadokumentovano-ponad-76-tysyach-voyennyh-zlochyniv/" text:style-name="Internet_20_link" text:visited-style-name="Visited_20_Internet_20_Link">
https://armyinform.com.ua/2023/03/27/ofis-genprokurora-ukrayiny-zadokumentovano-ponad-76-tysyach-voyennyh-zlochyniv/</text:a>
</text:p>
      <!--NEWS-->
      <text:h text:style-name="P10" text:outline-level="1">
<text:span text:style-name="T4">
黑海有7艘敌船</text:span>
</text:h>
      <text:p text:style-name="P4">
作者: ['АРМІЯINFORM']</text:p>
      <text:p text:style-name="P4">
时间: 2023-03-27T69:00:00-04:00</text:p>
      <text:p text:style-name="P4">
描述: 在乔尔·柴纳尼（Boyal Cherguvanni Boyal Cherguvanni）上乔尼·莫尔斯（Chorny Morce）的27 Birch 2023 Rock的村庄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09/155205-1_large.jpg" text:style-name="Internet_20_link" text:visited-style-name="Visited_20_Internet_20_Link">
155205-1_large.jpg</text:a>
']</text:p>
      <text:p text:style-name="P4">
标签: ['STOPRUSSIA', 'АГРЕСІЯ РФ', 'ВМС ЗС УКРАЇНИ']</text:p>
      <text:p text:style-name="P4">
类别: News</text:p>
      <!--METADATA-->
      <text:p text:style-name="P4">
<draw:frame draw:style-name="fr1" draw:name="Image55" text:anchor-type="as-char" svg:width="6.9236in" svg:height="3.95374in" draw:z-index="0">
<draw:image xlink:href="../Images/AРМІЯINFORM/2023-03-27T69-00-00-04-00/155205-1_large.jpg" xlink:type="simple" xlink:show="embed" xlink:actuate="onLoad" draw:mime-type="image/jpeg"/>
</draw:frame>
说明性照片</text:p>
      <text:p text:style-name="P4">
截至2023年3月27日，黑海有7艘敌船，其中包括1枚载有1架导弹架，最多可达4导弹。</text:p>
      <text:p text:style-name="P4">
关于它<text:a xlink:type="simple" xlink:href="https://t.me/ukrainian_navy/2607" text:style-name="Internet_20_link" text:visited-style-name="Visited_20_Internet_20_Link">
报告</text:a>
乌克兰武装部队海军的指挥。</text:p>
      <text:p text:style-name="P4">
亚齐夫海有2艘敌船，地中海最多有7艘敌对的船只，其中3艘是3架有翼的机芯导弹的载体，总凌空抽射高达20枚导弹。</text:p>
      <text:p text:style-name="P4">
在白天，为了俄罗斯联邦的利益，凯希·耶尼卡尔海峡的通过：</text:p>
      <text:p text:style-name="P4">
<text:span text:style-name="T5">
到Azov Sea -24艘船，其中3艘船沿Bosphorus海峡的方向继续前进； </text:span>
到黑海-38艘船，其中12艘船沿Bosphorus海峡的方向继续移动。</text:p>
      <text:p text:style-name="P4">
俄罗斯联邦继续违反《 1974年海洋保护人类生命的国际公约》。(Solas)通过关闭自动识别系统(AIS)，纳粹船只在亚佐夫海。</text:p>
      <text:p text:style-name="P4">
News Source: <text:a xlink:type="simple" xlink:href="https://armyinform.com.ua/2023/03/27/zagalnyj-zalp-vorozhyh-kalibriv-u-seredzemnomu-mori-stanovyt-20-raket/" text:style-name="Internet_20_link" text:visited-style-name="Visited_20_Internet_20_Link">
https://armyinform.com.ua/2023/03/27/zagalnyj-zalp-vorozhyh-kalibriv-u-seredzemnomu-mori-stanovyt-20-raket/</text:a>
</text:p>
      <!--NEWS-->
      <text:h text:style-name="P10" text:outline-level="1">
<text:span text:style-name="T4">
协调总部在网上与俘虏的伞兵家人在线会议</text:span>
</text:h>
      <text:p text:style-name="P4">
作者: ['АРМІЯINFORM']</text:p>
      <text:p text:style-name="P4">
时间: 2023-03-27T70:00:00-04:00</text:p>
      <text:p text:style-name="P4">
描述: 在普京的协调总部，预谋的崇拜受伤了……与乌克兰2022的战争，与乌克兰的战争是今天的最新消息，与乌克兰2022年的新闻战是今天的最后一场战争，乌克兰将在乌克兰之间发生战争和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3/337272395_512503474423401_6758967747060001879_n.jpg" text:style-name="Internet_20_link" text:visited-style-name="Visited_20_Internet_20_Link">
337272395_512503474423401_6758967747060001879_n.jpg</text:a>
']</text:p>
      <text:p text:style-name="P4">
标签: ['ВІЙСЬКОВОПОЛОНЕНІ', 'ДШВ ЗСУ', 'ЗУСТРІЧ', 'КООРДИНАЦІЙНИЙ ШТАБ З ПИТАНЬ ПОВОДЖЕННЯ З ВІЙСЬКОВОПОЛОНЕНИМИ']</text:p>
      <text:p text:style-name="P4">
类别: News</text:p>
      <!--METADATA-->
      <text:p text:style-name="P4">
<draw:frame draw:style-name="fr1" draw:name="Image56" text:anchor-type="as-char" svg:width="6.9236in" svg:height="3.894525in" draw:z-index="0">
<draw:image xlink:href="../Images/AРМІЯINFORM/2023-03-27T70-00-00-04-00/337272395_512503474423401_6758967747060001879_n.jpg" xlink:type="simple" xlink:show="embed" xlink:actuate="onLoad" draw:mime-type="image/jpeg"/>
</draw:frame>
战俘管理的协调总部与一个单独的飞行器旅的捍卫者家属进行了。</text:p>
      <text:p text:style-name="P4">
协调总部和军事部队与亲戚，亲密囚犯和失踪的伞兵进行了交流。</text:p>
      <text:p text:style-name="P4">
据员工代表称，乌克兰敌对囚禁的乌克兰驳回了军事军人，他们可以在国家信息局以不同的责任(笔尖)或在军事部门。 关于抗议者的捍卫者，侵略者国家违反了法院“判决”的刑事案件，也设法返回。</text:p>
      <text:p text:style-name="P4">
他还指出，在亲戚对俄罗斯联邦法院的“刑期”进行未经测试的信息，但没有确认对军事服务员的谴责，可以参考独立律师，特别是这些规定人道主义人道主义倡议。 囚禁”。 他们指导相关的侵略者身体。</text:p>
      <text:p text:style-name="P4">
一些问题涉及囚犯家族和失踪人员的财政支持。 根据军事部门的代表，辩护人的传播不会影响家庭的支付。</text:p>
      <text:p text:style-name="P4">
员工代表提请注意这样一个事实，即军事单位可以根据笔尖的证书或调查人员的信更改房屋，如果他认为有足够的证据可以说明该案的证据上升。</text:p>
      <text:p text:style-name="P4">
<text:span text:style-name="T4">
 来源： </text:span>
(https://koordshtab.gov.ua/archive/1260)</text:p>
      <text:p text:style-name="P4">
News Source: <text:a xlink:type="simple" xlink:href="https://armyinform.com.ua/2023/03/27/u-koordynaczijnomu-shtabi-vidbulasya-onlajn-zustrich-z-rodynamy-polonenyh-desantnykiv/" text:style-name="Internet_20_link" text:visited-style-name="Visited_20_Internet_20_Link">
https://armyinform.com.ua/2023/03/27/u-koordynaczijnomu-shtabi-vidbulasya-onlajn-zustrich-z-rodynamy-polonenyh-desantnykiv/</text:a>
</text:p>
      <!--NEWS-->
      <text:h text:style-name="P10" text:outline-level="1">
<text:span text:style-name="T4">
来自俄罗斯联邦和白俄罗斯的运动员不应接受国际比赛 - 乌克兰，波兰和波罗的海国家的联合声明</text:span>
</text:h>
      <text:p text:style-name="P4">
作者: ['АРМІЯINFORM']</text:p>
      <text:p text:style-name="P4">
时间: 2023-03-27T71:00:00-04:00</text:p>
      <text:p text:style-name="P4">
描述: 在Zv'yazku，经济部的进攻性维康维乔·科米特（Viconavicho Komitet）的导航...与乌克兰2022年的战争，与乌克兰的最新新闻，今天与乌克兰2022年的新闻战争，今天将在乌克兰和俄罗斯和俄罗斯和俄罗斯和俄罗斯和俄罗斯与俄罗斯和俄罗斯之间发生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3/mok.jpg" text:style-name="Internet_20_link" text:visited-style-name="Visited_20_Internet_20_Link">
mok.jpg</text:a>
']</text:p>
      <text:p text:style-name="P4">
标签: ['STOPRUSSIA', 'АГРЕСІЯ РФ', 'МОК']</text:p>
      <text:p text:style-name="P4">
类别: News</text:p>
      <!--METADATA-->
      <text:p text:style-name="P4">
<draw:frame draw:style-name="fr1" draw:name="Image57" text:anchor-type="as-char" svg:width="6.9236in" svg:height="3.894525in" draw:z-index="0">
<draw:image xlink:href="../Images/AРМІЯINFORM/2023-03-27T71-00-00-04-00/mok.jpg" xlink:type="simple" xlink:show="embed" xlink:actuate="onLoad" draw:mime-type="image/jpeg"/>
</draw:frame>
关于国际奥林匹克委员会执行委员会的下次会议于2023年3月28日至30日，乌克兰，波兰和波罗的海国家重复该国际奥委会的立场，以确定俄罗斯和白俄罗斯的途径运动员参加“中立”比赛。</text:p>
      <text:p text:style-name="P4">
这在[消息]中说明了(https://www.kmu.gov.ua/news/spilna-zaiava-ukrainy-estonii-latvii-lytvy-ta-polshchi-shchodo-nedopushchennia-rosiiskykh-ta-biloruskykh-sportsmeniv-do-mizhnarodnykh-sportyvnykh-zmahan)政府门户。</text:p>
      <text:p text:style-name="P4">
“我们已经注意到，仅根据运动员的公民身份，非委托人特别发言人所表达的担忧。 我们遗憾的是，国际奥委会以这些关注为借口，从根本上改变了他们在建议上的高级合理立场，以防止俄罗斯和白俄罗斯运动员和官员参加国际体育比赛。 我们要强调的是，不是运动员的国籍来定义自己的角色，而是由他们的政府或支持克里姆林宫政权的政府赞助/支持的事实，这些政府继续对乌克兰进行激进的战争，甚至直接是俄罗斯，”消息读取。</text:p>
      <text:p text:style-name="P4">
签署人提醒，俄罗斯军方每天都在继续攻击乌克兰的平民基础设施，包括体育设施和被乌克兰人杀害，包括乌克兰运动员。 包括运动员及其家人在内的数百万乌克兰公民被迫离开家园。 由于俄罗斯对自己的国家的进攻，许多来自乌克兰的运动员仍然无法参加体育比赛。</text:p>
      <text:p text:style-name="P4">
News Source: <text:a xlink:type="simple" xlink:href="https://armyinform.com.ua/2023/03/27/sportsmeny-z-rf-ta-bilorusi-ne-mayut-buty-dopushheni-do-mizhnarodnyh-zmagan-spilna-zayava-ukrayiny-polshhi-ta-krayin-baltiyi/" text:style-name="Internet_20_link" text:visited-style-name="Visited_20_Internet_20_Link">
https://armyinform.com.ua/2023/03/27/sportsmeny-z-rf-ta-bilorusi-ne-mayut-buty-dopushheni-do-mizhnarodnyh-zmagan-spilna-zayava-ukrayiny-polshhi-ta-krayin-baltiyi/</text:a>
</text:p>
      <!--NEWS-->
      <text:h text:style-name="P10" text:outline-level="1">
<text:span text:style-name="T4">
摩尔多瓦已经开始了JCET-2023军事演习，并参与了三个北约国家</text:span>
</text:h>
      <text:p text:style-name="P4">
作者: ['АРМІЯINFORM']</text:p>
      <text:p text:style-name="P4">
时间: 2023-03-27T72:00:00-04:00</text:p>
      <text:p text:style-name="P4">
描述: 在摩尔多瓦（Moldovas），Bagatonatzisnalnili JCT-2023开始参加Viiskovokovoski区...与乌克兰2022年的战争，与乌克兰的最新新闻，今天与乌克兰的新闻战争，今天与乌克兰2022年的新闻，今天将在乌克兰和俄罗斯之间发生战争他们在2022年与乌克兰有一年</text:p>
      <text:p text:style-name="P4">
图片: ['<text:a xlink:type="simple" xlink:href="https://armyinform.com.ua/wp-content/uploads/2023/03/image-01.jpg" text:style-name="Internet_20_link" text:visited-style-name="Visited_20_Internet_20_Link">
image-01.jpg</text:a>
']</text:p>
      <text:p text:style-name="P4">
标签: ['JCET-2023', 'БАГАТОНАЦІОНАЛЬНІ НАВЧАННЯ', 'РЕСПУБЛІКА МОЛДОВА']</text:p>
      <text:p text:style-name="P4">
类别: News</text:p>
      <!--METADATA-->
      <text:p text:style-name="P4">
<draw:frame draw:style-name="fr1" draw:name="Image58" text:anchor-type="as-char" svg:width="6.9236in" svg:height="4.234935in" draw:z-index="0">
<draw:image xlink:href="../Images/AРМІЯINFORM/2023-03-27T72-00-00-04-00/image-01.jpg" xlink:type="simple" xlink:show="embed" xlink:actuate="onLoad" draw:mime-type="image/jpeg"/>
</draw:frame>
摩尔多瓦(Moldova)启动了JCET-2023跨国练习，摩尔多瓦武装部队的参与以及来自罗马尼亚，美利坚合众国和塔皮顿爱尔兰的塔利亚人英国的同事。</text:p>
      <text:p text:style-name="P4">
关于它<text:a xlink:type="simple" xlink:href="https://www.army.md/" text:style-name="Internet_20_link" text:visited-style-name="Visited_20_Internet_20_Link">
报告</text:a>
摩尔多瓦国防部。</text:p>
      <text:p text:style-name="P4">
该培训将于3月27日至4月7日在摩尔多瓦的军事训练中心进行，旨在共同准备和交流摩尔多瓦，罗马尼亚语，美国和英国符号的跨军事人员经验，并提高操作兼容性。</text:p>
      <text:p text:style-name="P4">
摩尔多瓦国防部的代表敦促公民不要在宣言和计划的军事装备行动中推测。</text:p>
      <text:p text:style-name="P4">
News Source: <text:a xlink:type="simple" xlink:href="https://armyinform.com.ua/2023/03/27/u-moldovi-rozpochalysya-vijskovi-navchannya-jcet-2023-za-uchasti-troh-krayin-nato/" text:style-name="Internet_20_link" text:visited-style-name="Visited_20_Internet_20_Link">
https://armyinform.com.ua/2023/03/27/u-moldovi-rozpochalysya-vijskovi-navchannya-jcet-2023-za-uchasti-troh-krayin-nato/</text:a>
</text:p>
      <!--NEWS-->
      <text:h text:style-name="P10" text:outline-level="1">
<text:span text:style-name="T4">
国家元首：强迫占领者对乌克兰的每一枪做出回应</text:span>
</text:h>
      <text:p text:style-name="P4">
作者: ['АРМІЯINFORM']</text:p>
      <text:p text:style-name="P4">
时间: 2023-03-27T73:00:00-04:00</text:p>
      <text:p text:style-name="P4">
描述: 乌克兰乌克兰乌克兰乌克兰人乌克兰人乌克兰人的总裁曾是自己的Zille Kozheza仪表...与乌克兰2022年的战争，与乌克兰的最新消息，今天与乌克兰的新闻，今天与乌克兰2022年的新闻战争，乌克兰和俄罗斯和俄罗斯之间的战争将会以及何时何时以及何时以及何时，以及何时及其与乌克兰与乌克兰的战争将是不可行</text:p>
      <text:p text:style-name="P4">
图片: ['<text:a xlink:type="simple" xlink:href="https://armyinform.com.ua/wp-content/uploads/2023/03/photo_5262826794946512166_y.jpg" text:style-name="Internet_20_link" text:visited-style-name="Visited_20_Internet_20_Link">
photo_5262826794946512166_y.jpg</text:a>
', '<text:a xlink:type="simple" xlink:href="https://armyinform.com.ua/wp-content/uploads/2023/03/photo_5262826794946512171_y-150x150.jpg" text:style-name="Internet_20_link" text:visited-style-name="Visited_20_Internet_20_Link">
photo_5262826794946512171_y-150x150.jpg</text:a>
', '<text:a xlink:type="simple" xlink:href="https://armyinform.com.ua/wp-content/uploads/2023/03/photo_5262826794946512169_y-150x150.jpg" text:style-name="Internet_20_link" text:visited-style-name="Visited_20_Internet_20_Link">
photo_5262826794946512169_y-150x150.jpg</text:a>
', '<text:a xlink:type="simple" xlink:href="https://armyinform.com.ua/wp-content/uploads/2023/03/photo_5262826794946512167_y-150x150.jpg" text:style-name="Internet_20_link" text:visited-style-name="Visited_20_Internet_20_Link">
photo_5262826794946512167_y-150x150.jpg</text:a>
', '<text:a xlink:type="simple" xlink:href="https://armyinform.com.ua/wp-content/uploads/2023/03/photo_5262826794946512168_y-150x150.jpg" text:style-name="Internet_20_link" text:visited-style-name="Visited_20_Internet_20_Link">
photo_5262826794946512168_y-150x150.jpg</text:a>
']</text:p>
      <text:p text:style-name="P4">
标签: ['STOPRUSSIA', 'АГРЕСІЯ РФ', 'ВОЛОДИМИР ЗЕЛЕНСЬКИЙ', 'ВТОРГНЕННЯ РФ']</text:p>
      <text:p text:style-name="P4">
类别: News</text:p>
      <!--METADATA-->
      <text:p text:style-name="P4">
<draw:frame draw:style-name="fr1" draw:name="Image59" text:anchor-type="as-char" svg:width="6.9236in" svg:height="4.615733in" draw:z-index="0">
<draw:image xlink:href="../Images/AРМІЯINFORM/2023-03-27T73-00-00-04-00/photo_5262826794946512166_y.jpg" xlink:type="simple" xlink:show="embed" xlink:actuate="onLoad" draw:mime-type="image/jpeg"/>
</draw:frame>
乌克兰沃迪米尔·泽伦斯基总统保证，乌克兰人将释放其土地的每一米，并迫使入侵者应对对我们国家的所有罪行做出回应。</text:p>
      <text:p text:style-name="P4">
国家元首在[电报]中写了有关它的文章(https://t.me/V_Zelenskiy_official/5654).</text:p>
      <text:p text:style-name="P4">
«Ми боронимо й будемо боронити кожну частинку України. Настане час – звільнимокожне місто, кожне село нашої держави. І змусимо окупанта відповісти за коженпостріл проти України, за кожну підлість проти українців», — наголосивВолодимир Зеленський.</text:p>
      <text:p text:style-name="P4">
<text:a xlink:type="simple" xlink:href="https://armyinform.com.ua/wp-content/uploads/2023/03/photo_5262826794946512171_y.jpg" text:style-name="Internet_20_link" text:visited-style-name="Visited_20_Internet_20_Link">
<draw:frame draw:style-name="fr1" draw:name="Image60" text:anchor-type="as-char" svg:width="6.9236in" svg:height="6.9236in" draw:z-index="0">
<draw:image xlink:href="../Images/AРМІЯINFORM/2023-03-27T73-00-00-04-00/photo_5262826794946512171_y-150x150.jpg" xlink:type="simple" xlink:show="embed" xlink:actuate="onLoad" draw:mime-type="image/jpeg"/>
</draw:frame>
</text:a>
</text:p>
      <text:p text:style-name="P4">
<text:a xlink:type="simple" xlink:href="https://armyinform.com.ua/wp-content/uploads/2023/03/photo_5262826794946512169_y.jpg" text:style-name="Internet_20_link" text:visited-style-name="Visited_20_Internet_20_Link">
<draw:frame draw:style-name="fr1" draw:name="Image61" text:anchor-type="as-char" svg:width="6.9236in" svg:height="6.9236in" draw:z-index="0">
<draw:image xlink:href="../Images/AРМІЯINFORM/2023-03-27T73-00-00-04-00/photo_5262826794946512169_y-150x150.jpg" xlink:type="simple" xlink:show="embed" xlink:actuate="onLoad" draw:mime-type="image/jpeg"/>
</draw:frame>
</text:a>
</text:p>
      <text:p text:style-name="P4">
<text:a xlink:type="simple" xlink:href="https://armyinform.com.ua/wp-content/uploads/2023/03/photo_5262826794946512167_y.jpg" text:style-name="Internet_20_link" text:visited-style-name="Visited_20_Internet_20_Link">
<draw:frame draw:style-name="fr1" draw:name="Image62" text:anchor-type="as-char" svg:width="6.9236in" svg:height="6.9236in" draw:z-index="0">
<draw:image xlink:href="../Images/AРМІЯINFORM/2023-03-27T73-00-00-04-00/photo_5262826794946512167_y-150x150.jpg" xlink:type="simple" xlink:show="embed" xlink:actuate="onLoad" draw:mime-type="image/jpeg"/>
</draw:frame>
</text:a>
</text:p>
      <text:p text:style-name="P4">
<text:a xlink:type="simple" xlink:href="https://armyinform.com.ua/wp-content/uploads/2023/03/photo_5262826794946512168_y.jpg" text:style-name="Internet_20_link" text:visited-style-name="Visited_20_Internet_20_Link">
<draw:frame draw:style-name="fr1" draw:name="Image63" text:anchor-type="as-char" svg:width="6.9236in" svg:height="6.9236in" draw:z-index="0">
<draw:image xlink:href="../Images/AРМІЯINFORM/2023-03-27T73-00-00-04-00/photo_5262826794946512168_y-150x150.jpg" xlink:type="simple" xlink:show="embed" xlink:actuate="onLoad" draw:mime-type="image/jpeg"/>
</draw:frame>
</text:a>
</text:p>
      <text:p text:style-name="P4">
News Source: <text:a xlink:type="simple" xlink:href="https://armyinform.com.ua/2023/03/27/glava-derzhavy-zmusymo-okupanta-vidpovisty-za-kozhen-postril-proty-ukrayiny/" text:style-name="Internet_20_link" text:visited-style-name="Visited_20_Internet_20_Link">
https://armyinform.com.ua/2023/03/27/glava-derzhavy-zmusymo-okupanta-vidpovisty-za-kozhen-postril-proty-ukrayiny/</text:a>
</text:p>
      <!--NEWS-->
      <text:h text:style-name="P10" text:outline-level="1">
<text:span text:style-name="T4">
在利维夫，拘留了一名敌对的线人，以流离失所的幌子收集有关武装部队的信息</text:span>
</text:h>
      <text:p text:style-name="P4">
作者: ['АРМІЯINFORM']</text:p>
      <text:p text:style-name="P4">
时间: 2023-03-27T74:00:00-04:00</text:p>
      <text:p text:style-name="P4">
描述: peskani mikolavskhchini，牛єєєєєєєєєєєєєєєє乌克兰2022年，与乌克兰的战争，今天的最新消息，《与乌克兰2022年的战争》，《与乌克兰和俄罗斯的最后一场战争》，以及与乌克兰的战争，当时是乌克兰战争是否，是否在不久的将来与乌克兰进行战争，今天与乌克兰的战争，今天的乌克兰新闻</text:p>
      <text:p text:style-name="P4">
图片: ['<text:a xlink:type="simple" xlink:href="https://armyinform.com.ua/wp-content/uploads/2023/03/zavantazhennya-3.jpg" text:style-name="Internet_20_link" text:visited-style-name="Visited_20_Internet_20_Link">
zavantazhennya-3.jpg</text:a>
']</text:p>
      <text:p text:style-name="P4">
标签: ['STOPRUSSIA', 'АГРЕСІЯ РФ', 'ВОРОЖИЙ ІНФОРМАТОР', 'ВТОРГНЕННЯ РФ', 'КОНТРРОЗВІДКА СБУ', 'ЛЬВІВЩИНА']</text:p>
      <text:p text:style-name="P4">
类别: News</text:p>
      <!--METADATA-->
      <text:p text:style-name="P4">
<draw:frame draw:style-name="fr1" draw:name="Image64" text:anchor-type="as-char" svg:width="6.9236in" svg:height="4.373407in" draw:z-index="0">
<draw:image xlink:href="../Images/AРМІЯINFORM/2023-03-27T74-00-00-04-00/zavantazhennya-3.jpg" xlink:type="simple" xlink:show="embed" xlink:actuate="onLoad" draw:mime-type="image/jpeg"/>
</draw:frame>
这位恶棍是Mykolaiv地区的居民，Mykolaiv地区是最近被拘留的SBU的祖国另一韩元的姐妹。 去年10月，它在合作中被远程征服。 叛徒收集了基地基地的情报，并在利维夫(Lviv)中移动国防军。</text:p>
      <text:p text:style-name="P4">
关于它<text:a xlink:type="simple" xlink:href="https://ssu.gov.ua/novyny/sbu-zatrymala-u-lvovi-vorozhu-informatorku-yaka-pid-vyhliadom-pereselenky-zbyrala-dani-pro-zsu" text:style-name="Internet_20_link" text:visited-style-name="Visited_20_Internet_20_Link">
报告</text:a>
乌克兰的安全服务。</text:p>
      <text:p text:style-name="P4">
为了掩盖情报，这名妇女为乌克兰南部流离失所的中风地区发行了自己。 根据调查，线人经常在军事编队地点附近绘制领土，并在电子地图上提出迹象。 随后，她试图将收集的数据传输到RFCercer。</text:p>
      <text:p text:style-name="P4">
及时暴露了恶性因素，记录了犯罪行为，并拘留了她以将侦察侦察向侵略者传播。 搜索引擎和七个手机被吸引到被拘留的地方。 其中之一就是犯罪活动。</text:p>
      <text:p text:style-name="P4">
她被告知怀疑。 法院以持有形式选择了限制的措施。 正在进行调查以确定犯罪的所有情况。</text:p>
      <text:p text:style-name="P4">
News Source: <text:a xlink:type="simple" xlink:href="https://armyinform.com.ua/2023/03/27/u-lvovi-zatrymano-vorozhu-informatorku-yaka-pid-vyglyadom-pereselenky-zbyrala-dani-pro-zsu/" text:style-name="Internet_20_link" text:visited-style-name="Visited_20_Internet_20_Link">
https://armyinform.com.ua/2023/03/27/u-lvovi-zatrymano-vorozhu-informatorku-yaka-pid-vyglyadom-pereselenky-zbyrala-dani-pro-zsu/</text:a>
</text:p>
      <!--NEWS-->
      <text:h text:style-name="P10" text:outline-level="1">
<text:span text:style-name="T4">
北约必须将部队与俄罗斯 - 立陶宛外交部一起</text:span>
</text:h>
      <text:p text:style-name="P4">
作者: ['АРМІЯINFORM']</text:p>
      <text:p text:style-name="P4">
时间: 2023-03-27T75:00:00-04:00</text:p>
      <text:p text:style-name="P4">
描述: 私人联盟MAH ROZGORNTY DODATKOVKI VIISKA在Balti的曼斯，Yaki内部...与乌克兰2022年的战争，与乌克兰与乌克兰的最新消息，今天与乌克兰2022年与乌克兰战争进行战争，今天，乌克兰和俄罗斯与俄罗斯和俄罗斯之间的战争将会有一场战争，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3/nato-2.jpg" text:style-name="Internet_20_link" text:visited-style-name="Visited_20_Internet_20_Link">
nato-2.jpg</text:a>
']</text:p>
      <text:p text:style-name="P4">
标签: ['STOPRUSSIA', 'АГРЕСІЯ РФ', 'КРАЇНИ БАЛТІЇ', 'МЗС ЛИТВИ', 'НАТО']</text:p>
      <text:p text:style-name="P4">
类别: News</text:p>
      <!--METADATA-->
      <text:p text:style-name="P4">
<draw:frame draw:style-name="fr1" draw:name="Image65" text:anchor-type="as-char" svg:width="6.9236in" svg:height="3.894525in" draw:z-index="0">
<draw:image xlink:href="../Images/AРМІЯINFORM/2023-03-27T75-00-00-04-00/nato-2.jpg" xlink:type="simple" xlink:show="embed" xlink:actuate="onLoad" draw:mime-type="image/jpeg"/>
</draw:frame>
北大西洋联盟应在俄罗斯联邦和白俄罗斯接壤的波罗的海国家部署更多部队。</text:p>
      <text:p text:style-name="P4">
在这个<text:a xlink:type="simple" xlink:href="https://twitter.com/GLandsbergis/status/1640259297950023680" text:style-name="Internet_20_link" text:visited-style-name="Visited_20_Internet_20_Link">
坚持</text:a>
立陶宛外交大臣加布里埃勒斯·兰斯贝吉斯(Gabrielus Landsbergis)。</text:p>
      <text:p text:style-name="P4">
“俄罗斯表现出软弱，而不是权力。 我们的反应应该很强，而不是标签。 立陶宛外交部的重点。</text:p>
      <text:p text:style-name="P4">
较早的Gabrielus Landsbergis <text:a xlink:type="simple" xlink:href="https://armyinform.com.ua/2023/03/27/lytva-vymagatyme-zaprovadzhennya-novyh-sankczij-proty-rf-za-rozmishhennya-yadernoyi-zbroyi-v-bilorusi/" text:style-name="Internet_20_link" text:visited-style-name="Visited_20_Internet_20_Link">
称</text:a>
针对俄罗斯提出了新的制裁，以计划在白俄罗斯放置核武器。</text:p>
      <text:p text:style-name="P4">
News Source: <text:a xlink:type="simple" xlink:href="https://armyinform.com.ua/2023/03/27/nato-maye-rozmistyty-vijska-na-kordonah-z-rosiyeyu-mzs-lytvy/" text:style-name="Internet_20_link" text:visited-style-name="Visited_20_Internet_20_Link">
https://armyinform.com.ua/2023/03/27/nato-maye-rozmistyty-vijska-na-kordonah-z-rosiyeyu-mzs-lytvy/</text:a>
</text:p>
      <!--NEWS-->
      <text:h text:style-name="P10" text:outline-level="1">
<text:span text:style-name="T4">
在Sumy和Chernihiv边界的领土上听到了10多次爆炸声</text:span>
</text:h>
      <text:p text:style-name="P4">
作者: ['АРМІЯINFORM']</text:p>
      <text:p text:style-name="P4">
时间: 2023-03-27T76:00:00-04:00</text:p>
      <text:p text:style-name="P4">
描述: Syogodnis，27岁的桦木，14.00 Rosiskisk Esskiy Dvichi洗了Prordon ...与乌克兰2022年的战争，与乌克兰2022年与乌克兰2022年的新闻战争，乌克兰和俄罗斯的新闻战争，俄罗斯和俄罗斯与乌克兰的战争将于2022年与2022年战争。他们说，与否，他们是否会在不久的将来与乌克兰战争，他们说与乌克兰的战争，今天的乌克兰新闻，乌克兰的新闻，乌克兰的新闻在俄罗斯的乌克兰媒体</text:p>
      <text:p text:style-name="P4">
图片: ['<text:a xlink:type="simple" xlink:href="https://armyinform.com.ua/wp-content/uploads/2023/03/501379058ae50fdafa91a200e502c1df_l-4.jpg" text:style-name="Internet_20_link" text:visited-style-name="Visited_20_Internet_20_Link">
501379058ae50fdafa91a200e502c1df_l-4.jpg</text:a>
']</text:p>
      <text:p text:style-name="P4">
标签: ['STOPRUSSIA', 'АГРЕСІЯ РФ', 'ВОРОЖІ ОБСТРІЛИ', 'ВТОРГНЕННЯ РФ', 'ОК «ПІВНІЧ»', 'СУМЩИНА', 'ЧЕРНІГІВЩИНА']</text:p>
      <text:p text:style-name="P4">
类别: News</text:p>
      <!--METADATA-->
      <text:p text:style-name="P4">
<draw:frame draw:style-name="fr1" draw:name="Image66" text:anchor-type="as-char" svg:width="6.9236in" svg:height="4.286862in" draw:z-index="0">
<draw:image xlink:href="../Images/AРМІЯINFORM/2023-03-27T76-00-00-04-00/501379058ae50fdafa91a200e502c1df_l-4.jpg" xlink:type="simple" xlink:show="embed" xlink:actuate="onLoad" draw:mime-type="image/jpeg"/>
</draw:frame>
今天，3月27日，截至14.00，俄罗斯军队两次向苏米和切尼夫地区的边界开火。</text:p>
      <text:p text:style-name="P4">
关于它<text:a xlink:type="simple" xlink:href="https://t.me/ok_pivnich1/1597" text:style-name="Internet_20_link" text:visited-style-name="Visited_20_Internet_20_Link">
报告</text:a>
操作命令“北”。</text:p>
      <text:p text:style-name="P4">
在Sumy地区，从11:00到11:10，在Tovstodubove村地区有2个教区，可能是炮兵。</text:p>
      <text:p text:style-name="P4">
从11:00到11:50的切尔尼希夫地区，记录了12个教区，可能在脸红的定居点区域发生了变化120毫米。</text:p>
      <text:p text:style-name="P4">
没有关于当地群体损失或对平民基础设施损失的信息。</text:p>
      <text:p text:style-name="P4">
News Source: <text:a xlink:type="simple" xlink:href="https://armyinform.com.ua/2023/03/27/ponad-10-vybuhiv-prolunalo-na-terytoriyi-prykordonnya-sumshhyny-i-chernigivshhyny/" text:style-name="Internet_20_link" text:visited-style-name="Visited_20_Internet_20_Link">
https://armyinform.com.ua/2023/03/27/ponad-10-vybuhiv-prolunalo-na-terytoriyi-prykordonnya-sumshhyny-i-chernigivshhyny/</text:a>
</text:p>
      <!--NEWS-->
      <text:h text:style-name="P10" text:outline-level="1">
<text:span text:style-name="T4">
乌克兰建立网络安全规范法律框架的第一步已被采取</text:span>
</text:h>
      <text:p text:style-name="P4">
作者: ['АРМІЯINFORM']</text:p>
      <text:p text:style-name="P4">
时间: 2023-03-27T77:00:00-04:00</text:p>
      <text:p text:style-name="P4">
描述: 科学和实用研讨会的PID小时“组织权利右翼系统……与乌克兰2022年的战争，与乌克兰与乌克兰的最新新闻进行战争，今天与乌克兰2022年的新闻战争，乌克兰与俄罗斯和俄罗斯和俄罗斯和俄罗斯与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3/337405172_951500602882539_2112331300098282235_n.jpg" text:style-name="Internet_20_link" text:visited-style-name="Visited_20_Internet_20_Link">
337405172_951500602882539_2112331300098282235_n.jpg</text:a>
']</text:p>
      <text:p text:style-name="P4">
标签: ['КІБЕРБЕЗПЕКА', 'НКЦК', 'РНБО УКРАЇНИ', 'СБУ']</text:p>
      <text:p text:style-name="P4">
类别: News</text:p>
      <!--METADATA-->
      <text:p text:style-name="P4">
<draw:frame draw:style-name="fr1" draw:name="Image67" text:anchor-type="as-char" svg:width="6.9236in" svg:height="4.615733in" draw:z-index="0">
<draw:image xlink:href="../Images/AРМІЯINFORM/2023-03-27T77-00-00-04-00/337405172_951500602882539_2112331300098282235_n.jpg" xlink:type="simple" xlink:show="embed" xlink:actuate="onLoad" draw:mime-type="image/jpeg"/>
</draw:frame>
在科学和实用的研讨会上，“乌克兰网络安全系统的组织和法律原则”参与者讨论了创建网络安全法律框架及其进一步改进的情况。</text:p>
      <text:p text:style-name="P4">
关于它<text:a xlink:type="simple" xlink:href="https://www.rnbo.gov.ua/ua/Diialnist/6208.html" text:style-name="Internet_20_link" text:visited-style-name="Visited_20_Internet_20_Link">
报告</text:a>
乌克兰的国家安全和防御。</text:p>
      <text:p text:style-name="P4">
“近年来，在乌克兰首次创建了网络安全的最低必要调节框架。 乌克兰的Cibibernboke战略策略以及所采用的总统法令，政府决议和法律中的第二版。 第一步已经采取了第一步，并且考虑到世界上获得的世界所获得的经验，我们将继续系统地解决改善法律和法律位置的问题。” NSDB秘书Sergey DeMedyuk说。</text:p>
      <text:p text:style-name="P4">
乌克兰辐射安全和国防机构的信息安全和网络安全服务负责人，国家网络安全协调中心(nkck)纳塔利亚·塔卡库克(Natalia Tkachuk)指出，国家网络安全系统的主要主题，乌克兰的Verkhovna Rada，科学机构和私营部门首次担任NCCC。</text:p>
      <text:p text:style-name="P4">
“今天，我们不仅在研究形成规则方面的国际经验，而且甚至国际合作伙伴也试图研究乌克兰的经验。 现在提出的主要主题是对乌克兰创造的创造的立法正常化，这对我们来说是一项超级精神的任务。”负责人说。</text:p>
      <text:p text:style-name="P4">
她强调说：“我们必须向世界证明乌克兰是一个真正的欧洲国家，并以泛 - 欧洲价值观和原则为指导，永远是法治。”</text:p>
      <text:p text:style-name="P4">
在活动期间，SBU网络安全部门负责人ILYA VITUK告诉SBU，应抵消网络和信息侵略，以及该服务的支持，旨在增强乌克兰信息稳定性。</text:p>
      <text:p text:style-name="P4">
乌克兰Oleksandr Fedienko的人民代表谈到了立法机构在制定网络安全法律原则方面的有效工作，DSSZZI主席亚历山大·波蒂(Alexander Poti国家机构。</text:p>
      <text:p text:style-name="P4">
News Source: <text:a xlink:type="simple" xlink:href="https://armyinform.com.ua/2023/03/27/v-ukrayini-zrobleni-pershi-kroky-shhodo-stvorennya-normatyvno-pravovoyi-bazy-z-kiberbezpeky/" text:style-name="Internet_20_link" text:visited-style-name="Visited_20_Internet_20_Link">
https://armyinform.com.ua/2023/03/27/v-ukrayini-zrobleni-pershi-kroky-shhodo-stvorennya-normatyvno-pravovoyi-bazy-z-kiberbezpeky/</text:a>
</text:p>
      <!--NEWS-->
      <text:h text:style-name="P10" text:outline-level="1">
<text:span text:style-name="T4">
乌克兰建立网络安全规范法律框架的第一步已被采取</text:span>
</text:h>
      <text:p text:style-name="P4">
作者: ['АРМІЯINFORM']</text:p>
      <text:p text:style-name="P4">
时间: 2023-03-27T78:00:00-04:00</text:p>
      <text:p text:style-name="P4">
描述: 科学和实用研讨会的PID小时“组织权利右翼系统……与乌克兰2022年的战争，与乌克兰与乌克兰的最新新闻进行战争，今天与乌克兰2022年的新闻战争，乌克兰与俄罗斯和俄罗斯和俄罗斯和俄罗斯与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3/337405172_951500602882539_2112331300098282235_n.jpg" text:style-name="Internet_20_link" text:visited-style-name="Visited_20_Internet_20_Link">
337405172_951500602882539_2112331300098282235_n.jpg</text:a>
']</text:p>
      <text:p text:style-name="P4">
标签: ['КІБЕРБЕЗПЕКА', 'НКЦК', 'РНБО УКРАЇНИ', 'СБУ']</text:p>
      <text:p text:style-name="P4">
类别: News</text:p>
      <!--METADATA-->
      <text:p text:style-name="P4">
<draw:frame draw:style-name="fr1" draw:name="Image68" text:anchor-type="as-char" svg:width="6.9236in" svg:height="4.615733in" draw:z-index="0">
<draw:image xlink:href="../Images/AРМІЯINFORM/2023-03-27T78-00-00-04-00/337405172_951500602882539_2112331300098282235_n.jpg" xlink:type="simple" xlink:show="embed" xlink:actuate="onLoad" draw:mime-type="image/jpeg"/>
</draw:frame>
在科学和实用的研讨会上，“乌克兰网络安全系统的组织和法律原则”参与者讨论了创建网络安全法律框架及其进一步改进的情况。</text:p>
      <text:p text:style-name="P4">
关于它<text:a xlink:type="simple" xlink:href="https://www.rnbo.gov.ua/ua/Diialnist/6208.html" text:style-name="Internet_20_link" text:visited-style-name="Visited_20_Internet_20_Link">
报告</text:a>
乌克兰的国家安全和防御。</text:p>
      <text:p text:style-name="P4">
“近年来，在乌克兰首次创建了网络安全的最低必要调节框架。 乌克兰的Cibibernboke战略策略以及所采用的总统法令，政府决议和法律中的第二版。 第一步已经采取了第一步，并且考虑到世界上获得的世界所获得的经验，我们将继续系统地解决改善法律和法律位置的问题。” NSDB秘书Sergey DeMedyuk说。</text:p>
      <text:p text:style-name="P4">
乌克兰辐射安全和国防机构的信息安全和网络安全服务负责人，国家网络安全协调中心(nkck)纳塔利亚·塔卡库克(Natalia Tkachuk)指出，国家网络安全系统的主要主题，乌克兰的Verkhovna Rada，科学机构和私营部门首次担任NCCC。</text:p>
      <text:p text:style-name="P4">
“今天，我们不仅在研究形成规则方面的国际经验，而且甚至国际合作伙伴也试图研究乌克兰的经验。 现在提出的主要主题是对乌克兰创造的创造的立法正常化，这对我们来说是一项超级精神的任务。”负责人说。</text:p>
      <text:p text:style-name="P4">
她强调说：“我们必须向世界证明乌克兰是一个真正的欧洲国家，并以泛 - 欧洲价值观和原则为指导，永远是法治。”</text:p>
      <text:p text:style-name="P4">
在活动期间，SBU网络安全部门负责人ILYA VITUK告诉SBU，应抵消网络和信息侵略，以及该服务的支持，旨在增强乌克兰信息稳定性。</text:p>
      <text:p text:style-name="P4">
乌克兰Oleksandr Fedienko的人民代表谈到了立法机构在制定网络安全法律原则方面的有效工作，DSSZZI主席亚历山大·波蒂(Alexander Poti国家机构。</text:p>
      <text:p text:style-name="P4">
News Source: <text:a xlink:type="simple" xlink:href="https://armyinform.com.ua/2023/03/27/v-ukrayini-zrobleni-pershi-kroky-shhodo-stvorennya-normatyvno-pravovoyi-bazy-z-kiberbezpeky/" text:style-name="Internet_20_link" text:visited-style-name="Visited_20_Internet_20_Link">
https://armyinform.com.ua/2023/03/27/v-ukrayini-zrobleni-pershi-kroky-shhodo-stvorennya-normatyvno-pravovoyi-bazy-z-kiberbezpeky/</text:a>
</text:p>
      <!--NEWS-->
      <text:h text:style-name="P10" text:outline-level="1">
<text:span text:style-name="T4">
在克里米亚，对占领者的游击运动加剧了</text:span>
</text:h>
      <text:p text:style-name="P4">
作者: ['АРМІЯINFORM']</text:p>
      <text:p text:style-name="P4">
时间: 2023-03-27T79:00:00-04:00</text:p>
      <text:p text:style-name="P4">
描述: 在Pivostrov Criminarly永久定居点的Timchasovo上，Zhovtikh Zhovtikh处于Zrosli ...与乌克兰2022年的战争，与乌克兰的最新新闻，与乌克兰2022年与乌克兰的新闻战争，今天与乌克兰的战争，乌克兰和乌克兰之间的战争，将于乌克兰和乌克兰之间发生战争，将在乌克兰之间进行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3/img_20230327_131207_890-e1679921529171.jpg" text:style-name="Internet_20_link" text:visited-style-name="Visited_20_Internet_20_Link">
img_20230327_131207_890-e1679921529171.jpg</text:a>
']</text:p>
      <text:p text:style-name="P4">
标签: ['STOPRUSSIA', 'АГРЕСІЯ РФ', 'ВТОРГНЕННЯ РФ', 'ДЕОКУПАЦІЯ КРИМУ']</text:p>
      <text:p text:style-name="P4">
类别: News</text:p>
      <!--METADATA-->
      <text:p text:style-name="P4">
<draw:frame draw:style-name="fr1" draw:name="Image69" text:anchor-type="as-char" svg:width="6.9236in" svg:height="4.175796in" draw:z-index="0">
<draw:image xlink:href="../Images/AРМІЯINFORM/2023-03-27T79-00-00-04-00/img_20230327_131207_890-e1679921529171.jpg" xlink:type="simple" xlink:show="embed" xlink:actuate="onLoad" draw:mime-type="image/jpeg"/>
</draw:frame>
在克里米亚半岛暂时占据的定居点中，黄色磁带的生长，爱国涂鸦和土著人的反战争。 因此，对其地区命运无动于衷的公民表达了对克里米亚返回控制乌克兰的必然性的信心。</text:p>
      <text:p text:style-name="P4">
关于它报告<text:a xlink:type="simple" xlink:href="https://t.me/minre_ua/2949" text:style-name="Internet_20_link" text:visited-style-name="Visited_20_Internet_20_Link">
MINRONTEMETITION</text:a>
.</text:p>
      <text:p text:style-name="P4">
«Помітно активізувався партизанський рух. Це свідчить про високий моральнийдух патріотично налаштованих кримчан. Тим часом російські ставленики тавійськове командування в страху вивозять свої сім’ї та розпродують майно. Бобояться», — наголошують у відомстві.</text:p>
      <text:p text:style-name="P4">
Водночас свій страх загарбники намагаються компенсувати збільшенням кількостівійськової техніки на півострові. Морське узбережжя поступово перетворюють налінію оборони. Тож найімовірніше, що цьогорічний сезон відпочинку в Криму будезірваний.</text:p>
      <text:p text:style-name="P4">
Тим часом українська влада закликає кримчан бути уважними й обережними, непіддаватися на жодні провокації. За можливості повідомляти про місцеперебування ворога чи його техніку. Зробити це можна за допомогою чат-боту«<text:a xlink:type="simple" xlink:href="https://t.me/evorog_bot" text:style-name="Internet_20_link" text:visited-style-name="Visited_20_Internet_20_Link">
єВорог</text:a>
»或<text:a xlink:type="simple" xlink:href="https://sprotyv.mod.gov.ua/salut-form/" text:style-name="Internet_20_link" text:visited-style-name="Visited_20_Internet_20_Link">
平台</text:a>
国家路的中心。</text:p>
      <text:p text:style-name="P4">
克里米亚肯定会发生!很快。 我们将做到这一点。 全部一起!</text:p>
      <text:p text:style-name="P4">
News Source: <text:a xlink:type="simple" xlink:href="https://armyinform.com.ua/2023/03/27/u-krymu-aktyvizuvavsya-partyzanskyj-ruh-proty-okupantiv/" text:style-name="Internet_20_link" text:visited-style-name="Visited_20_Internet_20_Link">
https://armyinform.com.ua/2023/03/27/u-krymu-aktyvizuvavsya-partyzanskyj-ruh-proty-okupantiv/</text:a>
</text:p>
      <!--NEWS-->
      <text:h text:style-name="P10" text:outline-level="1">
<text:span text:style-name="T4">
国家元首访问了乌克兰部队在扎波罗兹地区的领先职位</text:span>
</text:h>
      <text:p text:style-name="P4">
作者: ['АРМІЯINFORM']</text:p>
      <text:p text:style-name="P4">
时间: 2023-03-27T80:00:00-04:00</text:p>
      <text:p text:style-name="P4">
描述: 乌克兰总统沃罗迪米尔·泽伦斯基（Volodymyr Zelensky）总裁PID Hour Robochka ...与乌克兰2022年的战争，与乌克兰的最新新闻战争，今天与乌克兰2022年的新闻战争，乌克兰和俄罗斯之间的战争以及乌克兰在2022年与乌克兰之间的战争是否会发生他们说，无论是否有一年，是否会在不久的将来与乌克兰进行战争</text:p>
      <text:p text:style-name="P4">
图片: ['<text:a xlink:type="simple" xlink:href="https://armyinform.com.ua/wp-content/uploads/2023/03/ebc9459a69c04d288c5fc280f363f99b_1679921298_extra_large-e1679922390474.jpeg" text:style-name="Internet_20_link" text:visited-style-name="Visited_20_Internet_20_Link">
ebc9459a69c04d288c5fc280f363f99b_1679921298_extra_large-e1679922390474.jpeg</text:a>
', '<text:a xlink:type="simple" xlink:href="https://armyinform.com.ua/wp-content/uploads/2023/03/938dd23202421d83273f54666e385543_1679921294_extra_large.jpeg" text:style-name="Internet_20_link" text:visited-style-name="Visited_20_Internet_20_Link">
938dd23202421d83273f54666e385543_1679921294_extra_large.jpeg</text:a>
']</text:p>
      <text:p text:style-name="P4">
标签: ['ВОЛОДИМИР ЗЕЛЕНСЬКИЙ', 'ЗАПОРІЗЬКА ОБЛАСТЬ', 'НАГОРОДЖЕННЯ ВІЙСЬКОВОСЛУЖБОВЦІВ', 'ПРЕЗИДЕНТ УКРАЇНИ']</text:p>
      <text:p text:style-name="P4">
类别: News</text:p>
      <!--METADATA-->
      <text:p text:style-name="P4">
<draw:frame draw:style-name="fr1" draw:name="Image70" text:anchor-type="as-char" svg:width="6.9236in" svg:height="3.71105in" draw:z-index="0">
<draw:image xlink:href="../Images/AРМІЯINFORM/2023-03-27T80-00-00-04-00/ebc9459a69c04d288c5fc280f363f99b_1679921298_extra_large-e1679922390474.jpeg" xlink:type="simple" xlink:show="embed" xlink:actuate="onLoad" draw:mime-type="image/jpeg"/>
</draw:frame>
乌克兰沃罗迪·米尔泽伦斯基(Volodymyrzelensky)总统在前往Zaporizhzhya地区的工作之旅中参观了乌克兰军队的领先地位。 国家联合国家元首与军人联合，并感谢他们对乌克兰的保护。</text:p>
      <text:p text:style-name="P4">
如<text:a xlink:type="simple" xlink:href="https://www.president.gov.ua/news/glava-derzhavi-vidvidav-peredovi-poziciyi-ukrayinskih-vijsk-81833" text:style-name="Internet_20_link" text:visited-style-name="Visited_20_Internet_20_Link">
报告</text:a>
乌克兰总统办公室Volodymyrazellensky告诉各个教堂前部的运营状况，提供弹药和设备。</text:p>
      <text:p text:style-name="P4">
Volodymyr Zelensky说：“我很荣幸能来这里，并感谢您保护我们的国家，我们所有人，主权，我们的城市，我们的孩子。”</text:p>
      <text:p text:style-name="P4">
<draw:frame draw:style-name="fr1" draw:name="Image71" text:anchor-type="as-char" svg:width="6.9236in" svg:height="4.617948in" draw:z-index="0">
<draw:image xlink:href="../Images/AРМІЯINFORM/2023-03-27T80-00-00-04-00/938dd23202421d83273f54666e385543_1679921294_extra_large.jpeg" xlink:type="simple" xlink:show="embed" xlink:actuate="onLoad" draw:mime-type="image/jpeg"/>
</draw:frame>
总统希望军事健康，并感谢他们的家人的英雄。</text:p>
      <text:p text:style-name="P4">
“我希望我们所有人的胜利。 生活和战斗。 我们必须像您这样的胜利。”他说。</text:p>
      <text:p text:style-name="P4">
Volodymyr Zelensky还向军人颁发了州奖。乌克兰的捍卫者获得了Bohdan Khmelnitsky III的命令，并获得了3级的“勇气”。</text:p>
      <text:p text:style-name="P4">
军方给了总统硬币，这是军事兄弟情谊的象征。</text:p>
      <text:p text:style-name="P4">
News Source: <text:a xlink:type="simple" xlink:href="https://armyinform.com.ua/2023/03/27/glava-derzhavy-vidvidav-peredovi-pozycziyi-ukrayinskyh-vijsk-u-zaporizkij-oblasti/" text:style-name="Internet_20_link" text:visited-style-name="Visited_20_Internet_20_Link">
https://armyinform.com.ua/2023/03/27/glava-derzhavy-vidvidav-peredovi-pozycziyi-ukrayinskyh-vijsk-u-zaporizkij-oblasti/</text:a>
</text:p>
      <!--NEWS-->
      <text:h text:style-name="P10" text:outline-level="1">
<text:span text:style-name="T4">
德国推出了一个恢复乌克兰的平台</text:span>
</text:h>
      <text:p text:style-name="P4">
作者: ['АРМІЯINFORM']</text:p>
      <text:p text:style-name="P4">
时间: 2023-03-27T81:00:00-04:00</text:p>
      <text:p text:style-name="P4">
描述: Nimechini的联邦潮流发起了Nova平台，Yak Mah Yak Mah在Meti Piditrimati Ta上...与乌克兰2022年的战争，与乌克兰的最新新闻战争，今天与乌克兰2022年的New News战争，乌克兰和俄罗斯和俄罗斯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forum.jpg" text:style-name="Internet_20_link" text:visited-style-name="Visited_20_Internet_20_Link">
forum.jpg</text:a>
']</text:p>
      <text:p text:style-name="P4">
标签: ['STOPRUSSIA', 'ДОПОМОГА ПАРТНЕРІВ', 'ПЛАТФОРМА ВІДБУДОВИ УКРАЇНИ', 'СВІТ ПІДТРИМУЄ УКРАЇНУ']</text:p>
      <text:p text:style-name="P4">
类别: News</text:p>
      <!--METADATA-->
      <text:p text:style-name="P4">
<draw:frame draw:style-name="fr1" draw:name="Image72" text:anchor-type="as-char" svg:width="6.9236in" svg:height="3.894525in" draw:z-index="0">
<draw:image xlink:href="../Images/AРМІЯINFORM/2023-03-27T81-00-00-04-00/forum.jpg" xlink:type="simple" xlink:show="embed" xlink:actuate="onLoad" draw:mime-type="image/jpeg"/>
</draw:frame>
德国联邦政府正在推出一个新的平台，旨在维护和加强德国对乌克兰重建的奉献精神，并与其中的一个人团结。</text:p>
      <text:p text:style-name="P4">
这在[消息]中说明了(https://www.bmz.de/de/aktuelles/aktuelle-meldungen/neue-plattform-wiederaufbau-in-der-ukraine-150728)德国经济合作与发展部。</text:p>
      <text:p text:style-name="P4">
在最初的事件中，德国发展部将由其业务的人们，科学家，联邦tamunicipalioncipal的代表参加。 Swense Schulze部长已承诺支持德国和乌克兰市政当局，诊所和水管之间的合作伙伴关系的发展，再拨款2500万欧元。</text:p>
      <text:p text:style-name="P4">
“乌克兰的重建已经开始，即使不幸的是，战争的结束仍然是看不见的。 这种长期的观点和早期计划对现在和现在的乌克兰社会的可持续性至关重要。 但是对于成功的TAE有效重建自由和欧洲乌克兰也很重要。 这将是一个宏伟的政府，政府将无法独自应对。 在德国，我们非常渴望加入乌克兰。 许多虔诚的人会面临类似的问题和困难。 Swena Schulze说，应该通过“乌克兰的重组平台”来帮助这一点。</text:p>
      <text:p text:style-name="P4">
德国的“乌克兰重建平台”于2023年3月27日正式启动。它将团结任何想参加重建的人。 不管您是否是市长，Heliotechnik，医生，企业家，乌克兰侨民筹码的社会工作者：一个平台应成为沟通，交流和信息的地方。 与德国参与者和乌克兰合作伙伴一起，组织了重建的对话论坛。</text:p>
      <text:p text:style-name="P4">
News Source: <text:a xlink:type="simple" xlink:href="https://armyinform.com.ua/2023/03/27/nimechchyna-zapustyla-platformu-dlya-vidnovlennya-ukrayiny/" text:style-name="Internet_20_link" text:visited-style-name="Visited_20_Internet_20_Link">
https://armyinform.com.ua/2023/03/27/nimechchyna-zapustyla-platformu-dlya-vidnovlennya-ukrayiny/</text:a>
</text:p>
      <!--NEWS-->
      <text:h text:style-name="P10" text:outline-level="1">
<text:span text:style-name="T4">
Volodymyr Zelenskyy参观了Zaporizhzhia命令邮报并举行了会议</text:span>
</text:h>
      <text:p text:style-name="P4">
作者: ['АРМІЯINFORM']</text:p>
      <text:p text:style-name="P4">
时间: 2023-03-27T82:00:00-04:00</text:p>
      <text:p text:style-name="P4">
描述: 乌克兰总统沃罗迪米尔·泽伦斯基（Volodymyr Zelensky）总裁PID Hour Robochka ...与乌克兰2022年的战争，与乌克兰的最新新闻战争，今天与乌克兰2022年的新闻战争，乌克兰和俄罗斯之间的战争以及乌克兰在2022年与乌克兰之间的战争是否会发生他们说，无论是否有一年，是否会在不久的将来与乌克兰进行战争</text:p>
      <text:p text:style-name="P4">
图片: ['<text:a xlink:type="simple" xlink:href="https://armyinform.com.ua/wp-content/uploads/2023/03/8f8e22c9e60795a2b3595f4a9370913a_1679921770_extra_large.jpeg" text:style-name="Internet_20_link" text:visited-style-name="Visited_20_Internet_20_Link">
8f8e22c9e60795a2b3595f4a9370913a_1679921770_extra_large.jpeg</text:a>
', '<text:a xlink:type="simple" xlink:href="https://armyinform.com.ua/wp-content/uploads/2023/03/27770ea4efcf6b8a4b6c6f70461fabb4_1679921772_extra_large.jpeg" text:style-name="Internet_20_link" text:visited-style-name="Visited_20_Internet_20_Link">
27770ea4efcf6b8a4b6c6f70461fabb4_1679921772_extra_large.jpeg</text:a>
']</text:p>
      <text:p text:style-name="P4">
标签: ['ВОЛОДИМИР ЗЕЛЕНСЬКИЙ', 'ЗАПОРІЗЬКА ОБЛАСТЬ', 'ОУВ «ЗАПОРІЖЖЯ»', 'ПРЕЗИДЕНТ УКРАЇНИ']</text:p>
      <text:p text:style-name="P4">
类别: News</text:p>
      <!--METADATA-->
      <text:p text:style-name="P4">
<draw:frame draw:style-name="fr1" draw:name="Image73" text:anchor-type="as-char" svg:width="6.9236in" svg:height="4.617948in" draw:z-index="0">
<draw:image xlink:href="../Images/AРМІЯINFORM/2023-03-27T82-00-00-04-00/8f8e22c9e60795a2b3595f4a9370913a_1679921770_extra_large.jpeg" xlink:type="simple" xlink:show="embed" xlink:actuate="onLoad" draw:mime-type="image/jpeg"/>
</draw:frame>
乌克兰Volodymyrzelensky总裁在去Zaporizhzhya地区的工作旅行中，熟悉了运营团体“ Zaporozhye”的指挥处的工作。</text:p>
      <text:p text:style-name="P4">
关于它<text:a xlink:type="simple" xlink:href="https://www.president.gov.ua/news/volodimir-zelenskij-oznajomivsya-z-robotoyu-komandnogo-punkt-81837" text:style-name="Internet_20_link" text:visited-style-name="Visited_20_Internet_20_Link">
告知</text:a>
乌克兰总统办公室。</text:p>
      <text:p text:style-name="P4">
国家元首向乌克兰安全局，国民警卫队，国家警察，州边境服务，乌克兰州紧急局的雇员提出了命令和奖牌。</text:p>
      <text:p text:style-name="P4">
“感谢您对我们所有人的保护。 为了保护我们的房屋，乌克兰的领土完整性和生活。 祝你身体健康。 我希望胜利，肯定会是。” Volodymyr Zelenskyy说。</text:p>
      <text:p text:style-name="P4">
<draw:frame draw:style-name="fr1" draw:name="Image74" text:anchor-type="as-char" svg:width="6.9236in" svg:height="4.617948in" draw:z-index="0">
<draw:image xlink:href="../Images/AРМІЯINFORM/2023-03-27T82-00-00-04-00/27770ea4efcf6b8a4b6c6f70461fabb4_1679921772_extra_large.jpeg" xlink:type="simple" xlink:show="embed" xlink:actuate="onLoad" draw:mime-type="image/jpeg"/>
</draw:frame>
总统会议由Zaporizhzhya地区的执法机构进行军事指挥。</text:p>
      <text:p text:style-name="P4">
Zaporizhzhya ova Yuri Malashko的负责人告知弗拉基米尔·泽伦斯基(Vladimir Zelensky)在该地区的prasocial-经济状况，并满足内部流离失所者的需求。</text:p>
      <text:p text:style-name="P4">
Sergey Litvinov少将OUU Zaporizhzhia的指挥官报告了军事单位的手术状况和准备，以及重新履行任务的单位。</text:p>
      <text:p text:style-name="P4">
Volodymyr Zelensky还听到了该地区国家警察安全局安全局的信息。</text:p>
      <text:p text:style-name="P4">
News Source: <text:a xlink:type="simple" xlink:href="https://armyinform.com.ua/2023/03/27/volodymyr-zelenskyj-vidvidav-komandnyj-punkt-ouv-zaporizhzhya-j-proviv-naradu/" text:style-name="Internet_20_link" text:visited-style-name="Visited_20_Internet_20_Link">
https://armyinform.com.ua/2023/03/27/volodymyr-zelenskyj-vidvidav-komandnyj-punkt-ouv-zaporizhzhya-j-proviv-naradu/</text:a>
</text:p>
      <!--NEWS-->
      <text:h text:style-name="P10" text:outline-level="1">
<text:span text:style-name="T4">
北约：俄罗斯的核修辞是危险和不负责任的。 联盟监视情况</text:span>
</text:h>
      <text:p text:style-name="P4">
作者: ['АРМІЯINFORM']</text:p>
      <text:p text:style-name="P4">
时间: 2023-03-27T83:00:00-04:00</text:p>
      <text:p text:style-name="P4">
描述: 高个子的核言论是难以形容的。 北约是一个警惕的。 所以...与乌克兰2022年的战争，与乌克兰的最新新闻战争，与乌克兰的新闻战争，2022年的最后一场战争，今天将在乌克兰和俄罗斯之间发动战争，当2022年与乌克兰的战争将在他们说，在不久的将来与乌克兰发动了战争</text:p>
      <text:p text:style-name="P4">
图片: ['<text:a xlink:type="simple" xlink:href="https://armyinform.com.ua/wp-content/uploads/2023/03/nato-3.jpg" text:style-name="Internet_20_link" text:visited-style-name="Visited_20_Internet_20_Link">
nato-3.jpg</text:a>
']</text:p>
      <text:p text:style-name="P4">
标签: ['STOPRUSSIA', 'АГРЕСІЯ РФ', 'НАТО', 'ОАНА ЛУНГЕСКУ', 'ЯДЕРНА ЗБРОЯ']</text:p>
      <text:p text:style-name="P4">
类别: News</text:p>
      <!--METADATA-->
      <text:p text:style-name="P4">
<draw:frame draw:style-name="fr1" draw:name="Image75" text:anchor-type="as-char" svg:width="6.9236in" svg:height="3.894525in" draw:z-index="0">
<draw:image xlink:href="../Images/AРМІЯINFORM/2023-03-27T83-00-00-04-00/nato-3.jpg" xlink:type="simple" xlink:show="embed" xlink:actuate="onLoad" draw:mime-type="image/jpeg"/>
</draw:frame>
俄罗斯的核言论是危险和不负责任的。 北约警惕。</text:p>
      <text:p text:style-name="P4">
因此，俄罗斯打算将核武器放在白俄罗斯<text:a xlink:type="simple" xlink:href="https://twitter.com/NATOpress/status/1640034733605244929" text:style-name="Internet_20_link" text:visited-style-name="Visited_20_Internet_20_Link">
反应</text:a>
北大西洋联盟OAN LUNGESCU的女发言人。</text:p>
      <text:p text:style-name="P4">
北约说：“我们正在密切关注局势，我们没有注意到俄罗斯核办公室的任何变化都会使我们适应自己的调整。”</text:p>
      <text:p text:style-name="P4">
她强调，该联盟致力于保护集团的所有成员。</text:p>
      <text:p text:style-name="P4">
“俄罗斯提到的北约核武器共享绝对消失。 北约盟友运作，完全尊重其国际义务。 俄罗斯最近通过暂停参与SNO合同而不断违反其对控制的义务(_俄罗斯联邦和美利坚合众国的发展，以减少和限制战略进攻武器的措施。). росія повинна повернутися до виконання вимог і діяти добросовісно», —підкреслила Оана Лунгеску.</text:p>
      <text:p text:style-name="P4">
Нагадаємо, як <text:a xlink:type="simple" xlink:href="https://armyinform.com.ua/2023/03/27/nato-zahyshhatyme-krayiny-alyansu-nezalezhno-vid-nayavnosti-yadernoyi-zbroyi-nepodalik-kordoniv-ministr-oborony-lytvy/" text:style-name="Internet_20_link" text:visited-style-name="Visited_20_Internet_20_Link">
зазначив</text:a>
立陶宛国防部长Arvodasanushauskas，北约将保护联盟国家，无论边界附近有核武器的可用性如何。</text:p>
      <text:p text:style-name="P4">
News Source: <text:a xlink:type="simple" xlink:href="https://armyinform.com.ua/2023/03/27/nato-yaderna-rytoryka-rosiyi-ye-nebezpechnoyu-ta-bezvidpovidalnoyu-alyans-uvazhno-stezhyt-za-sytuacziyeyu/" text:style-name="Internet_20_link" text:visited-style-name="Visited_20_Internet_20_Link">
https://armyinform.com.ua/2023/03/27/nato-yaderna-rytoryka-rosiyi-ye-nebezpechnoyu-ta-bezvidpovidalnoyu-alyans-uvazhno-stezhyt-za-sytuacziyeyu/</text:a>
</text:p>
      <!--NEWS-->
      <text:h text:style-name="P10" text:outline-level="1">
<text:span text:style-name="T4">
乌克兰总统访问了军事医院，并向医生和受伤的捍卫者颁发了奖项</text:span>
</text:h>
      <text:p text:style-name="P4">
作者: ['АРМІЯINFORM']</text:p>
      <text:p text:style-name="P4">
时间: 2023-03-27T84:00:00-04:00</text:p>
      <text:p text:style-name="P4">
描述: Volodymyr Zelentsky，与Zaporizkiy Kosti的Robocho一起，Vidvisdav ...与乌克兰2022年的战争，与乌克兰的最新新闻，与乌克兰的新闻，与乌克兰2022的最新新闻进行战争，今天将在乌克兰和俄罗斯和俄罗斯之间进行战争与乌克兰的战争将是不久的</text:p>
      <text:p text:style-name="P4">
图片: ['<text:a xlink:type="simple" xlink:href="https://armyinform.com.ua/wp-content/uploads/2023/03/051ad4d6f4ed348a27f41ff94caed9f2_1679922480_extra_large.jpeg" text:style-name="Internet_20_link" text:visited-style-name="Visited_20_Internet_20_Link">
051ad4d6f4ed348a27f41ff94caed9f2_1679922480_extra_large.jpeg</text:a>
', '<text:a xlink:type="simple" xlink:href="https://armyinform.com.ua/wp-content/uploads/2023/03/1d3d17198a5a44e74e55ab72317950ba_1679922480_extra_large.jpeg" text:style-name="Internet_20_link" text:visited-style-name="Visited_20_Internet_20_Link">
1d3d17198a5a44e74e55ab72317950ba_1679922480_extra_large.jpeg</text:a>
', '<text:a xlink:type="simple" xlink:href="https://armyinform.com.ua/wp-content/uploads/2023/03/ff157ec47af78ed08870634857f9bab6_1679922482_extra_large.jpeg" text:style-name="Internet_20_link" text:visited-style-name="Visited_20_Internet_20_Link">
ff157ec47af78ed08870634857f9bab6_1679922482_extra_large.jpeg</text:a>
']</text:p>
      <text:p text:style-name="P4">
标签: ['ВОЛОДИМИР ЗЕЛЕНСЬКИЙ', 'ГОСПІТАЛЬ', 'ЗАПОРІЖЖЯ', 'МЕДИКИ', 'НАГОРОДЖЕННЯ', 'ПОРАНЕНІ БІЙЦІ', 'ПРЕЗИДЕНТ УКРАЇНИ']</text:p>
      <text:p text:style-name="P4">
类别: News</text:p>
      <!--METADATA-->
      <text:p text:style-name="P4">
<draw:frame draw:style-name="fr1" draw:name="Image76" text:anchor-type="as-char" svg:width="6.9236in" svg:height="4.617948in" draw:z-index="0">
<draw:image xlink:href="../Images/AРМІЯINFORM/2023-03-27T84-00-00-04-00/051ad4d6f4ed348a27f41ff94caed9f2_1679922480_extra_large.jpeg" xlink:type="simple" xlink:show="embed" xlink:actuate="onLoad" draw:mime-type="image/jpeg"/>
</draw:frame>
沃迪米尔·泽伦斯基(Volodymyr Zelensky)在扎帕里兹希亚地区的一次工作旅行中访问了一家军事医院，在那里对乌克兰军人的待遇在反射俄罗斯的全面治疗期间受伤。 关于它<text:a xlink:type="simple" xlink:href="https://www.president.gov.ua/news/u-zaporizhzhi-prezident-vidvidav-vijskovij-gospital-i-vruchi-81841" text:style-name="Internet_20_link" text:visited-style-name="Visited_20_Internet_20_Link">
报告</text:a>
乌克兰总统办公室。</text:p>
      <text:p text:style-name="P4">
Volodymyr Zelenskyy与受伤的军人和提出的州奖沟通。</text:p>
      <text:p text:style-name="P4">
“感谢您的服务，祝您快速康复，一切顺利。”</text:p>
      <text:p text:style-name="P4">
<draw:frame draw:style-name="fr1" draw:name="Image77" text:anchor-type="as-char" svg:width="6.9236in" svg:height="4.617948in" draw:z-index="0">
<draw:image xlink:href="../Images/AРМІЯINFORM/2023-03-27T84-00-00-04-00/1d3d17198a5a44e74e55ab72317950ba_1679922480_extra_large.jpeg" xlink:type="simple" xlink:show="embed" xlink:actuate="onLoad" draw:mime-type="image/jpeg"/>
</draw:frame>
国家元首还熟悉了医疗机构的工作，检查了招待会和外科部门。 Volodymyr Zelensky遇到了在这家医院工作的Zaya医生。</text:p>
      <text:p text:style-name="P4">
“你是那些保持生命的人。 我要感谢您的所有人，您自己的性格非常重要，有力，”乌克兰总统说。</text:p>
      <text:p text:style-name="P4">
国家元首强调，医生将士兵返回该系统，但最重要的是 - 他们恢复了生命，将其归还给亲戚和亲戚。</text:p>
      <text:p text:style-name="P4">
“这几天，与您一起获得胜利。 你也是我们的角色。 我希望Yavam这次胜利，”乌克兰总统说。</text:p>
      <text:p text:style-name="P4">
<draw:frame draw:style-name="fr1" draw:name="Image78" text:anchor-type="as-char" svg:width="6.9236in" svg:height="4.617948in" draw:z-index="0">
<draw:image xlink:href="../Images/AРМІЯINFORM/2023-03-27T84-00-00-04-00/ff157ec47af78ed08870634857f9bab6_1679922482_extra_large.jpeg" xlink:type="simple" xlink:show="embed" xlink:actuate="onLoad" draw:mime-type="image/jpeg"/>
</draw:frame>
Volodymyr Zelensky向医疗专业人员颁发了州奖。</text:p>
      <text:p text:style-name="P4">
News Source: <text:a xlink:type="simple" xlink:href="https://armyinform.com.ua/2023/03/27/prezydent-ukrayiny-vidvidav-vijskovyj-gospital-i-vruchyv-nagorody-medykam-i-poranenym-zahysnykam/" text:style-name="Internet_20_link" text:visited-style-name="Visited_20_Internet_20_Link">
https://armyinform.com.ua/2023/03/27/prezydent-ukrayiny-vidvidav-vijskovyj-gospital-i-vruchyv-nagorody-medykam-i-poranenym-zahysnykam/</text:a>
</text:p>
      <!--NEWS-->
      <text:h text:style-name="P10" text:outline-level="1">
<text:span text:style-name="T4">
3月29日在军事媒体中心将进行简报</text:span>
</text:h>
      <text:p text:style-name="P4">
作者: ['АРМІЯINFORM']</text:p>
      <text:p text:style-name="P4">
时间: 2023-03-27T85:00:00-04:00</text:p>
      <text:p text:style-name="P4">
描述: 29桦木大约在11:00在军事媒体中心布拉普林（Blaphling）代表...与乌克兰2022年的战争，与乌克兰的最新新闻战争，今天与乌克兰2022年的新闻战争，乌克兰和俄罗斯之间的战争将发生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3/big-mmc-1536x864-1.jpg" text:style-name="Internet_20_link" text:visited-style-name="Visited_20_Internet_20_Link">
big-mmc-1536x864-1.jpg</text:a>
']</text:p>
      <text:p text:style-name="P4">
标签: ['MILITARY MEDIA CENTER', 'STOPRUSSIA', 'АГРЕСІЯ РФ', 'БРИФІНГ', 'ВІЙНА', 'ВТОРГНЕННЯ РФ']</text:p>
      <text:p text:style-name="P4">
类别: News</text:p>
      <!--METADATA-->
      <text:p text:style-name="P4">
<draw:frame draw:style-name="fr1" draw:name="Image79" text:anchor-type="as-char" svg:width="6.9236in" svg:height="3.894525in" draw:z-index="0">
<draw:image xlink:href="../Images/AРМІЯINFORM/2023-03-27T85-00-00-04-00/big-mmc-1536x864-1.jpg" xlink:type="simple" xlink:show="embed" xlink:actuate="onLoad" draw:mime-type="image/jpeg"/>
</draw:frame>
3月29日，11:00在军事媒体中心，将举行国家军事历史博物馆代表，乌克兰军事历史部队研究中心和乌克兰科学部的代表。</text:p>
      <text:p text:style-name="P4">
在简报期间，参与者将讨论以下问题：</text:p>
      <ul>
        <li>
          <text:p text:style-name="P4">
武装部队军事历史研究中心的活动。 自从俄罗斯联邦侵略开始以来，每天都要固定事件 - 乌克兰战争。</text:p>
        </li>
        <li>
          <text:p text:style-name="P4">
战争博物馆：一切都那么容易吗？</text:p>
        </li>
        <li>
          <text:p text:style-name="P4">
俄罗斯 - 乌克兰战争及其在课程和历史教科书中的反思。</text:p>
        </li>
      </ul>
      <text:p text:style-name="P4">
媒体代表的认证是强制性的，将持续到3月29日10:00!认证申请发送到E -MAIL地址：<text:a xlink:type="simple" xlink:href="https://armyinform.com.ua/cdn-cgi/l/email-protection" text:style-name="Internet_20_link" text:visited-style-name="Visited_20_Internet_20_Link">
[EmailProtected]</text:a>
指示记者的名称，名称和愿望，出版物的名称，武装部队的认证数量，联系电话。</text:p>
      <text:p text:style-name="P4">
军事媒体中心-https：//t.me/militarymediacenter在新闻和公告中。</text:p>
      <text:p text:style-name="P4">
News Source: <text:a xlink:type="simple" xlink:href="https://armyinform.com.ua/2023/03/27/29-bereznya-u-military-media-center-vidbudetsya-bryfing-predstavnykiv-naczionalnogo-vijskovo-istorychnogo-muzeyu/" text:style-name="Internet_20_link" text:visited-style-name="Visited_20_Internet_20_Link">
https://armyinform.com.ua/2023/03/27/29-bereznya-u-military-media-center-vidbudetsya-bryfing-predstavnykiv-naczionalnogo-vijskovo-istorychnogo-muzeyu/</text:a>
</text:p>
      <!--NEWS-->
      <text:h text:style-name="P10" text:outline-level="1">
<text:span text:style-name="T4">
乌克兰情报局提议将首都街头重命名，以纪念已故的乌克兰英雄</text:span>
</text:h>
      <text:p text:style-name="P4">
作者: ['АРМІЯINFORM']</text:p>
      <text:p text:style-name="P4">
时间: 2023-03-27T86:00:00-04:00</text:p>
      <text:p text:style-name="P4">
描述: 猕猴桃的陶艺脆弱性，以乌克兰的弯曲英雄的荣誉，玫瑰的off of the Rose ...与乌克兰2022年的战争，与乌克兰的最新新闻，今天与乌克兰2022年的新闻战争，今天与乌克兰2022年的新闻战，将在今天之间发生战争乌克兰和俄罗斯，当2022年与乌克兰的战争是与乌克兰的战争时，是否会在不久的将来与乌克兰进行战争，他们说，与乌克兰的战争，今天的乌克兰新闻，乌克兰的新闻，乌克兰媒体的乌克兰媒体新闻</text:p>
      <text:p text:style-name="P4">
图片: ['<text:a xlink:type="simple" xlink:href="https://armyinform.com.ua/wp-content/uploads/2023/03/20230303-valeriy-chibinyeyev-e1679923183968.jpg" text:style-name="Internet_20_link" text:visited-style-name="Visited_20_Internet_20_Link">
20230303-valeriy-chibinyeyev-e1679923183968.jpg</text:a>
']</text:p>
      <text:p text:style-name="P4">
标签: ['STOPRUSSIA', 'АГРЕСІЯ РФ', 'ВАЛЕРІЙ ЧИБІНЄЄВ', 'ВТОРГНЕННЯ РФ', 'ГЕРОЙ УКРАЇНИ', 'ГУР МІНОБОРОНИ УКРАЇНИ']</text:p>
      <text:p text:style-name="P4">
类别: News</text:p>
      <!--METADATA-->
      <text:p text:style-name="P4">
<draw:frame draw:style-name="fr1" draw:name="Image80" text:anchor-type="as-char" svg:width="6.9236in" svg:height="5.391328in" draw:z-index="0">
<draw:image xlink:href="../Images/AРМІЯINFORM/2023-03-27T86-00-00-04-00/20230303-valeriy-chibinyeyev-e1679923183968.jpg" xlink:type="simple" xlink:show="embed" xlink:actuate="onLoad" draw:mime-type="image/jpeg"/>
</draw:frame>
为了纪念乌克兰乌克兰的已故英雄，乌克兰瓦莱里·奇耶夫(Charery Chinyev)的乌克兰官员的死者英雄(Kyiv City Council)的网站上，乌克兰官员的街道重命名为<text:a xlink:type="simple" xlink:href="https://petition.kyivcity.gov.ua/petition/" text:style-name="Internet_20_link" text:visited-style-name="Visited_20_Internet_20_Link">
电子请愿书</text:a>
.</text:p>
      <text:p text:style-name="P4">
Про це <text:a xlink:type="simple" xlink:href="https://gur.gov.ua/content/na-saiti-kyivskoi-miskoi-rady-ziavylas-elektronna-petytsiia-pro-pereimenuvannia-vulytsi-na-chest-heroia-ukrainy-valeriia-chybinieieva.html" text:style-name="Internet_20_link" text:visited-style-name="Visited_20_Internet_20_Link">
інформує</text:a>
乌克兰国防部的宗师。</text:p>
      <text:p text:style-name="P4">
自2014年以来，Valery Chibbiev一直在与俄罗斯入侵者作战。 破坏了前线最热的点，尤其是在伊兹瓦林(Izvarin)，dapi taavdiivtsi中。 受伤的人仍然留在战场上，并继续指挥该部队，以免投降。 2016年，他被授予乌克兰的金星英雄。</text:p>
      <text:p text:style-name="P4">
34岁的Valery Chibbiev是一个呼号，在第一个Dedsius全面入侵中为基辅辩护，并于2022年6月3日在Gostomel附近的一场战斗中去世。</text:p>
      <text:p text:style-name="P4">
请愿书作者提议重命名，以纪念Darnytskyi区的乌克兰街Shernivsk英雄，因为基辅有两个人：另一个具有该身份的人位于Dniep​​er地区。</text:p>
      <text:p text:style-name="P4">
乌克兰国防部的雇员敦促基凡人参加投票，以提交瓦莱里·奇贝耶夫的记忆。 乌克兰的首都必须知道并尊重捍卫者。</text:p>
      <text:p text:style-name="P4">
需要6,000亿票才能考虑电子请愿书。 将组装60天。</text:p>
      <text:p text:style-name="P4">
荣耀乌克兰!</text:p>
      <text:p text:style-name="P4">
News Source: <text:a xlink:type="simple" xlink:href="https://armyinform.com.ua/2023/03/27/ukrayinska-rozvidka-proponuye-perejmenuvaty-vulyczyu-stolyczi-na-chest-zagyblogo-geroya-ukrayiny/" text:style-name="Internet_20_link" text:visited-style-name="Visited_20_Internet_20_Link">
https://armyinform.com.ua/2023/03/27/ukrayinska-rozvidka-proponuye-perejmenuvaty-vulyczyu-stolyczi-na-chest-zagyblogo-geroya-ukrayiny/</text:a>
</text:p>
      <!--NEWS-->
      <text:h text:style-name="P10" text:outline-level="1">
<text:span text:style-name="T4">
在国防军的四个方向上，他们击退了41次敌人攻击</text:span>
</text:h>
      <text:p text:style-name="P4">
作者: ['АРМІЯINFORM']</text:p>
      <text:p text:style-name="P4">
时间: 2023-03-27T87:00:00-04:00</text:p>
      <text:p text:style-name="P4">
描述: 关于ZSU的总部。 “对手Zoservzhu是基本的Zusille ...与乌克兰2022年的战争，与乌克兰的战争是今天的最新消息，《与乌克兰2022年战争的新闻》是今天的最后一场新闻，乌克兰与乌克兰之间的战争是否会发生俄罗斯，当与乌克兰的战争将是当时的，这将是不久的是，是否在不久的将来与乌克兰的战争表示，今天与乌克兰的战争，今天的乌克兰新闻，乌克兰的新闻，乌克兰媒体在俄罗斯的乌克兰新闻</text:p>
      <text:p text:style-name="P4">
图片: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标签: ['STOPRUSSIA', 'АГРЕСІЯ РФ', 'ВІЙНА', 'ВТОРГНЕННЯ РФ', 'ВТРАТИ ВОРОГА', 'ООС']</text:p>
      <text:p text:style-name="P4">
类别: News</text:p>
      <!--METADATA-->
      <text:p text:style-name="P4">
<draw:frame draw:style-name="fr1" draw:name="Image81" text:anchor-type="as-char" svg:width="6.9236in" svg:height="4.603112in" draw:z-index="0">
<draw:image xlink:href="../Images/AРМІЯINFORM/2023-03-27T87-00-00-04-00/316291145_461855632794187_3997898045081184413_n.jpg" xlink:type="simple" xlink:show="embed" xlink:actuate="onLoad" draw:mime-type="image/jpeg"/>
</draw:frame>
说明性照片<text:span text:style-name="T4">
🔥俄罗斯入侵的情况</text:span>
</text:p>
      <text:p text:style-name="P4">
关于它<text:a xlink:type="simple" xlink:href="https://www.facebook.com/GeneralStaff.ua/posts/pfbid0uzqouL7Ny3F6AWkCLtwE2tCBedUabJ1pHvu1A98sdwZXWBd4fwjJ5TtEWmc6s5T6l" text:style-name="Internet_20_link" text:visited-style-name="Visited_20_Internet_20_Link">
报告</text:a>
武装部队的总人员。</text:p>
      <text:p text:style-name="P4">
“敌人专注于纳利曼斯克，巴赫穆特，阿维迪夫和玛丽斯基的指示的主要努力。 得益于专业的协调行动，乌克兰国防军部队在白天撤除了41敌敌人的袭击。”证词写道。</text:p>
      <text:p text:style-name="P4">
值得注意的是，在巴赫穆特方向上，敌人继续由我们的捍卫者以及伊万诺沃顿涅茨克地区的巴赫穆特先生的袭击行动。 此外，敌人在格里戈里夫卡，明斯基夫卡，奥里克霍沃 - 瓦西利维卡，诺瓦摩尔夫，巴赫穆特，库尔迪努米夫卡，帕扎里夫卡，友谊和市长的定居点开火。</text:p>
      <text:p text:style-name="P4">
News Source: <text:a xlink:type="simple" xlink:href="https://armyinform.com.ua/2023/03/27/poblyzu-bahmutu-pidrozdily-syl-oborony-ukrayiny-vidbyly-41-ataku-protyvnyka/" text:style-name="Internet_20_link" text:visited-style-name="Visited_20_Internet_20_Link">
https://armyinform.com.ua/2023/03/27/poblyzu-bahmutu-pidrozdily-syl-oborony-ukrayiny-vidbyly-41-ataku-protyvnyka/</text:a>
</text:p>
      <!--NEWS-->
      <text:h text:style-name="P10" text:outline-level="1">
<text:span text:style-name="T4">
安娜·马利亚（Anna Malyar）告诉战争期间如何阅读头条新闻，而不是害怕</text:span>
</text:h>
      <text:p text:style-name="P4">
作者: ['АРМІЯINFORM']</text:p>
      <text:p text:style-name="P4">
时间: 2023-03-27T88:00:00-04:00</text:p>
      <text:p text:style-name="P4">
描述: Ministan Deferson的乌克兰加纳·马勒雷（Ganna Malere）的代祷者在电报Rospovil上自己的Storizhi ...与乌克兰2022年的战争，与乌克兰的最新新闻，今天与乌克兰2022年的新闻战争，乌克兰和俄罗斯与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2/12/5f6a5416.jpg" text:style-name="Internet_20_link" text:visited-style-name="Visited_20_Internet_20_Link">
5f6a5416.jpg</text:a>
']</text:p>
      <text:p text:style-name="P4">
标签: ['STOPRUSSIA', 'АГРЕСІЯ РФ', 'ВІЙНА', 'ГАННА МАЛЯР', 'ЗАСТУПНИК МІНІСТРА ОБОРОНИ УКРАЇНИ']</text:p>
      <text:p text:style-name="P4">
类别: News</text:p>
      <!--METADATA-->
      <text:p text:style-name="P4">
<draw:frame draw:style-name="fr1" draw:name="Image82" text:anchor-type="as-char" svg:width="6.9236in" svg:height="4.615733in" draw:z-index="0">
<draw:image xlink:href="../Images/AРМІЯINFORM/2023-03-27T88-00-00-04-00/5f6a5416.jpg" xlink:type="simple" xlink:show="embed" xlink:actuate="onLoad" draw:mime-type="image/jpeg"/>
</draw:frame>
Gannamaars。 照片：Dmitry Yurchenko /陆军</text:p>
      <text:p text:style-name="P4">
乌克兰国防部副部长安娜·马里亚尔(Anna Malyar)在电报中的页面上<text:a xlink:type="simple" xlink:href="https://t.me/annamaliar/599" text:style-name="Internet_20_link" text:visited-style-name="Visited_20_Internet_20_Link">
告诉</text:a>
关于如何不打破Zapsychologicy平衡，阅读媒体中的消息。</text:p>
      <text:p text:style-name="P4">
“战争的交流传票中有两种主要信息类型：</text:p>
      <ul>
        <li>
消息。 它们是可变的，直接取决于正面事件的动态。 *在整个战争中相关的信息。</li>
      </ul>
      <text:p text:style-name="P4">
新闻 - 撤退/来，有火箭中风，战斗，我们继续防守，造成损失，稳定局势，加强仲裁等等。</text:p>
      <text:p text:style-name="P4">
但是，有些事情不会改变胜利，这是具体的，不需要被视为新闻，每次都会害怕。 因为这是不可避免的事实的简单结构。</text:p>
      <text:p text:style-name="P4">
例如：</text:p>
      <text:p text:style-name="P4">
俄罗斯联邦希望占领整个乌克兰。 这是他们对我们国家的最终目标。 他们在2014年都落入了我们。因此，无论战斗人员的进程，他们的失败和不合理的损失，他们都不会改变这个目的。另一件事是他们无法意识到这一点。</text:p>
      <text:p text:style-name="P4">
这对我们意味着什么？ 我们应该允许和考虑所有可能的事件，以便随时随时抵抗。 实际上，这就是发生的事情。</text:p>
      <text:p text:style-name="P4">
任何具有事件假设的头条新闻不是新闻，而是假设。 所有假设都有权享有生命，但是客观上只有前面发生的事情以及已经发生的事情。</text:p>
      <text:p text:style-name="P4">
在这场战争的所有预测中，只有一个准确的 - 我们将赢得胜利。</text:p>
      <text:p text:style-name="P4">
动员的话题。 另外，直到胜利本身，才没有新闻和相关性。 值得这样做。</text:p>
      <text:p text:style-name="P4">
从2月24日起，客观地动员进行了执行总统法令。</text:p>
      <text:p text:style-name="P4">
得益于我们人民的动员和高度动力，我们已经在2022年保留了该州，现在我们将完成案件并释放我们的土地。 如果您为动员道歉，那是战争的日常现实，而不是新闻。</text:p>
      <text:p text:style-name="P4">
但是，对于对现实的平静感知，有必要知道没有波动在动员。 一切都按计划的顺序进行。 对动员的需求取决于正面情况的发展 - 这些是显而易见的事情，这不是新闻。</text:p>
      <text:p text:style-name="P4">
这也将仍然是乌克兰粉丝火箭袭击的可能性的永久性问题。 大概一切。 因为战争继续。 但是，您应该如何通过预测阅读此类头脑？</text:p>
      <text:p text:style-name="P4">
要了解没有人知道它的情况。要知道乌克兰与我们的合作伙伴合作以最大化天空。</text:p>
      <text:p text:style-name="P4">
我们今年已经成为一个非常成人的社会。 我们已经学会了批判性地接受任何信息，我们勇敢地容忍最悲惨的新闻，并且很难从集体心理平衡中淘汰媒体报道的集体心理平衡。</text:p>
      <text:p text:style-name="P4">
但是，这种情况应该不断地维护而不是惊慌，恐惧和背叛 - 因为我们仍然赢得战争。”</text:p>
      <text:p text:style-name="P4">
News Source: <text:a xlink:type="simple" xlink:href="https://armyinform.com.ua/2023/03/27/ganna-malyar-rozpovila-pro-te-yak-chytaty-zagolovky-pid-chas-vijny-i-ne-lyakatys/" text:style-name="Internet_20_link" text:visited-style-name="Visited_20_Internet_20_Link">
https://armyinform.com.ua/2023/03/27/ganna-malyar-rozpovila-pro-te-yak-chytaty-zagolovky-pid-chas-vijny-i-ne-lyakatys/</text:a>
</text:p>
      <!--NEWS-->
      <text:h text:style-name="P10" text:outline-level="1">
<text:span text:style-name="T4">
加强拳头变得更加强大-Alexei Reznikov</text:span>
</text:h>
      <text:p text:style-name="P4">
作者: ['АРМІЯINFORM']</text:p>
      <text:p text:style-name="P4">
时间: 2023-03-27T89:00:00-04:00</text:p>
      <text:p text:style-name="P4">
描述: “ Syogodni Mav荣誉Spilly与DSHV DSHV ZSU General Maxim“ Mike” ...与乌克兰2022年的战争，与乌克兰的最新新闻，今天与乌克兰的《新闻战》，今天与乌克兰2022年最后一次，乌克兰和俄罗斯和俄罗斯和俄罗斯和俄罗斯与俄罗斯与俄罗斯和俄罗斯之间的战争将会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3/337735730_242265518188266_1813231483440711380_n.jpg" text:style-name="Internet_20_link" text:visited-style-name="Visited_20_Internet_20_Link">
337735730_242265518188266_1813231483440711380_n.jpg</text:a>
']</text:p>
      <text:p text:style-name="P4">
标签: ['CHALLEHGER', 'MARDER', 'STRYKER', 'ГЕНЕРАЛ-МАЙОР МАКСИМ МИРГОРОДСЬКИЙ', 'ДШВ ЗСУ', 'ОЛЕКСІЙ РЕЗНІКОВ']</text:p>
      <text:p text:style-name="P4">
类别: News</text:p>
      <!--METADATA-->
      <text:p text:style-name="P4">
<draw:frame draw:style-name="fr1" draw:name="Image83" text:anchor-type="as-char" svg:width="6.9236in" svg:height="5.1927in" draw:z-index="0">
<draw:image xlink:href="../Images/AРМІЯINFORM/2023-03-27T89-00-00-04-00/337735730_242265518188266_1813231483440711380_n.jpg" xlink:type="simple" xlink:show="embed" xlink:actuate="onLoad" draw:mime-type="image/jpeg"/>
</draw:frame>
“如今，武装部队武装部队的州教育机构的指挥官马克西姆·迈克·迈克(Maxim Mike Mike)和我们的伞兵将在我们的武装部队中进行新补给。 来自英国的挑战者，斯特里克(Stryker&amp;Cougarians)的小型和德国的马尔德(Marder)。” <text:a xlink:type="simple" xlink:href="https://www.facebook.com/reznikovoleksii/posts/pfbid0PhYSdSJxQnWgrj2TNZpkz7bCwtYMtYgH6yb39Gy5QrJ5r5QvyYZAnBPsTQggyZwkl" text:style-name="Internet_20_link" text:visited-style-name="Visited_20_Internet_20_Link">
报道</text:a>
乌克兰国防部长在其Facebook页面上。</text:p>
      <text:p text:style-name="P4">
他还补充说，一年前，没有人会认为合作伙伴的支持会如此强大。 整个文明世界将重新开始并抵抗俄罗斯联邦的国家恐怖分子血腥侵略者。</text:p>
      <text:p text:style-name="P4">
今年一切都发生了变化。 乌克兰改变了世界。</text:p>
      <text:p text:style-name="P4">
乌克兰人民的稳定以及我们军队的技能确信乌克兰会赢得胜利。</text:p>
      <text:p text:style-name="P4">
“我们已经赢了。 毕竟，兽人的“特殊操作”按照计划“进行”  - 他们挖掘行动并尝试加强。 在他们的脑海中，他们已经改变了范式“我们是世界第二军，我们将在三天内赢得您的胜利”，以“我们需要越过Vaboron”， -  Alexei Reznikov说。</text:p>
      <text:p text:style-name="P4">
根据乌克兰国防部长的说法，已经走了出色的方式。 还有很多酋长。 我们所有的城市都将被解放，我们将在1991年获得国际认可的边界。 这项新技术将为战场上的“兄弟”成为一家好公司。</text:p>
      <text:p text:style-name="P4">
不久，由于我们的军队，它的优势很快就会感到俄罗斯人。</text:p>
      <text:p text:style-name="P4">
总是首先!</text:p>
      <text:p text:style-name="P4">
“顺便说一句，在个人“驾驶”挑战者之后，作为奖杯的参与者​​，我可以说，即使是罗尔斯·罗伊斯(Rols Royce)的司机也不会感到舒适，这是道路上这项武术作品的资格。</text:p>
      <text:p text:style-name="P4">
因此，在干燥的残留物中：我们的“军事动物园”正在扩大。 “大象”加入了“战斗”。 这就是我们的伞兵称挑战者的方式。” Alexei Reznikov说。</text:p>
      <text:p text:style-name="P4">
News Source: <text:a xlink:type="simple" xlink:href="https://armyinform.com.ua/2023/03/27/armovanyj-kulak-staye-potuzhnishym-oleksij-reznikov/" text:style-name="Internet_20_link" text:visited-style-name="Visited_20_Internet_20_Link">
https://armyinform.com.ua/2023/03/27/armovanyj-kulak-staye-potuzhnishym-oleksij-reznikov/</text:a>
</text:p>
      <!--NEWS-->
      <text:h text:style-name="P10" text:outline-level="1">
<text:span text:style-name="T4">
乌克兰总统在3月22日熟悉消除俄罗斯对Zaporozhye的后果的过程</text:span>
</text:h>
      <text:p text:style-name="P4">
作者: ['АРМІЯINFORM']</text:p>
      <text:p text:style-name="P4">
时间: 2023-03-27T90:00:00-04:00</text:p>
      <text:p text:style-name="P4">
描述: Robochka的Pid Hour，Regordi -Regordi -Register Volodymyr Zelensky，环顾闹钟...与乌克兰2022年的战争，与乌克兰的最新新闻，今天与乌克兰的新闻战争，今天与乌克兰2022年上次与乌克兰进行战争，乌克兰和俄罗斯之间将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3/3ebba9f6f544844a2562e10144265705_1679926036_extra_large.jpeg" text:style-name="Internet_20_link" text:visited-style-name="Visited_20_Internet_20_Link">
3ebba9f6f544844a2562e10144265705_1679926036_extra_large.jpeg</text:a>
', '<text:a xlink:type="simple" xlink:href="https://armyinform.com.ua/wp-content/uploads/2023/03/1e0e8b949b509b56cedfdf1ee25bc573_1679926036_extra_large.jpeg" text:style-name="Internet_20_link" text:visited-style-name="Visited_20_Internet_20_Link">
1e0e8b949b509b56cedfdf1ee25bc573_1679926036_extra_large.jpeg</text:a>
']</text:p>
      <text:p text:style-name="P4">
标签: ['ВОЛОДИМИР ЗЕЛЕНСЬКИЙ', 'ЗАПОРІЖЖЯ', 'ОБСТРІЛ', 'ПРЕЗИДЕНТ УКРАЇНИ']</text:p>
      <text:p text:style-name="P4">
类别: News</text:p>
      <!--METADATA-->
      <text:p text:style-name="P4">
<draw:frame draw:style-name="fr1" draw:name="Image84" text:anchor-type="as-char" svg:width="6.9236in" svg:height="4.617948in" draw:z-index="0">
<draw:image xlink:href="../Images/AРМІЯINFORM/2023-03-27T90-00-00-04-00/3ebba9f6f544844a2562e10144265705_1679926036_extra_large.jpeg" xlink:type="simple" xlink:show="embed" xlink:actuate="onLoad" draw:mime-type="image/jpeg"/>
</draw:frame>
在前往Zaporizhhya地区的工作之旅中，Volodymyr Zelenskyy检查了Zaporozhye的建筑物，由于俄罗斯对反应性凌空消防系统的炮击，该建筑物受到了损坏。 关于它<text:a xlink:type="simple" xlink:href="https://www.president.gov.ua/news/prezident-oznajomivsya-z-perebigom-likvidaciyi-naslidkiv-ros-81849" text:style-name="Internet_20_link" text:visited-style-name="Visited_20_Internet_20_Link">
报告</text:a>
乌克兰总统办公室。</text:p>
      <text:p text:style-name="P4">
Zaporizhzhya地区军事管理部门负责人尤里·马拉什科(Yuri Malashko)也是该地区国家警察局的主要局长Artem Kyszovoda总统，涉及敌对恐怖袭击和消除后果的情况。</text:p>
      <text:p text:style-name="P4">
<draw:frame draw:style-name="fr1" draw:name="Image85" text:anchor-type="as-char" svg:width="6.9236in" svg:height="4.617948in" draw:z-index="0">
<draw:image xlink:href="../Images/AРМІЯINFORM/2023-03-27T90-00-00-04-00/1e0e8b949b509b56cedfdf1ee25bc573_1679926036_extra_large.jpeg" xlink:type="simple" xlink:show="embed" xlink:actuate="onLoad" draw:mime-type="image/jpeg"/>
</draw:frame>
由于九座住宅建筑物之一的弹药，其中一个入口的持有受损。 建筑物的顶层建设的崩溃并没有发生，但是这很有可能。 因此，需要拆除建筑物的这一部分才能习惯特殊设备。</text:p>
      <text:p text:style-name="P4">
为受害者提供了必要的医疗服务。 一家移动医院在现场滚动。</text:p>
      <text:p text:style-name="P4">
为需要它的人提供了临时住房。 毕竟，在这两个最有害的房屋中，数十个公寓不适合生活。</text:p>
      <text:p text:style-name="P4">
支持点和移动CNAP在悲剧的现场部署，人们可以在这里获得所有必要的建议并申请财政援助。</text:p>
      <text:p text:style-name="P4">
News Source: <text:a xlink:type="simple" xlink:href="https://armyinform.com.ua/2023/03/27/prezydent-ukrayiny-oznajomyvsya-z-perebigom-likvidacziyi-naslidkiv-rosijskogo-udaru-po-zaporizhzhyu-22-bereznya/" text:style-name="Internet_20_link" text:visited-style-name="Visited_20_Internet_20_Link">
https://armyinform.com.ua/2023/03/27/prezydent-ukrayiny-oznajomyvsya-z-perebigom-likvidacziyi-naslidkiv-rosijskogo-udaru-po-zaporizhzhyu-22-bereznya/</text:a>
</text:p>
      <!--NEWS-->
      <text:h text:style-name="P10" text:outline-level="1">
<text:span text:style-name="T4">
乌克兰航空在占用者的重点领域遭受了九次打击</text:span>
</text:h>
      <text:p text:style-name="P4">
作者: ['АРМІЯINFORM']</text:p>
      <text:p text:style-name="P4">
时间: 2023-03-27T91:00:00-04:00</text:p>
      <text:p text:style-name="P4">
描述: 关于ZSU的总部。 “ DOB的Avisiaziya国防军进行了9杆的搜查……与乌克兰2022的战争，与乌克兰的战争是今天的最新消息，今天与乌克兰2022年的战争是今天的最后一场，乌克兰和俄罗斯之间的战争是否会发生。当他们与乌克兰的战争将在2022年与乌克兰的战争时，他们说，在不久的将来，将与乌克兰发生战争，他们说，与乌克兰的战争，今天的乌克兰新闻，乌克兰的新闻，乌克兰媒体在俄罗斯的乌克兰新闻</text:p>
      <text:p text:style-name="P4">
图片: ['<text:a xlink:type="simple" xlink:href="https://armyinform.com.ua/wp-content/uploads/2022/06/foto-aviacziya.jpg" text:style-name="Internet_20_link" text:visited-style-name="Visited_20_Internet_20_Link">
foto-aviacziya.jpg</text:a>
']</text:p>
      <text:p text:style-name="P4">
标签: ['STOPRUSSIA', 'АГРЕСІЯ РФ', 'ВІЙНА', 'ВТОРГНЕННЯ РФ']</text:p>
      <text:p text:style-name="P4">
类别: News</text:p>
      <!--METADATA-->
      <text:p text:style-name="P4">
<draw:frame draw:style-name="fr1" draw:name="Image86" text:anchor-type="as-char" svg:width="6.9236in" svg:height="5.385022in" draw:z-index="0">
<draw:image xlink:href="../Images/AРМІЯINFORM/2023-03-27T91-00-00-04-00/foto-aviacziya.jpg" xlink:type="simple" xlink:show="embed" xlink:actuate="onLoad" draw:mime-type="image/jpeg"/>
</draw:frame>
说明性照片<text:span text:style-name="T4">
🔥俄罗斯入侵的情况</text:span>
</text:p>
      <text:p text:style-name="P4">
关于它<text:a xlink:type="simple" xlink:href="https://www.facebook.com/GeneralStaff.ua/posts/pfbid0uzqouL7Ny3F6AWkCLtwE2tCBedUabJ1pHvu1A98sdwZXWBd4fwjJ5TtEWmc6s5T6l" text:style-name="Internet_20_link" text:visited-style-name="Visited_20_Internet_20_Link">
报告</text:a>
武装部队的总人员。</text:p>
      <text:p text:style-name="P4">
消息写道：“每天的国防军航空在侵略者的个人员工和军事装备的集中以及一对一的防空导弹综合体中进行了9次节拍。”</text:p>
      <text:p text:style-name="P4">
值得注意的是，在定居点Sinkivka Tabulogogovka地区充满活力的进攻行动的敌人Kupyansk和Liman指示中。 他进行了Kamianka附近的炮弹，井，红色，两年，西部，库皮斯克，哈尔基夫地区； Stelmachivka，Nevsky，Nevsky，Bigorivka，Luhansk地区，以及荆棘，有争议的，有争议的Donetsk地区。</text:p>
      <text:p text:style-name="P4">
News Source: <text:a xlink:type="simple" xlink:href="https://armyinform.com.ua/2023/03/27/ukrayinska-aviacziya-zavdala-devyat-udariv-po-rajonah-zoseredzhennya-okupantiv/" text:style-name="Internet_20_link" text:visited-style-name="Visited_20_Internet_20_Link">
https://armyinform.com.ua/2023/03/27/ukrayinska-aviacziya-zavdala-devyat-udariv-po-rajonah-zoseredzhennya-okupantiv/</text:a>
</text:p>
      <!--NEWS-->
      <text:h text:style-name="P10" text:outline-level="1">
<text:span text:style-name="T4">
巴赫穆特继续保持主要方向</text:span>
</text:h>
      <text:p text:style-name="P4">
作者: ['Оксана Іванець']</text:p>
      <text:p text:style-name="P4">
时间: 2023-03-27T92:00:00-04:00</text:p>
      <text:p text:style-name="P4">
描述: 背后是捍卫Sergia Crovaty上校的Scidal Ugropenskica部队成员的话，...与乌克兰2022年的战争，与乌克兰的最新新闻，今天与乌克兰2022年的新闻战争，乌克兰在乌克兰2022年的战争，乌克兰会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3/photo_5262845048557520009_x.jpg" text:style-name="Internet_20_link" text:visited-style-name="Visited_20_Internet_20_Link">
photo_5262845048557520009_x.jpg</text:a>
']</text:p>
      <text:p text:style-name="P4">
标签: ['БАХМУТ', 'ЄДИНІ НОВИНИ', 'СЕРГІЙ ЧЕРЕВАТИЙ']</text:p>
      <text:p text:style-name="P4">
类别: News</text:p>
      <!--METADATA-->
      <text:p text:style-name="P4">
<draw:frame draw:style-name="fr1" draw:name="Image87" text:anchor-type="as-char" svg:width="6.9236in" svg:height="3.956343in" draw:z-index="0">
<draw:image xlink:href="../Images/AРМІЯINFORM/2023-03-27T92-00-00-04-00/photo_5262845048557520009_x.jpg" xlink:type="simple" xlink:show="embed" xlink:actuate="onLoad" draw:mime-type="image/jpeg"/>
</draw:frame>
根据塞尔吉亚赫里瓦上校部队东部部队东部分组的发言人，俄罗斯人在这里集中精力。</text:p>
      <ul>
        <li>
在城市的当前和Bogdanivka定居点附近，Taivanivske敌人对3aviaudars的枪管和喷气大炮进行了163炮击。 还有19场战斗冲突。 Sergiy Cherevaty说，124名入侵者被乌克兰的防御摧毁，有49次受伤的程度受伤。</li>
      </ul>
      <text:p text:style-name="P4">
该官员还报告说，巴赫穆特周围的情况得到了完全控制：</text:p>
      <ul>
        <li>
我们知道敌人的意图 - 他专注于主要努力，我们拥有必要的力量和手段，并继续建立所有必要的防御河流，我们对敌人进行预防打击 - 首先，我们的文章。 与过去的9个月一样，我们没有给俄罗斯人休息一下，我们不允许他向卢坎克和顿涅茨克地区的全部占领。</li>
      </ul>
      <text:p text:style-name="P4">
News Source: <text:a xlink:type="simple" xlink:href="https://armyinform.com.ua/2023/03/27/bahmut-i-nadali-zalyshayetsya-golovnym-napryamkom-udaru-rashystiv-sergij-cherevatyj/" text:style-name="Internet_20_link" text:visited-style-name="Visited_20_Internet_20_Link">
https://armyinform.com.ua/2023/03/27/bahmut-i-nadali-zalyshayetsya-golovnym-napryamkom-udaru-rashystiv-sergij-cherevatyj/</text:a>
</text:p>
      <!--NEWS-->
      <text:h text:style-name="P10" text:outline-level="1">
<text:span text:style-name="T4">
国家元首在dniproges领域与国际原子能机构首席执行官会面</text:span>
</text:h>
      <text:p text:style-name="P4">
作者: ['АРМІЯINFORM']</text:p>
      <text:p text:style-name="P4">
时间: 2023-03-27T93:00:00-04:00</text:p>
      <text:p text:style-name="P4">
描述: 乌克兰沃罗迪米尔·泽伦斯基（Volodymyr Zelensky）总统在胆小的康德拉斯科地区胆怯的胆小人……与乌克兰2022年的战争，与乌克兰的最新新闻，今天与乌克兰2022年的新闻战争，乌克兰和俄罗斯之间的战争将是一场战争他们在2022年与乌克兰进行战争</text:p>
      <text:p text:style-name="P4">
图片: ['<text:a xlink:type="simple" xlink:href="https://armyinform.com.ua/wp-content/uploads/2023/03/a764c8f3ebfd1e1bfd2ac0d2c10aae0c_1679926285_extra_large.jpeg" text:style-name="Internet_20_link" text:visited-style-name="Visited_20_Internet_20_Link">
a764c8f3ebfd1e1bfd2ac0d2c10aae0c_1679926285_extra_large.jpeg</text:a>
', '<text:a xlink:type="simple" xlink:href="https://armyinform.com.ua/wp-content/uploads/2023/03/fd1a1fd172f1381eaae869461e848bc4_1679926285_extra_large.jpeg" text:style-name="Internet_20_link" text:visited-style-name="Visited_20_Internet_20_Link">
fd1a1fd172f1381eaae869461e848bc4_1679926285_extra_large.jpeg</text:a>
', '<text:a xlink:type="simple" xlink:href="https://armyinform.com.ua/wp-content/uploads/2023/03/773ce202dfdc0dd2ddfea81a14260977_1679926290_extra_large.jpeg" text:style-name="Internet_20_link" text:visited-style-name="Visited_20_Internet_20_Link">
773ce202dfdc0dd2ddfea81a14260977_1679926290_extra_large.jpeg</text:a>
']</text:p>
      <text:p text:style-name="P4">
标签: ['ВОЛОДИМИР ЗЕЛЕНСЬКИЙ', 'ДНІПРОГЕС', 'ЗАЕС', 'ЗАПОРІЖЖЯ', 'МАГАТЕ', 'РАФАЕЛЬ ГРОССІ']</text:p>
      <text:p text:style-name="P4">
类别: News</text:p>
      <!--METADATA-->
      <text:p text:style-name="P4">
<draw:frame draw:style-name="fr1" draw:name="Image88" text:anchor-type="as-char" svg:width="6.9236in" svg:height="4.617948in" draw:z-index="0">
<draw:image xlink:href="../Images/AРМІЯINFORM/2023-03-27T93-00-00-04-00/a764c8f3ebfd1e1bfd2ac0d2c10aae0c_1679926285_extra_large.jpeg" xlink:type="simple" xlink:show="embed" xlink:actuate="onLoad" draw:mime-type="image/jpeg"/>
</draw:frame>
乌克兰沃罗迪米尔·泽伦斯基(Ukraine Volodymyr Zelensky)总统在他前往Zaporizhzhya地区工作的框架内，会见了首席执行官(艾达)拉斐尔·格罗西(Raphael Grosssey)。 关于它<text:a xlink:type="simple" xlink:href="https://www.president.gov.ua/news/glava-derzhavi-zustrivsya-z-gendirektorom-magate-na-teritori-81853" text:style-name="Internet_20_link" text:visited-style-name="Visited_20_Internet_20_Link">
报告</text:a>
乌克兰总统办公室。</text:p>
      <text:p text:style-name="P4">
会议在DNIEPER水力发电厂的领土上举行(dniproges).Володимир Зеленський і Рафаель Гроссі ознайомилися з наслідками російськихракетних ударів по цьому об’єкту критичної інфраструктури, будівлі таенергетичне обладнання якого зазнали значних руйнувань.</text:p>
      <text:p text:style-name="P4">
Президент України і Генеральний директор МАГАТЕ були поінформовані про заходи,що вживаються для захисту ДніпроГЕС на випадок нових атак російськогоагресора, а також про перебіг аварійно-відновлювальних робіт на об’єкті.</text:p>
      <text:p text:style-name="P4">
<draw:frame draw:style-name="fr1" draw:name="Image89" text:anchor-type="as-char" svg:width="6.9236in" svg:height="4.617948in" draw:z-index="0">
<draw:image xlink:href="../Images/AРМІЯINFORM/2023-03-27T93-00-00-04-00/fd1a1fd172f1381eaae869461e848bc4_1679926285_extra_large.jpeg" xlink:type="simple" xlink:show="embed" xlink:actuate="onLoad" draw:mime-type="image/jpeg"/>
</draw:frame>
对话者详细讨论了Zaporozhye NPP的情况。 国家元首吸引了IAEA总监支持乌克兰核能对象的安全。</text:p>
      <text:p text:style-name="P4">
Volodymyr Zelenskyy强调说：“您在确保乌克兰能源安全方面的作用是非凡的。”</text:p>
      <text:p text:style-name="P4">
国家元首吸引了该机构负责人对持续压力的注意，这是由Zaporozhye核站的工作人员从俄罗斯入侵者那里进行的。 他强调了乌克兰工人从俄罗斯占领部队的暴力认证，以及不遵守纳泽人的安全规则和在车站运作技术过程中的非法干预规则。</text:p>
      <text:p text:style-name="P4">
乌克兰总统强调了确保IAEA代表在暂时占领的Zaporizhhya NPP中不断存在的重要性，并指出这对于保证核安全很重要。</text:p>
      <text:p text:style-name="P4">
<draw:frame draw:style-name="fr1" draw:name="Image90" text:anchor-type="as-char" svg:width="6.9236in" svg:height="4.617948in" draw:z-index="0">
<draw:image xlink:href="../Images/AРМІЯINFORM/2023-03-27T93-00-00-04-00/773ce202dfdc0dd2ddfea81a14260977_1679926290_extra_large.jpeg" xlink:type="simple" xlink:show="embed" xlink:actuate="onLoad" draw:mime-type="image/jpeg"/>
</draw:frame>
Volodymyr Zelensky赞扬Raphael Grosssey的准备就绪，领导了ZPP的专家小组。</text:p>
      <text:p text:style-name="P4">
同时，乌克兰总统宣布了从占领者那里释放该站的首要重要性，并通过预测恢复了对乌克兰方面的完全控制。</text:p>
      <text:p text:style-name="P4">
News Source: <text:a xlink:type="simple" xlink:href="https://armyinform.com.ua/2023/03/27/glava-derzhavy-zustrivsya-z-gendyrektorom-magate-na-terytoriyi-dniproges/" text:style-name="Internet_20_link" text:visited-style-name="Visited_20_Internet_20_Link">
https://armyinform.com.ua/2023/03/27/glava-derzhavy-zustrivsya-z-gendyrektorom-magate-na-terytoriyi-dniproges/</text:a>
</text:p>
      <!--NEWS-->
      <text:h text:style-name="P10" text:outline-level="1">
<text:span text:style-name="T4">
在过去的五天中，俄罗斯人积极使用化学弹药-DMITRASHKIVSKY</text:span>
</text:h>
      <text:p text:style-name="P4">
作者: ['Оксана Іванець']</text:p>
      <text:p text:style-name="P4">
时间: 2023-03-27T94:00:00-04:00</text:p>
      <text:p text:style-name="P4">
描述: 对于Permanu doba Vorog Blizko，袭击乌克兰邮报的袭击使30次袭击了与乌克兰2022年的战争，今天与乌克兰的最新新闻，《与乌克兰的新闻战》 2022年最后一次，乌克兰将在乌克兰之间进行战争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3/photo_5265181532241382494_y.jpg" text:style-name="Internet_20_link" text:visited-style-name="Visited_20_Internet_20_Link">
photo_5265181532241382494_y.jpg</text:a>
']</text:p>
      <text:p text:style-name="P4">
标签: ['ОЛЕКСІЙ ДМИТРАШКІВСЬКИЙ', 'ТАВРІЙСЬКИЙ НАПРЯМОК', 'ХІМІЧНА ЗБРОЯ']</text:p>
      <text:p text:style-name="P4">
类别: News</text:p>
      <!--METADATA-->
      <text:p text:style-name="P4">
<draw:frame draw:style-name="fr1" draw:name="Image91" text:anchor-type="as-char" svg:width="6.9236in" svg:height="4.15993in" draw:z-index="0">
<draw:image xlink:href="../Images/AРМІЯINFORM/2023-03-27T94-00-00-04-00/photo_5265181532241382494_y.jpg" xlink:type="simple" xlink:show="embed" xlink:actuate="onLoad" draw:mime-type="image/jpeg"/>
</draw:frame>
在过去的一天中，敌人试图冲进大约30次乌克兰军队的位置，但没有成功，也没有撤退。 这是在联合新闻(United News)的直接以太新闻中宣布的，该新闻是塔夫里斯卡亚(Tavriyskaya Direction)联合出版社(United Press)的负责人，阿列克谢(Alexei Dmitrashkivsky)上校。</text:p>
      <text:p text:style-name="P4">
发言人还报告说，在过去的五天中，俄罗斯人通过化学弹药积极检查：</text:p>
      <ul>
        <li>
从无人驾驶飞机上，他们用氯吡克扔了爆炸物。 它是从3月23日起选择的。 那天，他们使用了一枚手榴弹，第24枚弹药是两个这样的弹药，今天有六个弹药。</li>
      </ul>
      <text:p text:style-name="P4">
塔夫里伊斯克(Tavriysk Direction)联合新闻界国防军中心负责人指出，用氯匹克蛋白弹药是一种非企业武器，被国际就业禁止。</text:p>
      <text:p text:style-name="P4">
News Source: <text:a xlink:type="simple" xlink:href="https://armyinform.com.ua/2023/03/27/uprodovzh-ostannih-pyaty-dniv-rosiyany-aktyvno-zastosovuyut-himichni-boyeprypasy-dmytrashkivskyj/" text:style-name="Internet_20_link" text:visited-style-name="Visited_20_Internet_20_Link">
https://armyinform.com.ua/2023/03/27/uprodovzh-ostannih-pyaty-dniv-rosiyany-aktyvno-zastosovuyut-himichni-boyeprypasy-dmytrashkivskyj/</text:a>
</text:p>
      <!--NEWS-->
      <text:h text:style-name="P10" text:outline-level="1">
<text:span text:style-name="T4">
在Dnipropetrovsk，Volodymyr Zelenskyy参观了Nikopol区，Nikopol地区正在不断遭受敌人的炮击</text:span>
</text:h>
      <text:p text:style-name="P4">
作者: ['АРМІЯINFORM']</text:p>
      <text:p text:style-name="P4">
时间: 2023-03-27T95:00:00-04:00</text:p>
      <text:p text:style-name="P4">
描述: 乌克兰总统沃迪米尔总裁鲁奇卡（Robochka）的佩德小时...与乌克兰的战争，2022年的战争，与乌克兰与乌克兰的最新消息，今天与乌克兰的新闻，乌克兰2022年最后一次战争，乌克兰和俄罗斯与俄罗斯之间的战争以及与乌克兰战争之间的战争他们说，2022年，是否会在不久的将来与乌克兰进行战争</text:p>
      <text:p text:style-name="P4">
图片: ['<text:a xlink:type="simple" xlink:href="https://armyinform.com.ua/wp-content/uploads/2023/03/3ffe92b913bd1863e86bd21cb03f63ad_1679929281_extra_large.jpeg" text:style-name="Internet_20_link" text:visited-style-name="Visited_20_Internet_20_Link">
3ffe92b913bd1863e86bd21cb03f63ad_1679929281_extra_large.jpeg</text:a>
']</text:p>
      <text:p text:style-name="P4">
标签: ['ВОЛОДИМИР ЗЕЛЕНСЬКИЙ', 'ДНІПРОПЕТРОВЩИНА']</text:p>
      <text:p text:style-name="P4">
类别: News</text:p>
      <!--METADATA-->
      <text:p text:style-name="P4">
<draw:frame draw:style-name="fr1" draw:name="Image92" text:anchor-type="as-char" svg:width="6.9236in" svg:height="4.617948in" draw:z-index="0">
<draw:image xlink:href="../Images/AРМІЯINFORM/2023-03-27T95-00-00-04-00/3ffe92b913bd1863e86bd21cb03f63ad_1679929281_extra_large.jpeg" xlink:type="simple" xlink:show="embed" xlink:actuate="onLoad" draw:mime-type="image/jpeg"/>
</draw:frame>
乌克兰弗拉基米尔·泽伦斯基(Ukraine Vladimir Zelensky)的总裁在前往Dnipropetrovsk地区的工作旅行中，访问了尼科波尔市，尼科波尔(Nikopol)不断解雇俄罗斯入侵者。 关于它<text:a xlink:type="simple" xlink:href="https://www.president.gov.ua/news/na-dnipropetrovshini-volodimir-zelenskij-vidvidav-nikopolski-81857" text:style-name="Internet_20_link" text:visited-style-name="Visited_20_Internet_20_Link">
报告</text:a>
乌克兰办公室主席。</text:p>
      <text:p text:style-name="P4">
国家元首熟悉尼科波尔区的局势，敌人对尼科波尔，锰和该地区其他定居点的恐怖袭击的后果。</text:p>
      <text:p text:style-name="P4">
Volodymyr Zelensky告知了平民基础设施损害赔偿的过程，并加强了他们对可能的新Dachas的保护。</text:p>
      <text:p text:style-name="P4">
总统报告说，该地区的近5,000座建筑物已被摧毁，包括医疗和教育机构。</text:p>
      <text:p text:style-name="P4">
为受害者提供了必要的帮助。</text:p>
      <text:p text:style-name="P4">
指出了区域军事管理与地方政府的有效互动，执法机构有效工作。</text:p>
      <text:p text:style-name="P4">
News Source: <text:a xlink:type="simple" xlink:href="https://armyinform.com.ua/2023/03/27/na-dnipropetrovshhyni-volodymyr-zelenskyj-vidvidav-nikopolskyj-rajon-yakyj-postijno-zaznaye-vorozhyh-obstriliv/" text:style-name="Internet_20_link" text:visited-style-name="Visited_20_Internet_20_Link">
https://armyinform.com.ua/2023/03/27/na-dnipropetrovshhyni-volodymyr-zelenskyj-vidvidav-nikopolskyj-rajon-yakyj-postijno-zaznaye-vorozhyh-obstriliv/</text:a>
</text:p>
      <!--NEWS-->
      <text:h text:style-name="P10" text:outline-level="1">
<text:span text:style-name="T4">
在Avdiivka的方向上 - 俄罗斯联邦两个旅的Marinka遭受了巨大的损失</text:span>
</text:h>
      <text:p text:style-name="P4">
作者: ['Оксана Іванець']</text:p>
      <text:p text:style-name="P4">
时间: 2023-03-27T96:00:00-04:00</text:p>
      <text:p text:style-name="P4">
描述: 关于直接Teremarathon“єIiniNews”的PID小时，Obnaya Talemaraphon的负责人...与乌克兰2022年的战争，与乌克兰的战争是今天的最新新闻，今天是与乌克兰2022年的新闻战争，今天将会有今天的新闻乌克兰与俄罗斯之间的战争，以及何时，何时，何时，何时，何时，何时，何时，与乌克兰在2022年的战争将在不久的将来与乌克兰发生战争，与乌克兰的战争，乌克兰的战争，乌克兰的新闻今天，乌克兰新闻在乌克兰媒体的俄罗斯人</text:p>
      <text:p text:style-name="P4">
图片: ['<text:a xlink:type="simple" xlink:href="https://armyinform.com.ua/wp-content/uploads/2023/03/dmytrashkivskyj.jpg" text:style-name="Internet_20_link" text:visited-style-name="Visited_20_Internet_20_Link">
dmytrashkivskyj.jpg</text:a>
']</text:p>
      <text:p text:style-name="P4">
标签: ['АВДІЇВКА', 'ВТРАТИ ПРОТИВНИКА', 'МАР’ЇНКА', 'ОЛЕКСІЙ ДМИТРАШКІВСЬКИЙ']</text:p>
      <text:p text:style-name="P4">
类别: News</text:p>
      <!--METADATA-->
      <text:p text:style-name="P4">
<draw:frame draw:style-name="fr1" draw:name="Image93" text:anchor-type="as-char" svg:width="6.9236in" svg:height="3.940682in" draw:z-index="0">
<draw:image xlink:href="../Images/AРМІЯINFORM/2023-03-27T96-00-00-04-00/dmytrashkivskyj.jpg" xlink:type="simple" xlink:show="embed" xlink:actuate="onLoad" draw:mime-type="image/jpeg"/>
</draw:frame>
Alexeydmitrashkivsky上校在Teleterna“ Unified News”的直接方面报告了这一点。</text:p>
      <ul>
        <li>
目前，种族主义者有撤回这两个联系的问题(第200台独立的摩托车和第72步枪)德米特拉什基夫斯基说，在战斗行动的区域中。</li>
      </ul>
      <text:p text:style-name="P4">
他还指出，尽管损失损失，但敌人继续在Avdiivka的领导下抛弃权力和技术：</text:p>
      <ul>
        <li>
他们的SO恢复直接发生在战es中。 因此，他们引入了第98空降师的两个底盘单元的备用坦克单元，并补充了俄罗斯步兵的第155架桥梁。 但是，由于附属单位的人员不是海军陆战队的步兵，因此敌人没有Taver的协调。</li>
      </ul>
      <text:p text:style-name="P4">
News Source: <text:a xlink:type="simple" xlink:href="https://armyinform.com.ua/2023/03/27/na-napryamku-avdiyivka-maryinka-dvi-brygady-rf-zaznaly-velykyh-vtrat/" text:style-name="Internet_20_link" text:visited-style-name="Visited_20_Internet_20_Link">
https://armyinform.com.ua/2023/03/27/na-napryamku-avdiyivka-maryinka-dvi-brygady-rf-zaznaly-velykyh-vtrat/</text:a>
</text:p>
      <!--NEWS-->
      <text:h text:style-name="P10" text:outline-level="1">
<text:span text:style-name="T4">
他举行了一次出口率的会议 - 在乌克兰中心战略城市DNIEPER中 -  Volodymyr Zelenskyy</text:span>
</text:h>
      <text:p text:style-name="P4">
作者: ['АРМІЯINFORM']</text:p>
      <text:p text:style-name="P4">
时间: 2023-03-27T97:00:00-04:00</text:p>
      <text:p text:style-name="P4">
描述: 我很健康，乌克兰人！ Puppy Vydannnya Stavka-在Viyzd之前，...与乌克兰2022年的战争，与乌克兰与乌克兰的最新新闻，今天与乌克兰的新闻战争，今天与乌克兰的新闻战争，乌克兰和俄罗斯之间的战争将在乌克兰和乌克兰之间发动战争他们说，或者2022年，他们是否会在不久的将来与乌克兰进行战争</text:p>
      <text:p text:style-name="P4">
图片: ['<text:a xlink:type="simple" xlink:href="https://armyinform.com.ua/wp-content/uploads/2023/03/510cb4b37037aaa7ddbf2ae24c789bf4_1679944678_extra_large.jpeg" text:style-name="Internet_20_link" text:visited-style-name="Visited_20_Internet_20_Link">
510cb4b37037aaa7ddbf2ae24c789bf4_1679944678_extra_large.jpeg</text:a>
']</text:p>
      <text:p text:style-name="P4">
标签: ['ВІДЕОЗВЕРНЕННЯ', 'ВОЛОДИМИР ЗЕЛЕНСЬКИЙ', 'СТАВКА ВЕРХОВНОГО ГОЛОВНОКОМАНДУВАЧА']</text:p>
      <text:p text:style-name="P4">
类别: News</text:p>
      <!--METADATA-->
      <text:p text:style-name="P4">
<draw:frame draw:style-name="fr1" draw:name="Image94" text:anchor-type="as-char" svg:width="6.9236in" svg:height="4.439024in" draw:z-index="0">
<draw:image xlink:href="../Images/AРМІЯINFORM/2023-03-27T97-00-00-04-00/510cb4b37037aaa7ddbf2ae24c789bf4_1679944678_extra_large.jpeg" xlink:type="simple" xlink:show="embed" xlink:actuate="onLoad" draw:mime-type="image/jpeg"/>
</draw:frame>
<text:span text:style-name="T4">
 <text:span text:style-name="T5">
我希望健康，亲爱的乌克兰人!</text:span>
 </text:span>
</text:p>
      <text:p text:style-name="P4">
他只是在开会上度过了会议 - 第一次出发时，在DNIEPER中。 正是在这里，我们国家的城市城市访问了曼尼加尼斯和尼科波尔(Nikopol)，Zaporozhye，这是我们士兵在Zaporozhye地区的领先地位。</text:p>
      <text:p text:style-name="P4">
操作方向报告了实际情况。 塔尔纳夫斯基将军 - 一般 - 他们个人。 那些以最热的方向为纳多奇纳辩护的人。 还有关于指挥官的在线报道，该报告覆盖了南部和北部。 头部和其他人的报告。</text:p>
      <text:p text:style-name="P4">
顺便说一句，我要感谢我们情报的士兵今天的强大工作。 一如既往的高度。 做的好各位!</text:p>
      <text:p text:style-name="P4">
他们讨论了额叶区域的一般状况，从赫尔森地区到哈尔基夫地区的整个前部长度的防御和保护。</text:p>
      <text:p text:style-name="P4">
每个指挥官都知道，敌人必须对我们的地点和村庄，对我们的人民负责。 对于斯洛维亚斯克来说，对于康斯坦替诺夫卡和德鲁兹基夫卡来说，对于乌克兰人的所有痛苦，不仅是在全面战争中，而且在第14年，也为乌克兰人的所有痛苦而言。</text:p>
      <text:p text:style-name="P4">
DNIEPER一直是我们的堡垒已有九年多了，并且一直在支持战斗机的前线。 从大家14岁开始，我们的士兵在受伤后挽救了健康。 DNIEPER将志愿者的工作集中在第14年的第一个侵略性逃脱。</text:p>
      <text:p text:style-name="P4">
我感谢您，Dnipro，感谢这里的所有人和城市中的每个人，他们帮助乌克兰站立，坚定地站立并击败占领者。</text:p>
      <text:p text:style-name="P4">
今天，在Zaporizhzhya，俄罗斯火箭弹在城市的住宅建筑中受到了轰动。 普通房屋...不幸的是，部分被烧毁。</text:p>
      <text:p text:style-name="P4">
数十人受到这一疯狂的俄罗斯打击伤害。 恐怖分子准确地指导了火箭。 滑动的“龙卷风”。 在房屋上。37人受伤，两人丧生。 我向那些失去亲戚的人表示慰问……</text:p>
      <text:p text:style-name="P4">
超过400人寻求帮助。</text:p>
      <text:p text:style-name="P4">
当然，俄罗斯将对这一打击负责。 为此，我们将与国际正义合作，动员世界为俄罗斯的侵略创建SP规格。 所有这些都是。 判决将是恐怖分子。</text:p>
      <text:p text:style-name="P4">
当然，我们帮助那些失去了家园和类似打击的人。地方当局和合作伙伴有一种资源，以便为人们提供优先的帮助。 我感谢所有迅速且没有不必要的官僚机构实施相关计划的人。今天，我在医院访问了我们的战斗机，他们正在恢复那里。 我感谢每位医生，每个护士，所有帮助拯救战士的志愿者。</text:p>
      <text:p text:style-name="P4">
他会见了领导人拉斐尔·格罗斯西(Raphael Grosssey)。 主题很明确：安全能源，我们的核电站。 首先，Zaporizhhya NPP，Rosias用于世界上的辐射敲诈。 没有其他恐怖分子在他的愤世嫉俗中经历过这种深度，在这种深处，俄罗斯一直在寻找新的底层。</text:p>
      <text:p text:style-name="P4">
将人质保存一年多是欧洲和世界原子能史上发生的最糟糕的事情。 我感谢我们的合作伙伴，感谢格罗西(Grossi)了解这一点，并感谢乌克兰在相关事项上的支持。</text:p>
      <text:p text:style-name="P4">
还有一个。</text:p>
      <text:p text:style-name="P4">
我们已经为本周将要举行的重要国际活动做准备，并关注贝登和美国总统。 民主峰会。乌克兰将参加。 我们支持自由的立场将始终坚定地听起来。</text:p>
      <text:p text:style-name="P4">
感谢所有帮助我们国家保护自由的人!</text:p>
      <text:p text:style-name="P4">
荣耀所有为乌克兰而战的人!</text:p>
      <text:p text:style-name="P4">
我感谢我们在Zaporozhye的所有人，位于Dniep​​er的Nikopol的锰，在俄罗斯想要摧毁这么多，谁坚定地站立的所有地点!</text:p>
      <text:p text:style-name="P4">
<text:span text:style-name="T4">
 <text:span text:style-name="T5">
我们将赢得胜利。</text:span>
</text:span>
</text:p>
      <text:p text:style-name="P4">
<text:span text:style-name="T4">
 <text:span text:style-name="T5">
荣耀与乌克兰!</text:span>
 </text:span>
</text:p>
      <text:p text:style-name="P4">
<text:span text:style-name="T4">
资料来源：</text:span>
 <text:a xlink:type="simple" xlink:href="https://www.president.gov.ua/news/proviv-zasidannya-stavki-na-viyizdi-u-dnipri-strategichnomu-81861" text:style-name="Internet_20_link" text:visited-style-name="Visited_20_Internet_20_Link">
总统办公室</text:a>
</text:p>
      <text:p text:style-name="P4">
News Source: <text:a xlink:type="simple" xlink:href="https://armyinform.com.ua/2023/03/27/proviv-zasidannya-stavky-na-vyyizdi-u-dnipri-strategichnomu-misti-czentru-ukrayiny-volodymyr-zelenskyj/" text:style-name="Internet_20_link" text:visited-style-name="Visited_20_Internet_20_Link">
https://armyinform.com.ua/2023/03/27/proviv-zasidannya-stavky-na-vyyizdi-u-dnipri-strategichnomu-misti-czentru-ukrayiny-volodymyr-zelenskyj/</text:a>
</text:p>
      <!--NEWS-->
      <text:h text:style-name="P10" text:outline-level="1">
<text:span text:style-name="T4">
敌人在切尼希夫和苏米地区的五个定居点开火</text:span>
</text:h>
      <text:p text:style-name="P4">
作者: ['АРМІЯINFORM']</text:p>
      <text:p text:style-name="P4">
时间: 2023-03-27T98:00:00-04:00</text:p>
      <text:p text:style-name="P4">
描述: Sogodnis，27岁的桦木，20:00的村庄被Rosiyki Viski陷入了6磅...与乌克兰2022年的战争，与乌克兰的最新新闻，今天与乌克兰的新闻战争，今天与乌克兰2022年的新闻战争，乌克兰和乌克兰之间的战争会发生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2/12/630_360_1652906572-170.jpg" text:style-name="Internet_20_link" text:visited-style-name="Visited_20_Internet_20_Link">
630_360_1652906572-170.jpg</text:a>
']</text:p>
      <text:p text:style-name="P4">
标签: ['ВОРОЖІ ОБСТРІЛИ', 'ОК «ПІВНІЧ»', 'СУМЩИНА', 'ЧЕРНІГІВЩИНА']</text:p>
      <text:p text:style-name="P4">
类别: News</text:p>
      <!--METADATA-->
      <text:p text:style-name="P4">
<draw:frame draw:style-name="fr1" draw:name="Image95" text:anchor-type="as-char" svg:width="6.9236in" svg:height="3.956343in" draw:z-index="0">
<draw:image xlink:href="../Images/AРМІЯINFORM/2023-03-27T98-00-00-04-00/630_360_1652906572-170.jpg" xlink:type="simple" xlink:show="embed" xlink:actuate="onLoad" draw:mime-type="image/jpeg"/>
</draw:frame>
说明性照片</text:p>
      <text:p text:style-name="P4">
今天，3月27日，截至20：00，记录了Chernihiv和Sumy地区俄罗斯边界的6个炮击。</text:p>
      <text:p text:style-name="P4">
关于它<text:a xlink:type="simple" xlink:href="https://www.facebook.com/kommander.nord/posts/pfbid0LdRPGtLYEvsEKmNrwt8LhaxmkFDoyKHtqJLP8QsvV59qJ1W344i8FKVupJdxjavol" text:style-name="Internet_20_link" text:visited-style-name="Visited_20_Internet_20_Link">
报告</text:a>
操作命令“北”。</text:p>
      <text:p text:style-name="P4">
从12:50到12:55，有2个教区，大概是来自Zorya人造丝的120毫米迫击炮。</text:p>
      <text:p text:style-name="P4">
在13:40，在定居点地区有2次旅行，可能是来自Purpu的旅行。</text:p>
      <text:p text:style-name="P4">
从13:15到13:45记录了14个教区，大概是在人造丝被填充的Baranivka的120毫米的迫击炮中。 结果，干草被烧毁，消除了大火。</text:p>
      <text:p text:style-name="P4">
从15:25到15:35，有9个教区，可能来自Romashkovo定居点地区的桶炮兵。</text:p>
      <text:p text:style-name="P4">
从16:02到16:05，有7个教区，可能是从萨族到居住的声明的地区。</text:p>
      <text:p text:style-name="P4">
没有关于当地群体损失或对平民基础设施损失的信息。</text:p>
      <text:p text:style-name="P4">
大约17:48大约在沙利吉恩(Shaligine)地区有8个教区，可能是一架炮弹。 两个私人房屋损坏了。</text:p>
      <text:p text:style-name="P4">
News Source: <text:a xlink:type="simple" xlink:href="https://armyinform.com.ua/2023/03/27/vorog-obstrilyav-pyat-naselenyh-punktiv-chernigivshhyny-ta-sumshhyny/" text:style-name="Internet_20_link" text:visited-style-name="Visited_20_Internet_20_Link">
https://armyinform.com.ua/2023/03/27/vorog-obstrilyav-pyat-naselenyh-punktiv-chernigivshhyny-ta-sumshhyny/</text:a>
</text:p>
      <!--NEWS-->
      <text:h text:style-name="P10" text:outline-level="1">
<text:span text:style-name="T4">
短的。 战争。 第397天</text:span>
</text:h>
      <text:p text:style-name="P4">
作者: ['АРМІЯINFORM']</text:p>
      <text:p text:style-name="P4">
时间: 2023-03-27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ВІДЕОДАЙДЖЕСТ', 'ВТОРГНЕННЯ РФ', 'ГШ ЗСУ']</text:p>
      <text:p text:style-name="P4">
类别: News</text:p>
      <!--METADATA-->
      <text:p text:style-name="P4">
News Source: <text:a xlink:type="simple" xlink:href="https://armyinform.com.ua/2023/03/27/korotko-vijna-den-397-videodajdzhest/" text:style-name="Internet_20_link" text:visited-style-name="Visited_20_Internet_20_Link">
https://armyinform.com.ua/2023/03/27/korotko-vijna-den-397-videodajdzhest/</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